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NewRomanPSMT1" svg:font-family="TimesNewRomanPSMT"/>
    <style:font-face style:name="Times-Roman" svg:font-family="Times-Roman" style:font-family-generic="roman"/>
    <style:font-face style:name="TimesNewRomanPSMT" svg:font-family="TimesNewRomanPSMT" style:font-family-generic="roman"/>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text-align="center" style:justify-single-word="false"/>
      <style:text-properties style:font-name="Liberation Serif" fo:font-size="30pt" fo:font-weight="normal" officeooo:rsid="0008b9d1" officeooo:paragraph-rsid="000dab3d" style:font-size-asian="30pt" style:font-weight-asian="normal" style:font-size-complex="30pt" style:font-weight-complex="normal"/>
    </style:style>
    <style:style style:name="P2" style:family="paragraph" style:parent-style-name="No_20_Spacing">
      <style:text-properties style:font-name="Liberation Serif" officeooo:paragraph-rsid="000dab3d"/>
    </style:style>
    <style:style style:name="P3" style:family="paragraph" style:parent-style-name="No_20_Spacing">
      <style:text-properties style:font-name="Liberation Serif" officeooo:paragraph-rsid="000dab3d" style:language-asian="pt" style:country-asian="BR"/>
    </style:style>
    <style:style style:name="P4" style:family="paragraph" style:parent-style-name="No_20_Spacing">
      <style:paragraph-properties fo:margin-left="0.4917in" fo:margin-right="0in" fo:text-indent="0in" style:auto-text-indent="false"/>
      <style:text-properties officeooo:paragraph-rsid="000dab3d"/>
    </style:style>
    <style:style style:name="P5" style:family="paragraph" style:parent-style-name="No_20_Spacing">
      <style:paragraph-properties fo:margin-left="0.4917in" fo:margin-right="0in" fo:text-indent="0in" style:auto-text-indent="false"/>
      <style:text-properties style:font-name="Liberation Serif" officeooo:paragraph-rsid="000dab3d" style:font-name-complex="Arial2" style:font-size-complex="12pt"/>
    </style:style>
    <style:style style:name="P6" style:family="paragraph" style:parent-style-name="No_20_Spacing">
      <style:paragraph-properties fo:margin-left="0.4917in" fo:margin-right="0in" fo:text-indent="0in" style:auto-text-indent="false"/>
      <style:text-properties style:font-name="Liberation Serif" officeooo:paragraph-rsid="000dab3d" style:language-asian="pt" style:country-asian="BR" style:font-name-complex="Arial2" style:font-size-complex="12pt"/>
    </style:style>
    <style:style style:name="P7" style:family="paragraph" style:parent-style-name="Standard">
      <style:text-properties officeooo:rsid="000fbff9" officeooo:paragraph-rsid="000f30d0"/>
    </style:style>
    <style:style style:name="P8" style:family="paragraph" style:parent-style-name="Standard">
      <style:text-properties officeooo:rsid="0004fbc4" officeooo:paragraph-rsid="000f30d0"/>
    </style:style>
    <style:style style:name="P9" style:family="paragraph" style:parent-style-name="Standard">
      <style:text-properties officeooo:rsid="0007c95d" officeooo:paragraph-rsid="000f30d0"/>
    </style:style>
    <style:style style:name="P10" style:family="paragraph" style:parent-style-name="Standard">
      <style:text-properties fo:font-weight="bold" officeooo:rsid="0012d009" officeooo:paragraph-rsid="000f30d0" style:font-weight-asian="bold" style:font-weight-complex="bold"/>
    </style:style>
    <style:style style:name="P11" style:family="paragraph" style:parent-style-name="Standard">
      <style:text-properties fo:font-weight="bold" officeooo:rsid="000547d9" officeooo:paragraph-rsid="000f30d0" style:font-weight-asian="bold" style:font-weight-complex="bold"/>
    </style:style>
    <style:style style:name="P12" style:family="paragraph" style:parent-style-name="Standard">
      <style:text-properties fo:font-weight="bold" officeooo:rsid="00099dea" officeooo:paragraph-rsid="000f30d0" style:font-weight-asian="bold" style:font-weight-complex="bold"/>
    </style:style>
    <style:style style:name="P13" style:family="paragraph" style:parent-style-name="Standard">
      <style:text-properties fo:font-weight="normal" officeooo:rsid="000fbff9" officeooo:paragraph-rsid="000f30d0" style:font-weight-asian="normal" style:font-weight-complex="normal"/>
    </style:style>
    <style:style style:name="P14" style:family="paragraph" style:parent-style-name="Standard">
      <style:text-properties fo:font-weight="normal" officeooo:rsid="000de735" officeooo:paragraph-rsid="000f30d0" style:font-weight-asian="normal" style:font-weight-complex="normal"/>
    </style:style>
    <style:style style:name="P15" style:family="paragraph" style:parent-style-name="Standard">
      <style:text-properties officeooo:rsid="000547d9" officeooo:paragraph-rsid="000f30d0"/>
    </style:style>
    <style:style style:name="P16" style:family="paragraph" style:parent-style-name="Standard">
      <style:text-properties style:font-name="Liberation Serif"/>
    </style:style>
    <style:style style:name="P17" style:family="paragraph" style:parent-style-name="Standard">
      <style:paragraph-properties fo:text-align="center" style:justify-single-word="false"/>
      <style:text-properties style:font-name="Liberation Serif" fo:font-size="40pt" fo:font-weight="normal" officeooo:rsid="000b200e" officeooo:paragraph-rsid="000b200e" style:font-size-asian="40pt" style:font-weight-asian="normal" style:font-size-complex="40pt" style:font-weight-complex="normal"/>
    </style:style>
    <style:style style:name="P18" style:family="paragraph" style:parent-style-name="Standard">
      <style:paragraph-properties fo:text-align="center" style:justify-single-word="false"/>
      <style:text-properties style:font-name="Liberation Serif" fo:font-size="40pt" fo:font-weight="bold" officeooo:rsid="000a4533" officeooo:paragraph-rsid="000a4533" style:font-size-asian="40pt" style:font-weight-asian="bold" style:font-size-complex="40pt" style:font-weight-complex="bold"/>
    </style:style>
    <style:style style:name="P19" style:family="paragraph" style:parent-style-name="Standard">
      <style:text-properties style:font-name="Liberation Serif" fo:font-size="40pt" fo:font-weight="bold" officeooo:rsid="000a6b80" officeooo:paragraph-rsid="000a6b80" style:font-size-asian="40pt" style:font-weight-asian="bold" style:font-size-complex="40pt" style:font-weight-complex="bold"/>
    </style:style>
    <style:style style:name="P20" style:family="paragraph" style:parent-style-name="Standard">
      <style:text-properties style:font-name="Liberation Serif" fo:font-size="12pt" fo:font-weight="normal" officeooo:rsid="0004fbc4" officeooo:paragraph-rsid="000a6b80" style:font-size-asian="10.5pt" style:font-weight-asian="normal" style:font-size-complex="12pt" style:font-weight-complex="normal"/>
    </style:style>
    <style:style style:name="P21" style:family="paragraph" style:parent-style-name="Standard">
      <style:text-properties style:font-name="Liberation Serif" fo:font-size="12pt" fo:font-weight="normal" officeooo:rsid="0010c863" officeooo:paragraph-rsid="000a6b80" style:font-size-asian="10.5pt" style:font-weight-asian="normal" style:font-size-complex="12pt" style:font-weight-complex="normal"/>
    </style:style>
    <style:style style:name="P22" style:family="paragraph" style:parent-style-name="Standard">
      <style:text-properties style:font-name="Liberation Serif" fo:font-size="12pt" fo:font-weight="normal" officeooo:rsid="00136339" officeooo:paragraph-rsid="000a6b80" style:font-size-asian="10.5pt" style:font-weight-asian="normal" style:font-size-complex="12pt" style:font-weight-complex="normal"/>
    </style:style>
    <style:style style:name="P23" style:family="paragraph" style:parent-style-name="Standard">
      <style:text-properties style:font-name="Liberation Serif" fo:font-size="12pt" fo:font-weight="normal" officeooo:rsid="001503a8" officeooo:paragraph-rsid="000a6b80"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rsid="00193606" officeooo:paragraph-rsid="000a6b80"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19e4fd" officeooo:paragraph-rsid="000a6b80"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size="12pt" fo:font-weight="normal" officeooo:rsid="000547d9" officeooo:paragraph-rsid="000aadf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font-weight="normal" officeooo:rsid="0010b09f" officeooo:paragraph-rsid="000aadf8" style:font-size-asian="10.5pt" style:font-weight-asian="normal" style:font-size-complex="12pt" style:font-weight-complex="normal"/>
    </style:style>
    <style:style style:name="P28" style:family="paragraph" style:parent-style-name="Standard">
      <style:text-properties style:font-name="Liberation Serif" fo:font-size="12pt" fo:font-weight="normal" officeooo:rsid="0010b09f" officeooo:paragraph-rsid="000b200e" style:font-size-asian="10.5pt" style:font-weight-asian="normal" style:font-size-complex="12pt" style:font-weight-complex="normal"/>
    </style:style>
    <style:style style:name="P29" style:family="paragraph" style:parent-style-name="Standard">
      <style:text-properties style:font-name="Liberation Serif" fo:font-size="12pt" officeooo:paragraph-rsid="000aadf8" style:font-size-asian="12pt" style:font-size-complex="12pt"/>
    </style:style>
    <style:style style:name="P30" style:family="paragraph" style:parent-style-name="Standard">
      <style:text-properties style:font-name="Liberation Serif" fo:font-weight="bold" officeooo:rsid="0004fbc4" officeooo:paragraph-rsid="000a4533" style:font-weight-asian="bold" style:font-weight-complex="bold"/>
    </style:style>
    <style:style style:name="P31" style:family="paragraph" style:parent-style-name="Standard">
      <style:text-properties style:font-name="Liberation Serif" fo:font-weight="bold" officeooo:rsid="0007c95d" officeooo:paragraph-rsid="000a4533" style:font-weight-asian="bold" style:font-weight-complex="bold"/>
    </style:style>
    <style:style style:name="P32" style:family="paragraph" style:parent-style-name="Standard">
      <style:text-properties style:font-name="Liberation Serif" fo:font-weight="bold" officeooo:rsid="0012d009" officeooo:paragraph-rsid="000a4533" style:font-weight-asian="bold" style:font-weight-complex="bold"/>
    </style:style>
    <style:style style:name="P33" style:family="paragraph" style:parent-style-name="Standard">
      <style:text-properties style:font-name="Liberation Serif" fo:font-weight="bold" officeooo:rsid="0012d009" officeooo:paragraph-rsid="000aadf8" style:font-weight-asian="bold" style:font-weight-complex="bold"/>
    </style:style>
    <style:style style:name="P34" style:family="paragraph" style:parent-style-name="Standard">
      <style:text-properties style:font-name="Liberation Serif" fo:font-weight="bold" officeooo:rsid="000547d9" officeooo:paragraph-rsid="000a4533" style:font-weight-asian="bold" style:font-weight-complex="bold"/>
    </style:style>
    <style:style style:name="P35" style:family="paragraph" style:parent-style-name="Standard">
      <style:text-properties style:font-name="Liberation Serif" fo:font-weight="bold" officeooo:rsid="000547d9" officeooo:paragraph-rsid="000aadf8" style:font-weight-asian="bold" style:font-weight-complex="bold"/>
    </style:style>
    <style:style style:name="P36" style:family="paragraph" style:parent-style-name="Standard">
      <style:text-properties style:font-name="Liberation Serif" fo:font-weight="bold" officeooo:rsid="000ff88f" officeooo:paragraph-rsid="000a4533" style:font-weight-asian="bold" style:font-weight-complex="bold"/>
    </style:style>
    <style:style style:name="P37" style:family="paragraph" style:parent-style-name="Standard">
      <style:text-properties style:font-name="Liberation Serif" fo:font-weight="bold" officeooo:rsid="00099dea" officeooo:paragraph-rsid="000a4533" style:font-weight-asian="bold" style:font-weight-complex="bold"/>
    </style:style>
    <style:style style:name="P38" style:family="paragraph" style:parent-style-name="Standard">
      <style:text-properties style:font-name="Liberation Serif" fo:font-weight="bold" officeooo:rsid="00099dea" officeooo:paragraph-rsid="000aadf8" style:font-weight-asian="bold" style:font-weight-complex="bold"/>
    </style:style>
    <style:style style:name="P39" style:family="paragraph" style:parent-style-name="Standard">
      <style:text-properties style:font-name="Liberation Serif" fo:font-weight="bold" officeooo:rsid="00140238" officeooo:paragraph-rsid="000a4533" style:font-weight-asian="bold" style:font-weight-complex="bold"/>
    </style:style>
    <style:style style:name="P40" style:family="paragraph" style:parent-style-name="Standard">
      <style:text-properties style:font-name="Liberation Serif" fo:font-weight="bold" officeooo:rsid="0006abc9" officeooo:paragraph-rsid="000a4533" style:font-weight-asian="bold" style:font-weight-complex="bold"/>
    </style:style>
    <style:style style:name="P41" style:family="paragraph" style:parent-style-name="Standard">
      <style:text-properties style:font-name="Liberation Serif" fo:font-weight="bold" officeooo:rsid="0006c109" officeooo:paragraph-rsid="000a4533" style:font-weight-asian="bold" style:font-weight-complex="bold"/>
    </style:style>
    <style:style style:name="P42" style:family="paragraph" style:parent-style-name="Standard">
      <style:text-properties style:font-name="Liberation Serif" fo:font-weight="bold" officeooo:rsid="000fbff9" officeooo:paragraph-rsid="000a4533" style:font-weight-asian="bold" style:font-weight-complex="bold"/>
    </style:style>
    <style:style style:name="P43" style:family="paragraph" style:parent-style-name="Standard">
      <style:text-properties style:font-name="Liberation Serif" fo:font-weight="bold" officeooo:rsid="00155bc0" officeooo:paragraph-rsid="000a4533" style:font-weight-asian="bold" style:font-weight-complex="bold"/>
    </style:style>
    <style:style style:name="P44" style:family="paragraph" style:parent-style-name="Standard">
      <style:text-properties style:font-name="Liberation Serif" fo:font-weight="bold" officeooo:rsid="0018925b" officeooo:paragraph-rsid="000a4533" style:font-weight-asian="bold" style:font-weight-complex="bold"/>
    </style:style>
    <style:style style:name="P45" style:family="paragraph" style:parent-style-name="Standard">
      <style:text-properties style:font-name="Liberation Serif" fo:font-weight="bold" officeooo:rsid="001d8acf" officeooo:paragraph-rsid="000a4533" style:font-weight-asian="bold" style:font-weight-complex="bold"/>
    </style:style>
    <style:style style:name="P46" style:family="paragraph" style:parent-style-name="Standard">
      <style:text-properties style:font-name="Liberation Serif" fo:font-weight="bold" officeooo:rsid="0010ad1c" officeooo:paragraph-rsid="000a4533" style:font-weight-asian="bold" style:font-weight-complex="bold"/>
    </style:style>
    <style:style style:name="P47" style:family="paragraph" style:parent-style-name="Standard">
      <style:text-properties style:font-name="Liberation Serif" fo:font-weight="bold" officeooo:rsid="0015d72d" officeooo:paragraph-rsid="000a4533" style:font-weight-asian="bold" style:font-weight-complex="bold"/>
    </style:style>
    <style:style style:name="P48" style:family="paragraph" style:parent-style-name="Standard">
      <style:text-properties style:font-name="Liberation Serif" fo:font-weight="bold" officeooo:rsid="00179938" officeooo:paragraph-rsid="000a4533" style:font-weight-asian="bold" style:font-weight-complex="bold"/>
    </style:style>
    <style:style style:name="P49" style:family="paragraph" style:parent-style-name="Standard">
      <style:text-properties style:font-name="Liberation Serif" fo:font-weight="bold" officeooo:rsid="0014d133" officeooo:paragraph-rsid="000a4533" style:font-weight-asian="bold" style:font-weight-complex="bold"/>
    </style:style>
    <style:style style:name="P50" style:family="paragraph" style:parent-style-name="Standard">
      <style:text-properties style:font-name="Liberation Serif" fo:font-weight="bold" officeooo:rsid="00109e8b" officeooo:paragraph-rsid="000a4533" style:font-weight-asian="bold" style:font-weight-complex="bold"/>
    </style:style>
    <style:style style:name="P51" style:family="paragraph" style:parent-style-name="Standard">
      <style:text-properties style:font-name="Liberation Serif" fo:font-weight="bold" officeooo:rsid="0010c863" officeooo:paragraph-rsid="000a6b80" style:font-weight-asian="bold" style:font-weight-complex="bold"/>
    </style:style>
    <style:style style:name="P52" style:family="paragraph" style:parent-style-name="Standard">
      <style:text-properties style:font-name="Liberation Serif" fo:font-weight="bold" officeooo:rsid="00127dd6" officeooo:paragraph-rsid="000a6b80" style:font-weight-asian="bold" style:font-weight-complex="bold"/>
    </style:style>
    <style:style style:name="P53" style:family="paragraph" style:parent-style-name="Standard">
      <style:text-properties style:font-name="Liberation Serif" fo:font-weight="bold" officeooo:rsid="0016fe42" officeooo:paragraph-rsid="000a6b80" style:font-weight-asian="bold" style:font-weight-complex="bold"/>
    </style:style>
    <style:style style:name="P54" style:family="paragraph" style:parent-style-name="Standard">
      <style:text-properties style:font-name="Liberation Serif" fo:font-weight="bold" officeooo:rsid="0019e4fd" officeooo:paragraph-rsid="000a6b80" style:font-weight-asian="bold" style:font-weight-complex="bold"/>
    </style:style>
    <style:style style:name="P55" style:family="paragraph" style:parent-style-name="Standard">
      <style:text-properties style:font-name="Liberation Serif" fo:font-weight="bold" officeooo:rsid="001b342b" officeooo:paragraph-rsid="000a6b80" style:font-weight-asian="bold" style:font-weight-complex="bold"/>
    </style:style>
    <style:style style:name="P56" style:family="paragraph" style:parent-style-name="Standard">
      <style:text-properties style:font-name="Liberation Serif" fo:font-weight="bold" officeooo:rsid="000e0ef0" officeooo:paragraph-rsid="000aadf8" style:font-weight-asian="bold" style:font-weight-complex="bold"/>
    </style:style>
    <style:style style:name="P57" style:family="paragraph" style:parent-style-name="Standard">
      <style:text-properties style:font-name="Liberation Serif" fo:font-weight="bold" officeooo:rsid="000d1af8" officeooo:paragraph-rsid="000b200e" style:font-weight-asian="bold" style:font-weight-complex="bold"/>
    </style:style>
    <style:style style:name="P58" style:family="paragraph" style:parent-style-name="Standard">
      <style:text-properties style:font-name="Liberation Serif" fo:font-weight="bold" officeooo:rsid="000e0001" officeooo:paragraph-rsid="000b200e" style:font-weight-asian="bold" style:font-weight-complex="bold"/>
    </style:style>
    <style:style style:name="P59" style:family="paragraph" style:parent-style-name="Standard">
      <style:text-properties style:font-name="Liberation Serif" fo:font-weight="bold" officeooo:rsid="000f2a2d" officeooo:paragraph-rsid="000b200e" style:font-weight-asian="bold" style:font-weight-complex="bold"/>
    </style:style>
    <style:style style:name="P60" style:family="paragraph" style:parent-style-name="Standard">
      <style:text-properties style:font-name="Liberation Serif" fo:font-weight="bold" officeooo:rsid="00112e96" officeooo:paragraph-rsid="000b200e" style:font-weight-asian="bold" style:font-weight-complex="bold"/>
    </style:style>
    <style:style style:name="P61" style:family="paragraph" style:parent-style-name="Standard">
      <style:text-properties style:font-name="Liberation Serif" fo:font-weight="bold" officeooo:rsid="00121587" officeooo:paragraph-rsid="000b200e" style:font-weight-asian="bold" style:font-weight-complex="bold"/>
    </style:style>
    <style:style style:name="P62" style:family="paragraph" style:parent-style-name="Standard">
      <style:text-properties style:font-name="Liberation Serif" fo:font-weight="bold" officeooo:rsid="00137f72" officeooo:paragraph-rsid="000b200e" style:font-weight-asian="bold" style:font-weight-complex="bold"/>
    </style:style>
    <style:style style:name="P63" style:family="paragraph" style:parent-style-name="Standard">
      <style:text-properties style:font-name="Liberation Serif" fo:font-weight="bold" officeooo:rsid="0014efb0" officeooo:paragraph-rsid="000b200e" style:font-weight-asian="bold" style:font-weight-complex="bold"/>
    </style:style>
    <style:style style:name="P64" style:family="paragraph" style:parent-style-name="Standard">
      <style:text-properties style:font-name="Liberation Serif" fo:font-weight="bold" officeooo:rsid="00173adf" officeooo:paragraph-rsid="000b200e" style:font-weight-asian="bold" style:font-weight-complex="bold"/>
    </style:style>
    <style:style style:name="P65" style:family="paragraph" style:parent-style-name="Standard">
      <style:text-properties style:font-name="Liberation Serif" fo:font-weight="bold" officeooo:rsid="00187305" officeooo:paragraph-rsid="000b200e" style:font-weight-asian="bold" style:font-weight-complex="bold"/>
    </style:style>
    <style:style style:name="P66" style:family="paragraph" style:parent-style-name="Standard">
      <style:text-properties style:font-name="Liberation Serif" fo:font-weight="bold" officeooo:rsid="0018fe0e" officeooo:paragraph-rsid="000b200e" style:font-weight-asian="bold" style:font-weight-complex="bold"/>
    </style:style>
    <style:style style:name="P67" style:family="paragraph" style:parent-style-name="Standard">
      <style:text-properties style:font-name="Liberation Serif" fo:font-weight="bold" officeooo:paragraph-rsid="000b200e" style:font-weight-asian="bold" style:font-weight-complex="bold"/>
    </style:style>
    <style:style style:name="P68" style:family="paragraph" style:parent-style-name="Standard">
      <style:text-properties style:font-name="Liberation Serif" officeooo:rsid="000fbff9" officeooo:paragraph-rsid="000a4533"/>
    </style:style>
    <style:style style:name="P69" style:family="paragraph" style:parent-style-name="Standard">
      <style:text-properties style:font-name="Liberation Serif" officeooo:rsid="000fbff9" officeooo:paragraph-rsid="000aadf8"/>
    </style:style>
    <style:style style:name="P70" style:family="paragraph" style:parent-style-name="Standard">
      <style:text-properties style:font-name="Liberation Serif" fo:font-weight="normal" officeooo:rsid="000fbff9" officeooo:paragraph-rsid="000a4533" style:font-weight-asian="normal" style:font-weight-complex="normal"/>
    </style:style>
    <style:style style:name="P71" style:family="paragraph" style:parent-style-name="Standard">
      <style:text-properties style:font-name="Liberation Serif" fo:font-weight="normal" officeooo:rsid="000fbff9" officeooo:paragraph-rsid="000aadf8" style:font-weight-asian="normal" style:font-weight-complex="normal"/>
    </style:style>
    <style:style style:name="P72" style:family="paragraph" style:parent-style-name="Standard">
      <style:text-properties style:font-name="Liberation Serif" fo:font-weight="normal" officeooo:rsid="0012d009" officeooo:paragraph-rsid="000a4533" style:font-weight-asian="normal" style:font-weight-complex="normal"/>
    </style:style>
    <style:style style:name="P73" style:family="paragraph" style:parent-style-name="Standard">
      <style:text-properties style:font-name="Liberation Serif" fo:font-weight="normal" officeooo:rsid="0006abc9" officeooo:paragraph-rsid="000a4533" style:font-weight-asian="normal" style:font-weight-complex="normal"/>
    </style:style>
    <style:style style:name="P74" style:family="paragraph" style:parent-style-name="Standard">
      <style:text-properties style:font-name="Liberation Serif" fo:font-weight="normal" officeooo:rsid="0006c109" officeooo:paragraph-rsid="000a4533" style:font-weight-asian="normal" style:font-weight-complex="normal"/>
    </style:style>
    <style:style style:name="P75" style:family="paragraph" style:parent-style-name="Standard">
      <style:text-properties style:font-name="Liberation Serif" fo:font-weight="normal" officeooo:rsid="0014bb88" officeooo:paragraph-rsid="000a4533" style:font-weight-asian="normal" style:font-weight-complex="normal"/>
    </style:style>
    <style:style style:name="P76" style:family="paragraph" style:parent-style-name="Standard">
      <style:text-properties style:font-name="Liberation Serif" fo:font-weight="normal" officeooo:rsid="0010c863" officeooo:paragraph-rsid="000a6b80" style:font-weight-asian="normal" style:font-weight-complex="normal"/>
    </style:style>
    <style:style style:name="P77" style:family="paragraph" style:parent-style-name="Standard">
      <style:text-properties style:font-name="Liberation Serif" fo:font-weight="normal" officeooo:rsid="00127dd6" officeooo:paragraph-rsid="000a6b80" style:font-weight-asian="normal" style:font-weight-complex="normal"/>
    </style:style>
    <style:style style:name="P78" style:family="paragraph" style:parent-style-name="Standard">
      <style:text-properties style:font-name="Liberation Serif" fo:font-weight="normal" officeooo:rsid="00136339" officeooo:paragraph-rsid="000a6b80" style:font-weight-asian="normal" style:font-weight-complex="normal"/>
    </style:style>
    <style:style style:name="P79" style:family="paragraph" style:parent-style-name="Standard">
      <style:text-properties style:font-name="Liberation Serif" fo:font-weight="normal" officeooo:rsid="001503a8" officeooo:paragraph-rsid="000a6b80" style:font-weight-asian="normal" style:font-weight-complex="normal"/>
    </style:style>
    <style:style style:name="P80" style:family="paragraph" style:parent-style-name="Standard">
      <style:text-properties style:font-name="Liberation Serif" fo:font-weight="normal" officeooo:rsid="000a6b80" officeooo:paragraph-rsid="000a6b80" style:font-weight-asian="normal" style:font-weight-complex="normal"/>
    </style:style>
    <style:style style:name="P81" style:family="paragraph" style:parent-style-name="Standard">
      <style:text-properties style:font-name="Liberation Serif" fo:font-weight="normal" officeooo:rsid="0016fe42" officeooo:paragraph-rsid="000a6b80" style:font-weight-asian="normal" style:font-weight-complex="normal"/>
    </style:style>
    <style:style style:name="P82" style:family="paragraph" style:parent-style-name="Standard">
      <style:text-properties style:font-name="Liberation Serif" fo:font-weight="normal" officeooo:rsid="00193606" officeooo:paragraph-rsid="000a6b80" style:font-weight-asian="normal" style:font-weight-complex="normal"/>
    </style:style>
    <style:style style:name="P83" style:family="paragraph" style:parent-style-name="Standard">
      <style:text-properties style:font-name="Liberation Serif" fo:font-weight="normal" officeooo:rsid="0019e4fd" officeooo:paragraph-rsid="000a6b80" style:font-weight-asian="normal" style:font-weight-complex="normal"/>
    </style:style>
    <style:style style:name="P84" style:family="paragraph" style:parent-style-name="Standard">
      <style:text-properties style:font-name="Liberation Serif" fo:font-weight="normal" officeooo:rsid="001b342b" officeooo:paragraph-rsid="000a6b80" style:font-weight-asian="normal" style:font-weight-complex="normal"/>
    </style:style>
    <style:style style:name="P85" style:family="paragraph" style:parent-style-name="Standard">
      <style:text-properties style:font-name="Liberation Serif" fo:font-weight="normal" officeooo:rsid="001cac17" officeooo:paragraph-rsid="000a6b80" style:font-weight-asian="normal" style:font-weight-complex="normal"/>
    </style:style>
    <style:style style:name="P86" style:family="paragraph" style:parent-style-name="Standard">
      <style:text-properties style:font-name="Liberation Serif" fo:font-weight="normal" officeooo:rsid="000de735" officeooo:paragraph-rsid="000aadf8" style:font-weight-asian="normal" style:font-weight-complex="normal"/>
    </style:style>
    <style:style style:name="P87" style:family="paragraph" style:parent-style-name="Standard">
      <style:text-properties style:font-name="Liberation Serif" fo:font-weight="normal" officeooo:rsid="000e0ef0" officeooo:paragraph-rsid="000aadf8" style:font-weight-asian="normal" style:font-weight-complex="normal"/>
    </style:style>
    <style:style style:name="P88" style:family="paragraph" style:parent-style-name="Standard">
      <style:text-properties style:font-name="Liberation Serif" fo:font-weight="normal" officeooo:rsid="000d1af8" officeooo:paragraph-rsid="000b200e" style:font-weight-asian="normal" style:font-weight-complex="normal"/>
    </style:style>
    <style:style style:name="P89" style:family="paragraph" style:parent-style-name="Standard">
      <style:text-properties style:font-name="Liberation Serif" fo:font-weight="normal" officeooo:rsid="000f2a2d" officeooo:paragraph-rsid="000b200e" style:font-weight-asian="normal" style:font-weight-complex="normal"/>
    </style:style>
    <style:style style:name="P90" style:family="paragraph" style:parent-style-name="Standard">
      <style:text-properties style:font-name="Liberation Serif" fo:font-weight="normal" officeooo:rsid="000e0001" officeooo:paragraph-rsid="000b200e" style:font-weight-asian="normal" style:font-weight-complex="normal"/>
    </style:style>
    <style:style style:name="P91" style:family="paragraph" style:parent-style-name="Standard">
      <style:text-properties style:font-name="Liberation Serif" fo:font-weight="normal" officeooo:rsid="00105292" officeooo:paragraph-rsid="000b200e" style:font-weight-asian="normal" style:font-weight-complex="normal"/>
    </style:style>
    <style:style style:name="P92" style:family="paragraph" style:parent-style-name="Standard">
      <style:text-properties style:font-name="Liberation Serif" fo:font-weight="normal" officeooo:rsid="00112e96" officeooo:paragraph-rsid="000b200e" style:font-weight-asian="normal" style:font-weight-complex="normal"/>
    </style:style>
    <style:style style:name="P93" style:family="paragraph" style:parent-style-name="Standard">
      <style:text-properties style:font-name="Liberation Serif" fo:font-weight="normal" officeooo:rsid="002cf4b7" officeooo:paragraph-rsid="000b200e" style:font-weight-asian="normal" style:font-weight-complex="normal"/>
    </style:style>
    <style:style style:name="P94" style:family="paragraph" style:parent-style-name="Standard">
      <style:text-properties style:font-name="Liberation Serif" fo:font-weight="normal" officeooo:rsid="00124a4f" officeooo:paragraph-rsid="000b200e" style:font-weight-asian="normal" style:font-weight-complex="normal"/>
    </style:style>
    <style:style style:name="P95" style:family="paragraph" style:parent-style-name="Standard">
      <style:text-properties style:font-name="Liberation Serif" fo:font-weight="normal" officeooo:rsid="00121587" officeooo:paragraph-rsid="000b200e" style:font-weight-asian="normal" style:font-weight-complex="normal"/>
    </style:style>
    <style:style style:name="P96" style:family="paragraph" style:parent-style-name="Standard">
      <style:text-properties style:font-name="Liberation Serif" fo:font-weight="normal" officeooo:rsid="00304368" officeooo:paragraph-rsid="000b200e" style:font-weight-asian="normal" style:font-weight-complex="normal"/>
    </style:style>
    <style:style style:name="P97" style:family="paragraph" style:parent-style-name="Standard">
      <style:text-properties style:font-name="Liberation Serif" fo:font-weight="normal" officeooo:rsid="00137f72" officeooo:paragraph-rsid="000b200e" style:font-weight-asian="normal" style:font-weight-complex="normal"/>
    </style:style>
    <style:style style:name="P98" style:family="paragraph" style:parent-style-name="Standard">
      <style:text-properties style:font-name="Liberation Serif" fo:font-weight="normal" officeooo:rsid="00370e88" officeooo:paragraph-rsid="000b200e" style:font-weight-asian="normal" style:font-weight-complex="normal"/>
    </style:style>
    <style:style style:name="P99" style:family="paragraph" style:parent-style-name="Standard">
      <style:text-properties style:font-name="Liberation Serif" fo:font-weight="normal" officeooo:rsid="003a76c4" officeooo:paragraph-rsid="000b200e" style:font-weight-asian="normal" style:font-weight-complex="normal"/>
    </style:style>
    <style:style style:name="P100" style:family="paragraph" style:parent-style-name="Standard">
      <style:text-properties style:font-name="Liberation Serif" fo:font-weight="normal" officeooo:rsid="003e9b79" officeooo:paragraph-rsid="000b200e" style:font-weight-asian="normal" style:font-weight-complex="normal"/>
    </style:style>
    <style:style style:name="P101" style:family="paragraph" style:parent-style-name="Standard">
      <style:text-properties style:font-name="Liberation Serif" fo:font-weight="normal" officeooo:rsid="0014efb0" officeooo:paragraph-rsid="000b200e" style:font-weight-asian="normal" style:font-weight-complex="normal"/>
    </style:style>
    <style:style style:name="P102" style:family="paragraph" style:parent-style-name="Standard">
      <style:text-properties style:font-name="Liberation Serif" fo:font-weight="normal" officeooo:rsid="0016c31e" officeooo:paragraph-rsid="000b200e" style:font-weight-asian="normal" style:font-weight-complex="normal"/>
    </style:style>
    <style:style style:name="P103" style:family="paragraph" style:parent-style-name="Standard">
      <style:text-properties style:font-name="Liberation Serif" fo:font-weight="normal" officeooo:rsid="00173adf" officeooo:paragraph-rsid="000b200e" style:font-weight-asian="normal" style:font-weight-complex="normal"/>
    </style:style>
    <style:style style:name="P104" style:family="paragraph" style:parent-style-name="Standard">
      <style:text-properties style:font-name="Liberation Serif" fo:font-weight="normal" officeooo:rsid="00495f87" officeooo:paragraph-rsid="000b200e" style:font-weight-asian="normal" style:font-weight-complex="normal"/>
    </style:style>
    <style:style style:name="P105" style:family="paragraph" style:parent-style-name="Standard">
      <style:text-properties style:font-name="Liberation Serif" fo:font-weight="normal" officeooo:rsid="004d2f5f" officeooo:paragraph-rsid="000b200e" style:font-weight-asian="normal" style:font-weight-complex="normal"/>
    </style:style>
    <style:style style:name="P106" style:family="paragraph" style:parent-style-name="Standard">
      <style:text-properties style:font-name="Liberation Serif" fo:font-weight="normal" officeooo:rsid="00187305" officeooo:paragraph-rsid="000b200e" style:font-weight-asian="normal" style:font-weight-complex="normal"/>
    </style:style>
    <style:style style:name="P107" style:family="paragraph" style:parent-style-name="Standard">
      <style:text-properties style:font-name="Liberation Serif" fo:font-weight="normal" officeooo:rsid="005d6c91" officeooo:paragraph-rsid="000b200e" style:font-weight-asian="normal" style:font-weight-complex="normal"/>
    </style:style>
    <style:style style:name="P108" style:family="paragraph" style:parent-style-name="Standard">
      <style:text-properties style:font-name="Liberation Serif" fo:font-weight="normal" officeooo:rsid="0018fe0e" officeooo:paragraph-rsid="000b200e" style:font-weight-asian="normal" style:font-weight-complex="normal"/>
    </style:style>
    <style:style style:name="P109" style:family="paragraph" style:parent-style-name="Standard">
      <style:text-properties style:font-name="Liberation Serif" fo:font-weight="normal" officeooo:rsid="001a539d" officeooo:paragraph-rsid="000b200e" style:font-weight-asian="normal" style:font-weight-complex="normal"/>
    </style:style>
    <style:style style:name="P110" style:family="paragraph" style:parent-style-name="Standard">
      <style:text-properties style:font-name="Liberation Serif" fo:font-weight="normal" officeooo:rsid="001bb182" officeooo:paragraph-rsid="000b200e" style:font-weight-asian="normal" style:font-weight-complex="normal"/>
    </style:style>
    <style:style style:name="P111" style:family="paragraph" style:parent-style-name="Standard">
      <style:text-properties style:font-name="Liberation Serif" fo:font-weight="normal" officeooo:rsid="00215fee" officeooo:paragraph-rsid="000b200e" style:font-weight-asian="normal" style:font-weight-complex="normal"/>
    </style:style>
    <style:style style:name="P112" style:family="paragraph" style:parent-style-name="Standard">
      <style:text-properties style:font-name="Liberation Serif" officeooo:rsid="000547d9" officeooo:paragraph-rsid="000a4533"/>
    </style:style>
    <style:style style:name="P113" style:family="paragraph" style:parent-style-name="Standard">
      <style:text-properties style:font-name="Liberation Serif" officeooo:rsid="000547d9" officeooo:paragraph-rsid="000aadf8"/>
    </style:style>
    <style:style style:name="P114" style:family="paragraph" style:parent-style-name="Standard">
      <style:text-properties style:font-name="Liberation Serif" officeooo:rsid="000547d9" officeooo:paragraph-rsid="000f30d0"/>
    </style:style>
    <style:style style:name="P115" style:family="paragraph" style:parent-style-name="Standard">
      <style:text-properties style:font-name="Liberation Serif" officeooo:rsid="00099dea" officeooo:paragraph-rsid="000a4533"/>
    </style:style>
    <style:style style:name="P116" style:family="paragraph" style:parent-style-name="Standard">
      <style:text-properties style:font-name="Liberation Serif" officeooo:rsid="0007c95d" officeooo:paragraph-rsid="000a4533"/>
    </style:style>
    <style:style style:name="P117" style:family="paragraph" style:parent-style-name="Standard">
      <style:text-properties style:font-name="Liberation Serif" officeooo:rsid="0007c95d" officeooo:paragraph-rsid="000a6b80"/>
    </style:style>
    <style:style style:name="P118" style:family="paragraph" style:parent-style-name="Standard">
      <style:text-properties style:font-name="Liberation Serif" officeooo:rsid="0007c95d" officeooo:paragraph-rsid="000aadf8"/>
    </style:style>
    <style:style style:name="P119" style:family="paragraph" style:parent-style-name="Standard">
      <style:text-properties style:font-name="Liberation Serif" officeooo:rsid="0004fbc4" officeooo:paragraph-rsid="000a4533"/>
    </style:style>
    <style:style style:name="P120" style:family="paragraph" style:parent-style-name="Standard">
      <style:text-properties style:font-name="Liberation Serif" officeooo:rsid="0004fbc4" officeooo:paragraph-rsid="000aadf8"/>
    </style:style>
    <style:style style:name="P121" style:family="paragraph" style:parent-style-name="Standard">
      <style:text-properties style:font-name="Liberation Serif" officeooo:paragraph-rsid="000a6b80"/>
    </style:style>
    <style:style style:name="P122" style:family="paragraph" style:parent-style-name="Standard">
      <style:text-properties style:font-name="Liberation Serif" officeooo:rsid="001094be" officeooo:paragraph-rsid="000aadf8"/>
    </style:style>
    <style:style style:name="P123" style:family="paragraph" style:parent-style-name="Standard">
      <style:text-properties style:font-name="Liberation Serif" officeooo:rsid="000e0ef0" officeooo:paragraph-rsid="000aadf8"/>
    </style:style>
    <style:style style:name="P124" style:family="paragraph" style:parent-style-name="Standard">
      <style:text-properties style:font-name="Liberation Serif" officeooo:paragraph-rsid="000aadf8"/>
    </style:style>
    <style:style style:name="P125" style:family="paragraph" style:parent-style-name="Standard">
      <style:paragraph-properties fo:text-align="center" style:justify-single-word="false"/>
      <style:text-properties style:font-name="Liberation Serif" fo:font-size="35pt" fo:font-weight="normal" officeooo:rsid="000e0ef0" officeooo:paragraph-rsid="000aadf8" style:font-size-asian="35pt" style:font-weight-asian="normal" style:font-size-complex="35pt" style:font-weight-complex="normal"/>
    </style:style>
    <style:style style:name="P126" style:family="paragraph" style:parent-style-name="Standard">
      <style:text-properties style:font-name="Liberation Serif" officeooo:paragraph-rsid="000b200e"/>
    </style:style>
    <style:style style:name="P127" style:family="paragraph" style:parent-style-name="Standard">
      <style:paragraph-properties fo:break-before="page"/>
      <style:text-properties fo:font-variant="normal" fo:text-transform="none" fo:color="#000000" style:text-line-through-style="none" style:text-line-through-type="none" style:font-name="Liberation Serif" fo:font-size="9.44999980926514pt" fo:font-style="normal" style:text-underline-style="none" fo:font-weight="bold" style:text-blinking="false" fo:background-color="transparent"/>
    </style:style>
    <style:style style:name="P128" style:family="paragraph" style:parent-style-name="Standard">
      <style:paragraph-properties fo:break-before="page"/>
      <style:text-properties officeooo:rsid="0004fbc4" officeooo:paragraph-rsid="000f30d0"/>
    </style:style>
    <style:style style:name="P129" style:family="paragraph" style:parent-style-name="Standard">
      <style:paragraph-properties fo:break-before="page"/>
      <style:text-properties style:font-name="Liberation Serif" fo:font-size="12pt" fo:font-weight="normal" officeooo:rsid="0019e4fd" officeooo:paragraph-rsid="000a6b80" style:font-size-asian="10.5pt" style:font-weight-asian="normal" style:font-size-complex="12pt" style:font-weight-complex="normal"/>
    </style:style>
    <style:style style:name="P130" style:family="paragraph" style:parent-style-name="Standard">
      <style:paragraph-properties fo:text-align="center" style:justify-single-word="false" fo:break-before="page"/>
      <style:text-properties style:font-name="Liberation Serif" fo:font-size="40pt" fo:font-weight="normal" officeooo:rsid="000b200e" officeooo:paragraph-rsid="000b200e" style:font-size-asian="40pt" style:font-weight-asian="normal" style:font-size-complex="40pt" style:font-weight-complex="normal"/>
    </style:style>
    <style:style style:name="P131" style:family="paragraph" style:parent-style-name="Standard">
      <style:paragraph-properties fo:text-align="center" style:justify-single-word="false" fo:break-before="page"/>
      <style:text-properties style:font-name="Liberation Serif" fo:font-size="40pt" fo:font-weight="bold" officeooo:rsid="000a4533" officeooo:paragraph-rsid="000a4533" style:font-size-asian="40pt" style:font-weight-asian="bold" style:font-size-complex="40pt" style:font-weight-complex="bold"/>
    </style:style>
    <style:style style:name="P132" style:family="paragraph" style:parent-style-name="Standard">
      <style:paragraph-properties fo:break-before="page"/>
      <style:text-properties style:font-name="Liberation Serif" fo:font-size="40pt" fo:font-weight="bold" officeooo:rsid="000a6b80" officeooo:paragraph-rsid="000a6b80" style:font-size-asian="40pt" style:font-weight-asian="bold" style:font-size-complex="40pt" style:font-weight-complex="bold"/>
    </style:style>
    <style:style style:name="P133" style:family="paragraph" style:parent-style-name="Standard">
      <style:paragraph-properties fo:break-before="page"/>
      <style:text-properties style:font-name="Liberation Serif" fo:font-weight="bold" officeooo:rsid="0004fbc4" officeooo:paragraph-rsid="000a4533" style:font-weight-asian="bold" style:font-weight-complex="bold"/>
    </style:style>
    <style:style style:name="P134" style:family="paragraph" style:parent-style-name="Standard">
      <style:paragraph-properties fo:break-before="page"/>
      <style:text-properties style:font-name="Liberation Serif" fo:font-weight="bold" officeooo:rsid="00109e8b" officeooo:paragraph-rsid="000a4533" style:font-weight-asian="bold" style:font-weight-complex="bold"/>
    </style:style>
    <style:style style:name="P135" style:family="paragraph" style:parent-style-name="Standard">
      <style:paragraph-properties fo:break-before="page"/>
      <style:text-properties style:font-name="Liberation Serif" fo:font-weight="bold" officeooo:rsid="000d1af8" officeooo:paragraph-rsid="000b200e" style:font-weight-asian="bold" style:font-weight-complex="bold"/>
    </style:style>
    <style:style style:name="P136" style:family="paragraph" style:parent-style-name="Standard">
      <style:paragraph-properties fo:break-before="page"/>
      <style:text-properties style:font-name="Liberation Serif" officeooo:rsid="0004fbc4" officeooo:paragraph-rsid="000a4533"/>
    </style:style>
    <style:style style:name="P137" style:family="paragraph" style:parent-style-name="Standard">
      <style:paragraph-properties fo:break-before="page"/>
      <style:text-properties style:font-name="Liberation Serif" officeooo:rsid="0004fbc4" officeooo:paragraph-rsid="000a6b80"/>
    </style:style>
    <style:style style:name="P138" style:family="paragraph" style:parent-style-name="Standard">
      <style:paragraph-properties fo:break-before="page"/>
      <style:text-properties style:font-name="Liberation Serif" officeooo:rsid="0004fbc4" officeooo:paragraph-rsid="000aadf8"/>
    </style:style>
    <style:style style:name="P139" style:family="paragraph" style:parent-style-name="Standard">
      <style:paragraph-properties fo:break-before="page"/>
      <style:text-properties style:font-name="Liberation Serif" fo:font-weight="normal" officeooo:rsid="0010c863" officeooo:paragraph-rsid="000a6b80" style:font-weight-asian="normal" style:font-weight-complex="normal"/>
    </style:style>
    <style:style style:name="P140" style:family="paragraph" style:parent-style-name="Standard">
      <style:paragraph-properties fo:break-before="page"/>
      <style:text-properties style:font-name="Liberation Serif" fo:font-weight="normal" officeooo:rsid="0019e4fd" officeooo:paragraph-rsid="000a6b80" style:font-weight-asian="normal" style:font-weight-complex="normal"/>
    </style:style>
    <style:style style:name="P141" style:family="paragraph" style:parent-style-name="Standard">
      <style:paragraph-properties fo:break-before="page"/>
      <style:text-properties style:font-name="Liberation Serif" fo:font-weight="normal" officeooo:rsid="001b342b" officeooo:paragraph-rsid="000a6b80" style:font-weight-asian="normal" style:font-weight-complex="normal"/>
    </style:style>
    <style:style style:name="P142" style:family="paragraph" style:parent-style-name="Standard">
      <style:paragraph-properties fo:margin-left="0.4917in" fo:margin-right="0in" style:line-height-at-least="0.1874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0dab3d"/>
    </style:style>
    <style:style style:name="P143" style:family="paragraph" style:parent-style-name="Standard">
      <style:paragraph-properties fo:margin-left="0.4917in" fo:margin-right="0in" style:line-height-at-least="0.1874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Liberation Serif" officeooo:paragraph-rsid="000dab3d" style:font-name-asian="Times New Roman1" style:language-asian="pt" style:country-asian="BR" style:font-name-complex="Arial2" style:font-size-complex="12pt"/>
    </style:style>
    <style:style style:name="P144" style:family="paragraph" style:parent-style-name="Standard">
      <style:paragraph-properties fo:margin-left="0.4917in" fo:margin-right="0in" style:line-height-at-least="0.1874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Liberation Serif" officeooo:paragraph-rsid="000dab3d" style:font-name-asian="Times New Roman1" style:language-asian="pt" style:country-asian="BR" style:font-name-complex="Arial2" style:font-size-complex="12pt" style:font-weight-complex="bold"/>
    </style:style>
    <style:style style:name="P145" style:family="paragraph" style:parent-style-name="Standard">
      <style:paragraph-properties fo:margin-left="0.4917in" fo:margin-right="0in" style:line-height-at-least="0.1874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Liberation Serif" officeooo:paragraph-rsid="000dab3d"/>
    </style:style>
    <style:style style:name="P146" style:family="paragraph" style:parent-style-name="Standard" style:master-page-name="Standard">
      <style:paragraph-properties fo:margin-left="0.4917in" fo:margin-right="0in" fo:text-indent="0in" style:auto-text-indent="false" style:page-number="auto" fo:break-before="page"/>
      <style:text-properties style:font-name="Liberation Serif" officeooo:paragraph-rsid="000dab3d"/>
    </style:style>
    <style:style style:name="P147" style:family="paragraph" style:parent-style-name="Text_20_body">
      <style:text-properties style:font-name="Liberation Serif"/>
    </style:style>
    <style:style style:name="P148" style:family="paragraph" style:parent-style-name="Text_20_body">
      <style:text-properties style:font-name="Liberation Serif" fo:font-weight="normal"/>
    </style:style>
    <style:style style:name="P149" style:family="paragraph" style:parent-style-name="Text_20_body">
      <style:text-properties style:font-name="Liberation Serif" officeooo:rsid="0008b9d1" officeooo:paragraph-rsid="0008b9d1"/>
    </style:style>
    <style:style style:name="P150" style:family="paragraph" style:parent-style-name="Text_20_body">
      <style:text-properties style:font-name="Liberation Serif" officeooo:rsid="0008b9d1" officeooo:paragraph-rsid="000cb5c8"/>
    </style:style>
    <style:style style:name="P151" style:family="paragraph" style:parent-style-name="Text_20_body">
      <style:text-properties style:font-name="Liberation Serif" officeooo:rsid="0008b9d1" officeooo:paragraph-rsid="000dab3d"/>
    </style:style>
    <style:style style:name="P152" style:family="paragraph" style:parent-style-name="Text_20_body">
      <style:text-properties style:font-name="Liberation Serif" officeooo:rsid="000b200e" officeooo:paragraph-rsid="000cb5c8"/>
    </style:style>
    <style:style style:name="P153" style:family="paragraph" style:parent-style-name="Text_20_body">
      <style:text-properties style:font-name="Liberation Serif" fo:font-size="12pt" fo:font-weight="normal" officeooo:rsid="0008b9d1" officeooo:paragraph-rsid="000aadf8" style:font-size-asian="10.5pt" style:font-weight-asian="normal" style:font-size-complex="12pt" style:font-weight-complex="normal"/>
    </style:style>
    <style:style style:name="P154" style:family="paragraph" style:parent-style-name="Text_20_body">
      <style:text-properties style:font-name="Liberation Serif" fo:font-size="30pt" fo:font-weight="normal" officeooo:rsid="0008b9d1" officeooo:paragraph-rsid="000aadf8" style:font-size-asian="30pt" style:font-weight-asian="normal" style:font-size-complex="30pt" style:font-weight-complex="normal"/>
    </style:style>
    <style:style style:name="P155" style:family="paragraph" style:parent-style-name="Text_20_body">
      <style:paragraph-properties fo:text-align="center" style:justify-single-word="false"/>
      <style:text-properties style:font-name="Liberation Serif" fo:font-size="30pt" fo:font-weight="normal" officeooo:rsid="0008b9d1" officeooo:paragraph-rsid="000aadf8" style:font-size-asian="30pt" style:font-weight-asian="normal" style:font-size-complex="30pt" style:font-weight-complex="normal"/>
    </style:style>
    <style:style style:name="P156" style:family="paragraph" style:parent-style-name="Text_20_body">
      <style:paragraph-properties fo:text-align="center" style:justify-single-word="false"/>
      <style:text-properties style:font-name="Liberation Serif" fo:font-size="35pt" fo:font-weight="normal" officeooo:rsid="0008b9d1" officeooo:paragraph-rsid="000aadf8" style:font-size-asian="35pt" style:font-weight-asian="normal" style:font-size-complex="35pt" style:font-weight-complex="normal"/>
    </style:style>
    <style:style style:name="P157"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style:text-line-through-style="none" style:text-line-through-type="none" style:font-name="Liberation Serif" fo:font-size="9.44999980926514pt" fo:font-style="normal" style:text-underline-style="none" fo:font-weight="bold" officeooo:rsid="0008b9d1" officeooo:paragraph-rsid="0008b9d1" style:text-blinking="false" fo:background-color="transparent"/>
    </style:style>
    <style:style style:name="P158"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text-line-through-type="none" style:font-name="Liberation Serif" fo:font-size="9.44999980926514pt" fo:font-style="normal" style:text-underline-style="none" fo:font-weight="bold" style:text-blinking="false" fo:background-color="transparent"/>
    </style:style>
    <style:style style:name="P159"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style:text-line-through-style="none" style:text-line-through-type="none" style:font-name="Liberation Serif" fo:font-size="9.44999980926514pt" fo:font-style="normal" style:text-underline-style="none" fo:font-weight="bold" style:text-blinking="false" fo:background-color="transparent"/>
    </style:style>
    <style:style style:name="P160"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text-line-through-type="none" style:font-name="Liberation Serif" style:text-underline-style="none" style:text-blinking="false" fo:background-color="transparent"/>
    </style:style>
    <style:style style:name="P161" style:family="paragraph" style:parent-style-name="Text_20_body">
      <style:paragraph-properties fo:break-before="page"/>
      <style:text-properties style:font-name="Liberation Serif" fo:font-size="12pt" fo:font-weight="normal" officeooo:rsid="0008b9d1" officeooo:paragraph-rsid="000aadf8" style:font-size-asian="10.5pt" style:font-weight-asian="normal" style:font-size-complex="12pt" style:font-weight-complex="normal"/>
    </style:style>
    <style:style style:name="P162" style:family="paragraph" style:parent-style-name="Text_20_body">
      <style:paragraph-properties fo:text-align="center" style:justify-single-word="false" fo:break-before="page"/>
      <style:text-properties style:font-name="Liberation Serif" fo:font-size="30pt" fo:font-weight="normal" officeooo:rsid="0008b9d1" officeooo:paragraph-rsid="000aadf8" style:font-size-asian="30pt" style:font-weight-asian="normal" style:font-size-complex="30pt" style:font-weight-complex="normal"/>
    </style:style>
    <style:style style:name="P163" style:family="paragraph" style:parent-style-name="Text_20_body">
      <style:paragraph-properties fo:text-align="center" style:justify-single-word="false" fo:break-before="page"/>
      <style:text-properties style:font-name="Liberation Serif" fo:font-size="35pt" fo:font-weight="normal" officeooo:rsid="0008b9d1" officeooo:paragraph-rsid="000aadf8" style:font-size-asian="35pt" style:font-weight-asian="normal" style:font-size-complex="35pt" style:font-weight-complex="normal"/>
    </style:style>
    <style:style style:name="T1" style:family="text">
      <style:text-properties fo:font-size="9.44999980926514pt" fo:font-style="normal" fo:font-weight="bold"/>
    </style:style>
    <style:style style:name="T2" style:family="text">
      <style:text-properties fo:font-weight="normal" style:font-weight-asian="normal" style:font-weight-complex="normal"/>
    </style:style>
    <style:style style:name="T3" style:family="text">
      <style:text-properties fo:font-weight="normal" officeooo:rsid="001372e4" style:font-weight-asian="normal" style:font-weight-complex="normal"/>
    </style:style>
    <style:style style:name="T4" style:family="text">
      <style:text-properties fo:font-weight="normal" officeooo:rsid="0012e279" style:font-weight-asian="normal" style:font-weight-complex="normal"/>
    </style:style>
    <style:style style:name="T5" style:family="text">
      <style:text-properties fo:font-weight="normal" officeooo:rsid="0014bb88" style:font-weight-asian="normal" style:font-weight-complex="normal"/>
    </style:style>
    <style:style style:name="T6" style:family="text">
      <style:text-properties fo:font-weight="normal" officeooo:rsid="0015b1e7" style:font-weight-asian="normal" style:font-weight-complex="normal"/>
    </style:style>
    <style:style style:name="T7" style:family="text">
      <style:text-properties fo:font-weight="normal" officeooo:rsid="00099dea" style:font-weight-asian="normal" style:font-weight-complex="normal"/>
    </style:style>
    <style:style style:name="T8" style:family="text">
      <style:text-properties fo:font-weight="normal" officeooo:rsid="0009f59d" style:font-weight-asian="normal" style:font-weight-complex="normal"/>
    </style:style>
    <style:style style:name="T9" style:family="text">
      <style:text-properties fo:font-weight="normal" officeooo:rsid="000c3872" style:font-weight-asian="normal" style:font-weight-complex="normal"/>
    </style:style>
    <style:style style:name="T10" style:family="text">
      <style:text-properties fo:font-weight="normal" officeooo:rsid="000fbff9" style:font-weight-asian="normal" style:font-weight-complex="normal"/>
    </style:style>
    <style:style style:name="T11" style:family="text">
      <style:text-properties fo:font-weight="normal" officeooo:rsid="0010e0c7" style:font-weight-asian="normal" style:font-weight-complex="normal"/>
    </style:style>
    <style:style style:name="T12" style:family="text">
      <style:text-properties fo:font-weight="normal" officeooo:rsid="0014d133" style:font-weight-asian="normal" style:font-weight-complex="normal"/>
    </style:style>
    <style:style style:name="T13" style:family="text">
      <style:text-properties fo:font-weight="normal" officeooo:rsid="000ba682" style:font-weight-asian="normal" style:font-weight-complex="normal"/>
    </style:style>
    <style:style style:name="T14" style:family="text">
      <style:text-properties fo:font-weight="normal" officeooo:rsid="000d81c5" style:font-weight-asian="normal" style:font-weight-complex="normal"/>
    </style:style>
    <style:style style:name="T15" style:family="text">
      <style:text-properties fo:font-weight="normal" officeooo:rsid="0012d009" style:font-weight-asian="normal" style:font-weight-complex="normal"/>
    </style:style>
    <style:style style:name="T16" style:family="text">
      <style:text-properties fo:font-weight="normal" officeooo:rsid="000aecf2" style:font-weight-asian="normal" style:font-weight-complex="normal"/>
    </style:style>
    <style:style style:name="T17" style:family="text">
      <style:text-properties fo:font-weight="normal" officeooo:rsid="0009afc3" style:font-weight-asian="normal" style:font-weight-complex="normal"/>
    </style:style>
    <style:style style:name="T18" style:family="text">
      <style:text-properties fo:font-weight="normal" officeooo:rsid="0006abc9" style:font-weight-asian="normal" style:font-weight-complex="normal"/>
    </style:style>
    <style:style style:name="T19" style:family="text">
      <style:text-properties fo:font-weight="normal" officeooo:rsid="000c4319" style:font-weight-asian="normal" style:font-weight-complex="normal"/>
    </style:style>
    <style:style style:name="T20" style:family="text">
      <style:text-properties fo:font-weight="normal" officeooo:rsid="000c8f11" style:font-weight-asian="normal" style:font-weight-complex="normal"/>
    </style:style>
    <style:style style:name="T21" style:family="text">
      <style:text-properties fo:font-weight="normal" officeooo:rsid="000ce392" style:font-weight-asian="normal" style:font-weight-complex="normal"/>
    </style:style>
    <style:style style:name="T22" style:family="text">
      <style:text-properties fo:font-weight="normal" officeooo:rsid="000d8aea" style:font-weight-asian="normal" style:font-weight-complex="normal"/>
    </style:style>
    <style:style style:name="T23" style:family="text">
      <style:text-properties fo:font-weight="normal" officeooo:rsid="0019a825" style:font-weight-asian="normal" style:font-weight-complex="normal"/>
    </style:style>
    <style:style style:name="T24" style:family="text">
      <style:text-properties fo:font-weight="normal" officeooo:rsid="001a6282" style:font-weight-asian="normal" style:font-weight-complex="normal"/>
    </style:style>
    <style:style style:name="T25" style:family="text">
      <style:text-properties fo:font-weight="normal" officeooo:rsid="001bb887" style:font-weight-asian="normal" style:font-weight-complex="normal"/>
    </style:style>
    <style:style style:name="T26" style:family="text">
      <style:text-properties fo:font-weight="normal" officeooo:rsid="001d8acf" style:font-weight-asian="normal" style:font-weight-complex="normal"/>
    </style:style>
    <style:style style:name="T27" style:family="text">
      <style:text-properties fo:font-weight="normal" officeooo:rsid="00145a24" style:font-weight-asian="normal" style:font-weight-complex="normal"/>
    </style:style>
    <style:style style:name="T28" style:family="text">
      <style:text-properties fo:font-weight="normal" officeooo:rsid="00210002" style:font-weight-asian="normal" style:font-weight-complex="normal"/>
    </style:style>
    <style:style style:name="T29" style:family="text">
      <style:text-properties fo:font-weight="normal" officeooo:rsid="001b88c0" style:font-weight-asian="normal" style:font-weight-complex="normal"/>
    </style:style>
    <style:style style:name="T30" style:family="text">
      <style:text-properties fo:font-weight="normal" officeooo:rsid="001c5126" style:font-weight-asian="normal" style:font-weight-complex="normal"/>
    </style:style>
    <style:style style:name="T31" style:family="text">
      <style:text-properties fo:font-weight="normal" officeooo:rsid="00193fae" style:font-weight-asian="normal" style:font-weight-complex="normal"/>
    </style:style>
    <style:style style:name="T32" style:family="text">
      <style:text-properties fo:font-weight="normal" officeooo:rsid="0019759c" style:font-weight-asian="normal" style:font-weight-complex="normal"/>
    </style:style>
    <style:style style:name="T33" style:family="text">
      <style:text-properties fo:font-weight="normal" officeooo:rsid="0019f4c6" style:font-weight-asian="normal" style:font-weight-complex="normal"/>
    </style:style>
    <style:style style:name="T34" style:family="text">
      <style:text-properties fo:font-weight="normal" officeooo:rsid="001a8fcc" style:font-weight-asian="normal" style:font-weight-complex="normal"/>
    </style:style>
    <style:style style:name="T35" style:family="text">
      <style:text-properties fo:font-weight="normal" officeooo:rsid="001b591f" style:font-weight-asian="normal" style:font-weight-complex="normal"/>
    </style:style>
    <style:style style:name="T36" style:family="text">
      <style:text-properties fo:font-weight="normal" officeooo:rsid="001e09f3" style:font-weight-asian="normal" style:font-weight-complex="normal"/>
    </style:style>
    <style:style style:name="T37" style:family="text">
      <style:text-properties fo:font-weight="normal" officeooo:rsid="001ec142" style:font-weight-asian="normal" style:font-weight-complex="normal"/>
    </style:style>
    <style:style style:name="T38" style:family="text">
      <style:text-properties fo:font-weight="normal" officeooo:rsid="0020113a" style:font-weight-asian="normal" style:font-weight-complex="normal"/>
    </style:style>
    <style:style style:name="T39" style:family="text">
      <style:text-properties fo:font-weight="normal" officeooo:rsid="0012065b" style:font-weight-asian="normal" style:font-weight-complex="normal"/>
    </style:style>
    <style:style style:name="T40" style:family="text">
      <style:text-properties fo:font-weight="normal" officeooo:rsid="00064ace" style:font-weight-asian="normal" style:font-weight-complex="normal"/>
    </style:style>
    <style:style style:name="T41" style:family="text">
      <style:text-properties fo:font-weight="normal" officeooo:rsid="001d1caf" style:font-weight-asian="normal" style:font-weight-complex="normal"/>
    </style:style>
    <style:style style:name="T42" style:family="text">
      <style:text-properties fo:font-weight="normal" officeooo:rsid="001fa3a0" style:font-weight-asian="normal" style:font-weight-complex="normal"/>
    </style:style>
    <style:style style:name="T43" style:family="text">
      <style:text-properties fo:font-weight="normal" officeooo:rsid="0022319c" style:font-weight-asian="normal" style:font-weight-complex="normal"/>
    </style:style>
    <style:style style:name="T44" style:family="text">
      <style:text-properties fo:font-weight="normal" officeooo:rsid="00136339" style:font-weight-asian="normal" style:font-weight-complex="normal"/>
    </style:style>
    <style:style style:name="T45" style:family="text">
      <style:text-properties fo:font-weight="normal" officeooo:rsid="0022fbb0" style:font-weight-asian="normal" style:font-weight-complex="normal"/>
    </style:style>
    <style:style style:name="T46" style:family="text">
      <style:text-properties fo:font-weight="normal" officeooo:rsid="0010b09f" style:font-weight-asian="normal" style:font-weight-complex="normal"/>
    </style:style>
    <style:style style:name="T47" style:family="text">
      <style:text-properties fo:font-weight="normal" officeooo:rsid="000de735" style:font-weight-asian="normal" style:font-weight-complex="normal"/>
    </style:style>
    <style:style style:name="T48" style:family="text">
      <style:text-properties fo:font-weight="normal" officeooo:rsid="0015ada7" style:font-weight-asian="normal" style:font-weight-complex="normal"/>
    </style:style>
    <style:style style:name="T49" style:family="text">
      <style:text-properties fo:font-weight="normal" officeooo:rsid="000e6f10" style:font-weight-asian="normal" style:font-weight-complex="normal"/>
    </style:style>
    <style:style style:name="T50" style:family="text">
      <style:text-properties fo:font-weight="normal" officeooo:rsid="001094be" style:font-weight-asian="normal" style:font-weight-complex="normal"/>
    </style:style>
    <style:style style:name="T51" style:family="text">
      <style:text-properties fo:font-weight="normal" officeooo:rsid="00124a0e" style:font-weight-asian="normal" style:font-weight-complex="normal"/>
    </style:style>
    <style:style style:name="T52" style:family="text">
      <style:text-properties fo:font-weight="normal" officeooo:rsid="00126ac7" style:font-weight-asian="normal" style:font-weight-complex="normal"/>
    </style:style>
    <style:style style:name="T53" style:family="text">
      <style:text-properties fo:font-weight="normal" officeooo:rsid="0013f46b" style:font-weight-asian="normal" style:font-weight-complex="normal"/>
    </style:style>
    <style:style style:name="T54" style:family="text">
      <style:text-properties fo:font-weight="normal" officeooo:rsid="0016b23d" style:font-weight-asian="normal" style:font-weight-complex="normal"/>
    </style:style>
    <style:style style:name="T55" style:family="text">
      <style:text-properties fo:font-weight="normal" officeooo:rsid="0018553f" style:font-weight-asian="normal" style:font-weight-complex="normal"/>
    </style:style>
    <style:style style:name="T56" style:family="text">
      <style:text-properties fo:font-weight="normal" officeooo:rsid="00124dfd" style:font-weight-asian="normal" style:font-weight-complex="normal"/>
    </style:style>
    <style:style style:name="T57" style:family="text">
      <style:text-properties fo:font-weight="normal" officeooo:rsid="0012f9b2" style:font-weight-asian="normal" style:font-weight-complex="normal"/>
    </style:style>
    <style:style style:name="T58" style:family="text">
      <style:text-properties fo:font-weight="normal" officeooo:rsid="00138e6b" style:font-weight-asian="normal" style:font-weight-complex="normal"/>
    </style:style>
    <style:style style:name="T59" style:family="text">
      <style:text-properties fo:font-weight="normal" officeooo:rsid="00139a19" style:font-weight-asian="normal" style:font-weight-complex="normal"/>
    </style:style>
    <style:style style:name="T60" style:family="text">
      <style:text-properties fo:font-weight="normal" officeooo:rsid="001511e0" style:font-weight-asian="normal" style:font-weight-complex="normal"/>
    </style:style>
    <style:style style:name="T61" style:family="text">
      <style:text-properties fo:font-weight="normal" officeooo:rsid="0018f514" style:font-weight-asian="normal" style:font-weight-complex="normal"/>
    </style:style>
    <style:style style:name="T62" style:family="text">
      <style:text-properties fo:font-weight="normal" officeooo:rsid="001859b4" style:font-weight-asian="normal" style:font-weight-complex="normal"/>
    </style:style>
    <style:style style:name="T63" style:family="text">
      <style:text-properties fo:font-weight="normal" officeooo:rsid="001fa5c4" style:font-weight-asian="normal" style:font-weight-complex="normal"/>
    </style:style>
    <style:style style:name="T64" style:family="text">
      <style:text-properties fo:font-weight="normal" officeooo:rsid="0025c5cd" style:font-weight-asian="normal" style:font-weight-complex="normal"/>
    </style:style>
    <style:style style:name="T65" style:family="text">
      <style:text-properties fo:font-weight="normal" officeooo:rsid="00209816" style:font-weight-asian="normal" style:font-weight-complex="normal"/>
    </style:style>
    <style:style style:name="T66" style:family="text">
      <style:text-properties fo:font-weight="normal" officeooo:rsid="0023f1c9" style:font-weight-asian="normal" style:font-weight-complex="normal"/>
    </style:style>
    <style:style style:name="T67" style:family="text">
      <style:text-properties fo:font-weight="normal" officeooo:rsid="0026c7ae" style:font-weight-asian="normal" style:font-weight-complex="normal"/>
    </style:style>
    <style:style style:name="T68" style:family="text">
      <style:text-properties fo:font-weight="normal" officeooo:rsid="00189192" style:font-weight-asian="normal" style:font-weight-complex="normal"/>
    </style:style>
    <style:style style:name="T69" style:family="text">
      <style:text-properties fo:font-weight="normal" officeooo:rsid="001cc1ce" style:font-weight-asian="normal" style:font-weight-complex="normal"/>
    </style:style>
    <style:style style:name="T70" style:family="text">
      <style:text-properties fo:font-weight="normal" officeooo:rsid="001adbe0" style:font-weight-asian="normal" style:font-weight-complex="normal"/>
    </style:style>
    <style:style style:name="T71" style:family="text">
      <style:text-properties fo:font-weight="normal" officeooo:rsid="001a445c" style:font-weight-asian="normal" style:font-weight-complex="normal"/>
    </style:style>
    <style:style style:name="T72" style:family="text">
      <style:text-properties fo:font-weight="normal" officeooo:rsid="001ec0aa" style:font-weight-asian="normal" style:font-weight-complex="normal"/>
    </style:style>
    <style:style style:name="T73" style:family="text">
      <style:text-properties fo:font-weight="normal" officeooo:rsid="001ff38b" style:font-weight-asian="normal" style:font-weight-complex="normal"/>
    </style:style>
    <style:style style:name="T74" style:family="text">
      <style:text-properties fo:font-weight="normal" officeooo:rsid="00226df2" style:font-weight-asian="normal" style:font-weight-complex="normal"/>
    </style:style>
    <style:style style:name="T75" style:family="text">
      <style:text-properties fo:font-weight="normal" officeooo:rsid="00239bc6" style:font-weight-asian="normal" style:font-weight-complex="normal"/>
    </style:style>
    <style:style style:name="T76" style:family="text">
      <style:text-properties fo:font-weight="normal" officeooo:rsid="00247993" style:font-weight-asian="normal" style:font-weight-complex="normal"/>
    </style:style>
    <style:style style:name="T77" style:family="text">
      <style:text-properties fo:font-weight="normal" officeooo:rsid="002613ac" style:font-weight-asian="normal" style:font-weight-complex="normal"/>
    </style:style>
    <style:style style:name="T78" style:family="text">
      <style:text-properties fo:font-weight="normal" officeooo:rsid="0026dae9" style:font-weight-asian="normal" style:font-weight-complex="normal"/>
    </style:style>
    <style:style style:name="T79" style:family="text">
      <style:text-properties fo:font-weight="normal" officeooo:rsid="000e4e49" style:font-weight-asian="normal" style:font-weight-complex="normal"/>
    </style:style>
    <style:style style:name="T80" style:family="text">
      <style:text-properties fo:font-weight="normal" officeooo:rsid="000fa410" style:font-weight-asian="normal" style:font-weight-complex="normal"/>
    </style:style>
    <style:style style:name="T81" style:family="text">
      <style:text-properties fo:font-weight="normal" officeooo:rsid="001ca680" style:font-weight-asian="normal" style:font-weight-complex="normal"/>
    </style:style>
    <style:style style:name="T82" style:family="text">
      <style:text-properties fo:font-weight="normal" officeooo:rsid="001968cf" style:font-weight-asian="normal" style:font-weight-complex="normal"/>
    </style:style>
    <style:style style:name="T83" style:family="text">
      <style:text-properties fo:font-weight="normal" officeooo:rsid="001b8d3b" style:font-weight-asian="normal" style:font-weight-complex="normal"/>
    </style:style>
    <style:style style:name="T84" style:family="text">
      <style:text-properties fo:font-weight="normal" officeooo:rsid="001a2310" style:font-weight-asian="normal" style:font-weight-complex="normal"/>
    </style:style>
    <style:style style:name="T85" style:family="text">
      <style:text-properties fo:font-weight="normal" officeooo:rsid="001c80ec" style:font-weight-asian="normal" style:font-weight-complex="normal"/>
    </style:style>
    <style:style style:name="T86" style:family="text">
      <style:text-properties fo:font-weight="bold" style:font-weight-asian="bold" style:font-weight-complex="bold"/>
    </style:style>
    <style:style style:name="T87" style:family="text">
      <style:text-properties fo:font-weight="bold" officeooo:rsid="000807b6" style:font-weight-asian="bold" style:font-weight-complex="bold"/>
    </style:style>
    <style:style style:name="T88" style:family="text">
      <style:text-properties fo:font-weight="bold" officeooo:rsid="00064ace" style:font-weight-asian="bold" style:font-weight-complex="bold"/>
    </style:style>
    <style:style style:name="T89" style:family="text">
      <style:text-properties fo:font-weight="bold" officeooo:rsid="000c3872" style:font-weight-asian="bold" style:font-weight-complex="bold"/>
    </style:style>
    <style:style style:name="T90" style:family="text">
      <style:text-properties fo:font-weight="bold" officeooo:rsid="000d81c5" style:font-weight-asian="bold" style:font-weight-complex="bold"/>
    </style:style>
    <style:style style:name="T91" style:family="text">
      <style:text-properties fo:font-weight="bold" officeooo:rsid="001e74f7" style:font-weight-asian="bold" style:font-weight-complex="bold"/>
    </style:style>
    <style:style style:name="T92" style:family="text">
      <style:text-properties fo:font-weight="bold" officeooo:rsid="0010b09f" style:font-weight-asian="bold" style:font-weight-complex="bold"/>
    </style:style>
    <style:style style:name="T93" style:family="text">
      <style:text-properties fo:font-weight="bold" officeooo:rsid="000e6f10" style:font-weight-asian="bold" style:font-weight-complex="bold"/>
    </style:style>
    <style:style style:name="T94" style:family="text">
      <style:text-properties fo:font-weight="bold" officeooo:rsid="001094be" style:font-weight-asian="bold" style:font-weight-complex="bold"/>
    </style:style>
    <style:style style:name="T95" style:family="text">
      <style:text-properties fo:font-weight="bold" officeooo:rsid="0016b23d" style:font-weight-asian="bold" style:font-weight-complex="bold"/>
    </style:style>
    <style:style style:name="T96" style:family="text">
      <style:text-properties fo:font-weight="bold" officeooo:rsid="00124dfd" style:font-weight-asian="bold" style:font-weight-complex="bold"/>
    </style:style>
    <style:style style:name="T97" style:family="text">
      <style:text-properties fo:font-weight="bold" officeooo:rsid="0012f9b2" style:font-weight-asian="bold" style:font-weight-complex="bold"/>
    </style:style>
    <style:style style:name="T98" style:family="text">
      <style:text-properties fo:font-weight="bold" officeooo:rsid="00139a19" style:font-weight-asian="bold" style:font-weight-complex="bold"/>
    </style:style>
    <style:style style:name="T99" style:family="text">
      <style:text-properties fo:font-weight="bold" officeooo:rsid="001511e0" style:font-weight-asian="bold" style:font-weight-complex="bold"/>
    </style:style>
    <style:style style:name="T100" style:family="text">
      <style:text-properties fo:font-weight="bold" officeooo:rsid="0018f514" style:font-weight-asian="bold" style:font-weight-complex="bold"/>
    </style:style>
    <style:style style:name="T101" style:family="text">
      <style:text-properties fo:font-weight="bold" officeooo:rsid="000de735" style:font-weight-asian="bold" style:font-weight-complex="bold"/>
    </style:style>
    <style:style style:name="T102" style:family="text">
      <style:text-properties fo:font-weight="bold" officeooo:rsid="001859b4" style:font-weight-asian="bold" style:font-weight-complex="bold"/>
    </style:style>
    <style:style style:name="T103" style:family="text">
      <style:text-properties fo:font-weight="bold" officeooo:rsid="001fa5c4" style:font-weight-asian="bold" style:font-weight-complex="bold"/>
    </style:style>
    <style:style style:name="T104" style:family="text">
      <style:text-properties fo:font-weight="bold" officeooo:rsid="001c5dc1" style:font-weight-asian="bold" style:font-weight-complex="bold"/>
    </style:style>
    <style:style style:name="T105" style:family="text">
      <style:text-properties fo:font-weight="bold" officeooo:rsid="001e1a21" style:font-weight-asian="bold" style:font-weight-complex="bold"/>
    </style:style>
    <style:style style:name="T106" style:family="text">
      <style:text-properties fo:font-weight="bold" officeooo:rsid="0023f1c9" style:font-weight-asian="bold" style:font-weight-complex="bold"/>
    </style:style>
    <style:style style:name="T107" style:family="text">
      <style:text-properties fo:font-weight="bold" officeooo:rsid="00209816" style:font-weight-asian="bold" style:font-weight-complex="bold"/>
    </style:style>
    <style:style style:name="T108" style:family="text">
      <style:text-properties fo:font-weight="bold" officeooo:rsid="00225ef0" style:font-weight-asian="bold" style:font-weight-complex="bold"/>
    </style:style>
    <style:style style:name="T109" style:family="text">
      <style:text-properties fo:font-weight="bold" officeooo:rsid="000547d9" style:font-weight-asian="bold" style:font-weight-complex="bold"/>
    </style:style>
    <style:style style:name="T110" style:family="text">
      <style:text-properties fo:font-weight="bold" officeooo:rsid="00189192" style:font-weight-asian="bold" style:font-weight-complex="bold"/>
    </style:style>
    <style:style style:name="T111" style:family="text">
      <style:text-properties fo:font-weight="bold" officeooo:rsid="0018c34e" style:font-weight-asian="bold" style:font-weight-complex="bold"/>
    </style:style>
    <style:style style:name="T112" style:family="text">
      <style:text-properties fo:font-weight="bold" officeooo:rsid="001a03c2" style:font-weight-asian="bold" style:font-weight-complex="bold"/>
    </style:style>
    <style:style style:name="T113" style:family="text">
      <style:text-properties fo:font-weight="bold" officeooo:rsid="001ec0aa" style:font-weight-asian="bold" style:font-weight-complex="bold"/>
    </style:style>
    <style:style style:name="T114" style:family="text">
      <style:text-properties fo:font-weight="bold" officeooo:rsid="001ff38b" style:font-weight-asian="bold" style:font-weight-complex="bold"/>
    </style:style>
    <style:style style:name="T115" style:family="text">
      <style:text-properties fo:font-weight="bold" officeooo:rsid="00210081" style:font-weight-asian="bold" style:font-weight-complex="bold"/>
    </style:style>
    <style:style style:name="T116" style:family="text">
      <style:text-properties fo:font-weight="bold" officeooo:rsid="00226df2" style:font-weight-asian="bold" style:font-weight-complex="bold"/>
    </style:style>
    <style:style style:name="T117" style:family="text">
      <style:text-properties fo:font-weight="bold" officeooo:rsid="00239bc6" style:font-weight-asian="bold" style:font-weight-complex="bold"/>
    </style:style>
    <style:style style:name="T118" style:family="text">
      <style:text-properties fo:font-weight="bold" officeooo:rsid="00247993" style:font-weight-asian="bold" style:font-weight-complex="bold"/>
    </style:style>
    <style:style style:name="T119" style:family="text">
      <style:text-properties fo:font-weight="bold" officeooo:rsid="002613ac" style:font-weight-asian="bold" style:font-weight-complex="bold"/>
    </style:style>
    <style:style style:name="T120" style:family="text">
      <style:text-properties fo:font-weight="bold" officeooo:rsid="000e0ef0" style:font-weight-asian="bold" style:font-weight-complex="bold"/>
    </style:style>
    <style:style style:name="T121" style:family="text">
      <style:text-properties fo:font-weight="bold" officeooo:rsid="00137f72" style:font-weight-asian="bold" style:font-weight-complex="bold"/>
    </style:style>
    <style:style style:name="T122" style:family="text">
      <style:text-properties fo:font-weight="bold" officeooo:rsid="004c8077" style:font-weight-asian="bold" style:font-weight-complex="bold"/>
    </style:style>
    <style:style style:name="T123" style:family="text">
      <style:text-properties fo:font-weight="bold" officeooo:rsid="00187305" style:font-weight-asian="bold" style:font-weight-complex="bold"/>
    </style:style>
    <style:style style:name="T124" style:family="text">
      <style:text-properties fo:font-weight="bold" officeooo:rsid="001ca680" style:font-weight-asian="bold" style:font-weight-complex="bold"/>
    </style:style>
    <style:style style:name="T125" style:family="text">
      <style:text-properties fo:font-weight="bold" officeooo:rsid="001968cf" style:font-weight-asian="bold" style:font-weight-complex="bold"/>
    </style:style>
    <style:style style:name="T126" style:family="text">
      <style:text-properties fo:font-weight="bold" officeooo:rsid="001c80ec" style:font-weight-asian="bold" style:font-weight-complex="bold"/>
    </style:style>
    <style:style style:name="T12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28" style:family="text">
      <style:text-properties fo:font-variant="normal" fo:text-transform="none" fo:color="#000000" style:text-line-through-style="none" style:text-line-through-type="none" fo:font-style="normal" style:text-underline-style="none" fo:font-weight="bold" officeooo:rsid="0008b9d1" style:text-blinking="false" fo:background-color="transparent" loext:char-shading-value="0"/>
    </style:style>
    <style:style style:name="T129" style:family="text">
      <style:text-properties fo:font-variant="normal" fo:text-transform="none" fo:color="#000000" style:text-line-through-style="none" style:text-line-through-type="none" fo:font-style="normal" style:text-underline-style="none" fo:font-weight="bold" officeooo:rsid="0022fbb0" style:text-blinking="false" fo:background-color="transparent" loext:char-shading-value="0"/>
    </style:style>
    <style:style style:name="T130" style:family="text">
      <style:text-properties fo:font-variant="normal" fo:text-transform="none" fo:color="#000000" style:text-line-through-style="none" style:text-line-through-type="none" fo:font-style="normal" style:text-underline-style="none" fo:font-weight="bold" officeooo:rsid="0010b09f" style:text-blinking="false" fo:background-color="transparent" loext:char-shading-value="0" style:font-weight-asian="bold" style:font-weight-complex="bold"/>
    </style:style>
    <style:style style:name="T131" style:family="text">
      <style:text-properties fo:font-variant="normal" fo:text-transform="none" fo:color="#000000" style:text-line-through-style="none" style:text-line-through-type="none" fo:font-style="normal" style:text-underline-style="none" fo:font-weight="bold" officeooo:rsid="0018f514" style:text-blinking="false" fo:background-color="transparent" loext:char-shading-value="0" style:font-weight-asian="bold" style:font-weight-complex="bold"/>
    </style:style>
    <style:style style:name="T132" style:family="text">
      <style:text-properties fo:font-variant="normal" fo:text-transform="none" fo:color="#000000" style:text-line-through-style="none" style:text-line-through-type="none" fo:font-style="normal" style:text-underline-style="none" fo:font-weight="bold" officeooo:rsid="001a8497" style:text-blinking="false" fo:background-color="transparent" loext:char-shading-value="0" style:font-weight-asian="bold" style:font-weight-complex="bold"/>
    </style:style>
    <style:style style:name="T133" style:family="text">
      <style:text-properties fo:font-variant="normal" fo:text-transform="none" fo:color="#000000" style:text-line-through-style="none" style:text-line-through-type="none" fo:font-style="normal" style:text-underline-style="none" fo:font-weight="bold" officeooo:rsid="001fa5c4" style:text-blinking="false" fo:background-color="transparent" loext:char-shading-value="0" style:font-weight-asian="bold" style:font-weight-complex="bold"/>
    </style:style>
    <style:style style:name="T134" style:family="text">
      <style:text-properties fo:font-variant="normal" fo:text-transform="none" fo:color="#000000" style:text-line-through-style="none" style:text-line-through-type="none" fo:font-style="normal" style:text-underline-style="none" fo:font-weight="bold" officeooo:rsid="0023f1c9" style:text-blinking="false" fo:background-color="transparent" loext:char-shading-value="0" style:font-weight-asian="bold" style:font-weight-complex="bold"/>
    </style:style>
    <style:style style:name="T13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36" style:family="text">
      <style:text-properties fo:font-variant="normal" fo:text-transform="none" fo:color="#000000" style:text-line-through-style="none" style:text-line-through-type="none" fo:font-style="normal" style:text-underline-style="none" officeooo:rsid="0014d133" style:text-blinking="false" fo:background-color="transparent" loext:char-shading-value="0"/>
    </style:style>
    <style:style style:name="T137" style:family="text">
      <style:text-properties fo:font-variant="normal" fo:text-transform="none" fo:color="#000000" style:text-line-through-style="none" style:text-line-through-type="none" fo:font-style="normal" style:text-underline-style="none" officeooo:rsid="000a6b80" style:text-blinking="false" fo:background-color="transparent" loext:char-shading-value="0"/>
    </style:style>
    <style:style style:name="T138" style:family="text">
      <style:text-properties fo:font-variant="normal" fo:text-transform="none" fo:color="#000000" style:text-line-through-style="none" style:text-line-through-type="none" fo:font-style="normal" style:text-underline-style="none" officeooo:rsid="00136339" style:text-blinking="false" fo:background-color="transparent" loext:char-shading-value="0"/>
    </style:style>
    <style:style style:name="T139" style:family="text">
      <style:text-properties fo:font-variant="normal" fo:text-transform="none" fo:color="#000000" style:text-line-through-style="none" style:text-line-through-type="none" fo:font-style="normal" style:text-underline-style="none" officeooo:rsid="00136339" style:text-blinking="false" fo:background-color="transparent" loext:char-shading-value="0" style:font-size-asian="12pt"/>
    </style:style>
    <style:style style:name="T140" style:family="text">
      <style:text-properties fo:font-variant="normal" fo:text-transform="none" fo:color="#000000" style:text-line-through-style="none" style:text-line-through-type="none" fo:font-style="normal" style:text-underline-style="none" officeooo:rsid="000a6b80" style:text-blinking="false" fo:background-color="transparent" loext:char-shading-value="0" style:font-size-asian="12pt"/>
    </style:style>
    <style:style style:name="T141" style:family="text">
      <style:text-properties fo:font-variant="normal" fo:text-transform="none" fo:color="#000000" style:text-line-through-style="none" style:text-line-through-type="none" fo:font-style="normal" style:text-underline-style="none" officeooo:rsid="0022319c" style:text-blinking="false" fo:background-color="transparent" loext:char-shading-value="0" style:font-size-asian="12pt"/>
    </style:style>
    <style:style style:name="T142" style:family="text">
      <style:text-properties fo:font-variant="normal" fo:text-transform="none" fo:color="#000000" style:text-line-through-style="none" style:text-line-through-type="none" fo:font-style="normal" style:text-underline-style="none" officeooo:rsid="0022fbb0" style:text-blinking="false" fo:background-color="transparent" loext:char-shading-value="0" style:font-size-asian="12pt"/>
    </style:style>
    <style:style style:name="T143" style:family="text">
      <style:text-properties fo:font-variant="normal" fo:text-transform="none" fo:color="#000000" style:text-line-through-style="none" style:text-line-through-type="none" fo:font-style="normal" style:text-underline-style="none" officeooo:rsid="0010b09f" style:text-blinking="false" fo:background-color="transparent" loext:char-shading-value="0"/>
    </style:style>
    <style:style style:name="T144" style:family="text">
      <style:text-properties fo:font-variant="normal" fo:text-transform="none" fo:color="#000000" style:text-line-through-style="none" style:text-line-through-type="none" fo:font-style="normal" style:text-underline-style="none" officeooo:rsid="0018f514" style:text-blinking="false" fo:background-color="transparent" loext:char-shading-value="0"/>
    </style:style>
    <style:style style:name="T145" style:family="text">
      <style:text-properties fo:font-variant="normal" fo:text-transform="none" fo:color="#000000" style:text-line-through-style="none" style:text-line-through-type="none" fo:font-style="normal" style:text-underline-style="none" officeooo:rsid="001fa5c4" style:text-blinking="false" fo:background-color="transparent" loext:char-shading-value="0"/>
    </style:style>
    <style:style style:name="T146" style:family="text">
      <style:text-properties fo:font-variant="normal" fo:text-transform="none" fo:color="#000000" style:text-line-through-style="none" style:text-line-through-type="none" fo:font-style="normal" style:text-underline-style="none" officeooo:rsid="0025c5cd" style:text-blinking="false" fo:background-color="transparent" loext:char-shading-value="0"/>
    </style:style>
    <style:style style:name="T147" style:family="text">
      <style:text-properties fo:font-variant="normal" fo:text-transform="none" fo:color="#000000" style:text-line-through-style="none" style:text-line-through-type="none" fo:font-size="9.44999980926514pt" fo:font-style="normal" style:text-underline-style="none" fo:font-weight="bold" style:text-blinking="false" fo:background-color="transparent" loext:char-shading-value="0"/>
    </style:style>
    <style:style style:name="T148" style:family="text">
      <style:text-properties fo:font-variant="normal" fo:text-transform="none" fo:color="#000000" style:text-line-through-style="none" style:text-line-through-type="none" fo:font-size="9.44999980926514pt" fo:font-style="normal" style:text-underline-style="none" fo:font-weight="bold" officeooo:rsid="000a4533" style:text-blinking="false" fo:background-color="transparent" loext:char-shading-value="0"/>
    </style:style>
    <style:style style:name="T149" style:family="text">
      <style:text-properties fo:font-variant="normal" fo:text-transform="none" fo:color="#000000" style:text-line-through-style="none" style:text-line-through-type="none" fo:font-size="9.44999980926514pt" fo:font-style="normal" style:text-underline-style="none" fo:font-weight="bold" officeooo:rsid="0022fbb0" style:text-blinking="false" fo:background-color="transparent" loext:char-shading-value="0" style:font-size-asian="12pt"/>
    </style:style>
    <style:style style:name="T150" style:family="text">
      <style:text-properties fo:font-variant="normal" fo:text-transform="none" fo:color="#000000" style:text-line-through-style="none" style:text-line-through-type="none" fo:font-size="9.44999980926514pt" fo:font-style="normal" style:text-underline-style="none" fo:font-weight="bold" officeooo:rsid="000cb5c8" style:text-blinking="false" fo:background-color="transparent" loext:char-shading-value="0"/>
    </style:style>
    <style:style style:name="T151" style:family="text">
      <style:text-properties fo:font-variant="normal" fo:text-transform="none" fo:color="#000000" style:text-line-through-style="none" style:text-line-through-type="none" fo:font-size="9.44999980926514pt" fo:font-style="normal" style:text-underline-style="none" fo:font-weight="bold" officeooo:rsid="0008b9d1" style:text-blinking="false" fo:background-color="transparent" loext:char-shading-value="0"/>
    </style:style>
    <style:style style:name="T152" style:family="text">
      <style:text-properties fo:font-variant="normal" fo:text-transform="none" fo:color="#000000" style:text-line-through-style="none" style:text-line-through-type="none" fo:font-size="9.44999980926514pt" fo:font-style="normal" style:text-underline-style="none" fo:font-weight="bold" officeooo:rsid="000dab3d" style:text-blinking="false" fo:background-color="transparent" loext:char-shading-value="0"/>
    </style:style>
    <style:style style:name="T153" style:family="text">
      <style:text-properties fo:font-variant="normal" fo:text-transform="none" fo:color="#000000" style:text-line-through-style="none" style:text-line-through-type="none" fo:font-size="9.44999980926514pt" fo:font-style="normal" style:text-underline-style="none" fo:font-weight="bold" officeooo:rsid="000f30d0" style:text-blinking="false" fo:background-color="transparent" loext:char-shading-value="0"/>
    </style:style>
    <style:style style:name="T154" style:family="text">
      <style:text-properties fo:font-variant="normal" fo:text-transform="none" fo:color="#000000" style:text-line-through-style="none" style:text-line-through-type="none" fo:font-size="9.44999980926514pt" fo:font-style="normal" style:text-underline-style="none" fo:font-weight="normal"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156" style:family="text">
      <style:text-properties fo:font-variant="normal" fo:text-transform="none" fo:color="#000000" style:text-line-through-style="none" style:text-line-through-type="none" fo:font-size="12pt" fo:font-style="normal" style:text-underline-style="none" fo:font-weight="normal" officeooo:rsid="000ff88f" style:text-blinking="false" fo:background-color="transparent" loext:char-shading-value="0" style:font-size-asian="12pt" style:font-weight-asian="normal" style:font-size-complex="12pt" style:font-weight-complex="normal"/>
    </style:style>
    <style:style style:name="T157" style:family="text">
      <style:text-properties fo:font-variant="normal" fo:text-transform="none" fo:color="#000000" style:text-line-through-style="none" style:text-line-through-type="none" fo:font-size="12pt" fo:font-style="normal" style:text-underline-style="none" fo:font-weight="normal" officeooo:rsid="0014d133" style:text-blinking="false" fo:background-color="transparent" loext:char-shading-value="0" style:font-size-asian="12pt" style:font-weight-asian="normal" style:font-size-complex="12pt" style:font-weight-complex="normal"/>
    </style:style>
    <style:style style:name="T158" style:family="text">
      <style:text-properties officeooo:rsid="0008b9d1"/>
    </style:style>
    <style:style style:name="T159" style:family="text">
      <style:text-properties officeooo:rsid="0007c95d"/>
    </style:style>
    <style:style style:name="T160" style:family="text">
      <style:text-properties officeooo:rsid="0012e279"/>
    </style:style>
    <style:style style:name="T161" style:family="text">
      <style:text-properties officeooo:rsid="00064ace"/>
    </style:style>
    <style:style style:name="T162" style:family="text">
      <style:text-properties officeooo:rsid="000807b6"/>
    </style:style>
    <style:style style:name="T163" style:family="text">
      <style:text-properties officeooo:rsid="000c3872"/>
    </style:style>
    <style:style style:name="T164" style:family="text">
      <style:text-properties officeooo:rsid="000fbff9"/>
    </style:style>
    <style:style style:name="T165" style:family="text">
      <style:text-properties style:font-name="Liberation Serif" fo:background-color="#ffffff" loext:char-shading-value="0" style:font-name-complex="Arial2" style:font-size-complex="12pt"/>
    </style:style>
    <style:style style:name="T166" style:family="text">
      <style:text-properties style:font-name="Liberation Serif" fo:background-color="#ffffff" loext:char-shading-value="0" style:font-name-complex="Arial2" style:font-size-complex="12pt" style:font-weight-complex="bold"/>
    </style:style>
    <style:style style:name="T167" style:family="text">
      <style:text-properties style:font-name="Liberation Serif" style:font-name-asian="Times New Roman1" style:language-asian="pt" style:country-asian="BR" style:font-name-complex="Arial2" style:font-size-complex="12pt" style:font-weight-complex="bold"/>
    </style:style>
    <style:style style:name="T168" style:family="text">
      <style:text-properties officeooo:rsid="0008dd18"/>
    </style:style>
    <style:style style:name="T169" style:family="text">
      <style:text-properties officeooo:rsid="00109e8b"/>
    </style:style>
    <style:style style:name="T170" style:family="text">
      <style:text-properties officeooo:rsid="0012d009"/>
    </style:style>
    <style:style style:name="T171" style:family="text">
      <style:text-properties officeooo:rsid="0015b1e7"/>
    </style:style>
    <style:style style:name="T172" style:family="text">
      <style:text-properties officeooo:rsid="0006abc9"/>
    </style:style>
    <style:style style:name="T173" style:family="text">
      <style:text-properties officeooo:rsid="0014d133"/>
    </style:style>
    <style:style style:name="T174" style:family="text">
      <style:text-properties officeooo:rsid="0009afc3"/>
    </style:style>
    <style:style style:name="T175" style:family="text">
      <style:text-properties officeooo:rsid="0008b57b"/>
    </style:style>
    <style:style style:name="T176" style:family="text">
      <style:text-properties officeooo:rsid="000d81c5"/>
    </style:style>
    <style:style style:name="T177" style:family="text">
      <style:text-properties officeooo:rsid="00155bc0"/>
    </style:style>
    <style:style style:name="T178" style:family="text">
      <style:text-properties officeooo:rsid="0006c109"/>
    </style:style>
    <style:style style:name="T179" style:family="text">
      <style:text-properties officeooo:rsid="000547d9"/>
    </style:style>
    <style:style style:name="T180" style:family="text">
      <style:text-properties officeooo:rsid="001d8acf"/>
    </style:style>
    <style:style style:name="T181" style:family="text">
      <style:text-properties officeooo:rsid="0010ad1c"/>
    </style:style>
    <style:style style:name="T182" style:family="text">
      <style:text-properties officeooo:rsid="0015d72d"/>
    </style:style>
    <style:style style:name="T183" style:family="text">
      <style:text-properties officeooo:rsid="001ec142"/>
    </style:style>
    <style:style style:name="T184" style:family="text">
      <style:text-properties officeooo:rsid="00165342"/>
    </style:style>
    <style:style style:name="T185" style:family="text">
      <style:text-properties officeooo:rsid="001372e4"/>
    </style:style>
    <style:style style:name="T186" style:family="text">
      <style:text-properties officeooo:rsid="000a6b80"/>
    </style:style>
    <style:style style:name="T187" style:family="text">
      <style:text-properties officeooo:rsid="001d1caf"/>
    </style:style>
    <style:style style:name="T188" style:family="text">
      <style:text-properties officeooo:rsid="001e74f7"/>
    </style:style>
    <style:style style:name="T189" style:family="text">
      <style:text-properties officeooo:rsid="001fa3a0"/>
    </style:style>
    <style:style style:name="T190" style:family="text">
      <style:text-properties officeooo:rsid="00136339"/>
    </style:style>
    <style:style style:name="T191" style:family="text">
      <style:text-properties officeooo:rsid="001503a8"/>
    </style:style>
    <style:style style:name="T192" style:family="text">
      <style:text-properties officeooo:rsid="0022319c"/>
    </style:style>
    <style:style style:name="T193" style:family="text">
      <style:text-properties officeooo:rsid="00189d4d"/>
    </style:style>
    <style:style style:name="T194" style:family="text">
      <style:text-properties fo:color="#000000" fo:font-size="12pt" style:font-size-asian="12pt"/>
    </style:style>
    <style:style style:name="T195" style:family="text">
      <style:text-properties fo:color="#000000" fo:font-size="12pt" officeooo:rsid="000a6b80" style:font-size-asian="12pt"/>
    </style:style>
    <style:style style:name="T196" style:family="text">
      <style:text-properties fo:color="#000000" fo:font-size="12pt" officeooo:rsid="0022fbb0" style:font-size-asian="12pt"/>
    </style:style>
    <style:style style:name="T197" style:family="text">
      <style:text-properties fo:color="#000000" officeooo:rsid="0010b09f" style:font-size-asian="12pt"/>
    </style:style>
    <style:style style:name="T198" style:family="text">
      <style:text-properties fo:color="#000000" officeooo:rsid="0016b23d" style:font-size-asian="12pt"/>
    </style:style>
    <style:style style:name="T199" style:family="text">
      <style:text-properties fo:color="#000000" fo:font-weight="bold" officeooo:rsid="0010b09f" style:font-size-asian="12pt" style:font-weight-asian="bold" style:font-weight-complex="bold"/>
    </style:style>
    <style:style style:name="T200" style:family="text">
      <style:text-properties fo:color="#000000" fo:font-weight="bold" officeooo:rsid="0016b23d" style:font-size-asian="12pt" style:font-weight-asian="bold" style:font-weight-complex="bold"/>
    </style:style>
    <style:style style:name="T201" style:family="text">
      <style:text-properties officeooo:rsid="0022fbb0"/>
    </style:style>
    <style:style style:name="T202" style:family="text">
      <style:text-properties officeooo:rsid="000de735"/>
    </style:style>
    <style:style style:name="T203" style:family="text">
      <style:text-properties officeooo:rsid="000e6f10"/>
    </style:style>
    <style:style style:name="T204" style:family="text">
      <style:text-properties officeooo:rsid="001094be"/>
    </style:style>
    <style:style style:name="T205" style:family="text">
      <style:text-properties officeooo:rsid="00189192"/>
    </style:style>
    <style:style style:name="T206" style:family="text">
      <style:text-properties officeooo:rsid="000e0ef0"/>
    </style:style>
    <style:style style:name="T207" style:family="text">
      <style:text-properties fo:color="#1a1a1a"/>
    </style:style>
    <style:style style:name="T208" style:family="text">
      <style:text-properties fo:color="#1a1a1a" fo:font-size="12pt" style:font-size-asian="12pt" style:font-size-complex="12pt"/>
    </style:style>
    <style:style style:name="T209" style:family="text">
      <style:text-properties fo:color="#1a1a1a" fo:font-size="12pt" fo:font-weight="normal" style:font-size-asian="12pt" style:font-weight-asian="normal" style:font-size-complex="12pt" style:font-weight-complex="normal"/>
    </style:style>
    <style:style style:name="T210" style:family="text">
      <style:text-properties officeooo:rsid="000fa410"/>
    </style:style>
    <style:style style:name="T211" style:family="text">
      <style:text-properties officeooo:rsid="0022b903"/>
    </style:style>
    <style:style style:name="T212" style:family="text">
      <style:text-properties officeooo:rsid="0023dfc8"/>
    </style:style>
    <style:style style:name="T213" style:family="text">
      <style:text-properties officeooo:rsid="00238bea"/>
    </style:style>
    <style:style style:name="T214" style:family="text">
      <style:text-properties officeooo:rsid="00258c41"/>
    </style:style>
    <style:style style:name="T215" style:family="text">
      <style:text-properties officeooo:rsid="0025c5d4"/>
    </style:style>
    <style:style style:name="T216" style:family="text">
      <style:text-properties officeooo:rsid="0027c4cf"/>
    </style:style>
    <style:style style:name="T217" style:family="text">
      <style:text-properties officeooo:rsid="0029bf27"/>
    </style:style>
    <style:style style:name="T218" style:family="text">
      <style:text-properties officeooo:rsid="002a241e"/>
    </style:style>
    <style:style style:name="T219" style:family="text">
      <style:text-properties officeooo:rsid="002ac06c"/>
    </style:style>
    <style:style style:name="T220" style:family="text">
      <style:text-properties officeooo:rsid="002b3b00"/>
    </style:style>
    <style:style style:name="T221" style:family="text">
      <style:text-properties officeooo:rsid="002cf4b7"/>
    </style:style>
    <style:style style:name="T222" style:family="text">
      <style:text-properties officeooo:rsid="00124a4f"/>
    </style:style>
    <style:style style:name="T223" style:family="text">
      <style:text-properties officeooo:rsid="002e7f49"/>
    </style:style>
    <style:style style:name="T224" style:family="text">
      <style:text-properties officeooo:rsid="0030eb85"/>
    </style:style>
    <style:style style:name="T225" style:family="text">
      <style:text-properties officeooo:rsid="00304368"/>
    </style:style>
    <style:style style:name="T226" style:family="text">
      <style:text-properties officeooo:rsid="003402f7"/>
    </style:style>
    <style:style style:name="T227" style:family="text">
      <style:text-properties officeooo:rsid="003e672e"/>
    </style:style>
    <style:style style:name="T228" style:family="text">
      <style:text-properties officeooo:rsid="00341ee9"/>
    </style:style>
    <style:style style:name="T229" style:family="text">
      <style:text-properties officeooo:rsid="00357aa7"/>
    </style:style>
    <style:style style:name="T230" style:family="text">
      <style:text-properties officeooo:rsid="00370e88"/>
    </style:style>
    <style:style style:name="T231" style:family="text">
      <style:text-properties officeooo:rsid="0037a17f"/>
    </style:style>
    <style:style style:name="T232" style:family="text">
      <style:text-properties officeooo:rsid="00397bb6"/>
    </style:style>
    <style:style style:name="T233" style:family="text">
      <style:text-properties officeooo:rsid="003a76c4"/>
    </style:style>
    <style:style style:name="T234" style:family="text">
      <style:text-properties officeooo:rsid="003adafb"/>
    </style:style>
    <style:style style:name="T235" style:family="text">
      <style:text-properties officeooo:rsid="003caaed"/>
    </style:style>
    <style:style style:name="T236" style:family="text">
      <style:text-properties officeooo:rsid="003d24f5"/>
    </style:style>
    <style:style style:name="T237" style:family="text">
      <style:text-properties officeooo:rsid="003e9b79"/>
    </style:style>
    <style:style style:name="T238" style:family="text">
      <style:text-properties officeooo:rsid="0045b8d6"/>
    </style:style>
    <style:style style:name="T239" style:family="text">
      <style:text-properties officeooo:rsid="003f44a7"/>
    </style:style>
    <style:style style:name="T240" style:family="text">
      <style:text-properties officeooo:rsid="00416bd5"/>
    </style:style>
    <style:style style:name="T241" style:family="text">
      <style:text-properties officeooo:rsid="0048b58f"/>
    </style:style>
    <style:style style:name="T242" style:family="text">
      <style:text-properties officeooo:rsid="0045f0ba"/>
    </style:style>
    <style:style style:name="T243" style:family="text">
      <style:text-properties officeooo:rsid="0046f9b8"/>
    </style:style>
    <style:style style:name="T244" style:family="text">
      <style:text-properties officeooo:rsid="0047bf0a"/>
    </style:style>
    <style:style style:name="T245" style:family="text">
      <style:text-properties officeooo:rsid="004a5df3"/>
    </style:style>
    <style:style style:name="T246" style:family="text">
      <style:text-properties officeooo:rsid="004be31f"/>
    </style:style>
    <style:style style:name="T247" style:family="text">
      <style:text-properties officeooo:rsid="004d8393"/>
    </style:style>
    <style:style style:name="T248" style:family="text">
      <style:text-properties officeooo:rsid="004eeb89"/>
    </style:style>
    <style:style style:name="T249" style:family="text">
      <style:text-properties officeooo:rsid="004f8dd1"/>
    </style:style>
    <style:style style:name="T250" style:family="text">
      <style:text-properties officeooo:rsid="00503c23"/>
    </style:style>
    <style:style style:name="T251" style:family="text">
      <style:text-properties officeooo:rsid="005049e8"/>
    </style:style>
    <style:style style:name="T252" style:family="text">
      <style:text-properties officeooo:rsid="00505415"/>
    </style:style>
    <style:style style:name="T253" style:family="text">
      <style:text-properties officeooo:rsid="0052d4ca"/>
    </style:style>
    <style:style style:name="T254" style:family="text">
      <style:text-properties officeooo:rsid="0054af40"/>
    </style:style>
    <style:style style:name="T255" style:family="text">
      <style:text-properties officeooo:rsid="00560ee0"/>
    </style:style>
    <style:style style:name="T256" style:family="text">
      <style:text-properties officeooo:rsid="00563762"/>
    </style:style>
    <style:style style:name="T257" style:family="text">
      <style:text-properties officeooo:rsid="005700df"/>
    </style:style>
    <style:style style:name="T258" style:family="text">
      <style:text-properties officeooo:rsid="00572403"/>
    </style:style>
    <style:style style:name="T259" style:family="text">
      <style:text-properties officeooo:rsid="00580815"/>
    </style:style>
    <style:style style:name="T260" style:family="text">
      <style:text-properties officeooo:rsid="0058c975"/>
    </style:style>
    <style:style style:name="T261" style:family="text">
      <style:text-properties officeooo:rsid="005ba6b9"/>
    </style:style>
    <style:style style:name="T262" style:family="text">
      <style:text-properties officeooo:rsid="005bde01"/>
    </style:style>
    <style:style style:name="T263" style:family="text">
      <style:text-properties officeooo:rsid="005c25ad"/>
    </style:style>
    <style:style style:name="T264" style:family="text">
      <style:text-properties officeooo:rsid="005d4c89"/>
    </style:style>
    <style:style style:name="T265" style:family="text">
      <style:text-properties officeooo:rsid="005d6c91"/>
    </style:style>
    <style:style style:name="T266" style:family="text">
      <style:text-properties officeooo:rsid="005dd4c5"/>
    </style:style>
    <style:style style:name="T267" style:family="text">
      <style:text-properties officeooo:rsid="001a539d"/>
    </style:style>
    <style:style style:name="T268" style:family="text">
      <style:text-properties officeooo:rsid="0062fcdd"/>
    </style:style>
    <style:style style:name="T269" style:family="text">
      <style:text-properties officeooo:rsid="006448d9"/>
    </style:style>
    <style:style style:name="T270" style:family="text">
      <style:text-properties officeooo:rsid="0066cf52"/>
    </style:style>
    <style:style style:name="T271" style:family="text">
      <style:text-properties officeooo:rsid="001bb182"/>
    </style:style>
    <style:style style:name="T272" style:family="text">
      <style:text-properties officeooo:rsid="0069c1c9"/>
    </style:style>
    <style:style style:name="T273" style:family="text">
      <style:text-properties officeooo:rsid="0068fbeb"/>
    </style:style>
    <style:style style:name="T274" style:family="text">
      <style:text-properties officeooo:rsid="006b3f01"/>
    </style:style>
    <style:style style:name="T275" style:family="text">
      <style:text-properties style:font-name="Arial1" style:font-name-complex="Arial2" style:font-size-complex="12pt"/>
    </style:style>
    <style:style style:name="T276" style:family="text">
      <style:text-properties style:font-name="Arial1" fo:background-color="#ffffff" loext:char-shading-value="0" style:font-name-complex="Arial2" style:font-size-complex="12pt"/>
    </style:style>
    <style:style style:name="T277" style:family="text">
      <style:text-properties style:font-name="Arial1" fo:background-color="#ffffff" loext:char-shading-value="0" style:font-name-complex="Arial2" style:font-size-complex="12pt" style:font-weight-complex="bold"/>
    </style:style>
    <style:style style:name="T278" style:family="text">
      <style:text-properties style:font-name="Arial1" style:font-name-asian="Times New Roman1" style:language-asian="pt" style:country-asian="BR" style:font-name-complex="Arial2" style:font-size-complex="12pt"/>
    </style:style>
    <style:style style:name="T279" style:family="text">
      <style:text-properties style:font-name="Arial1" style:font-name-asian="Times New Roman1" style:language-asian="pt" style:country-asian="BR" style:font-name-complex="Arial2" style:font-size-complex="12pt" style:font-weight-complex="bold"/>
    </style:style>
    <style:style style:name="T280" style:family="text">
      <style:text-properties style:language-asian="pt" style:country-asian="BR"/>
    </style:style>
    <style:style style:name="T281" style:family="text">
      <style:text-properties style:font-name-complex="Arial2" style:font-size-complex="12pt"/>
    </style:style>
    <style:style style:name="T282" style:family="text">
      <style:text-properties fo:background-color="#ffffff" loext:char-shading-value="0" style:font-name-complex="Arial2" style:font-size-complex="12pt"/>
    </style:style>
    <style:style style:name="T283" style:family="text">
      <style:text-properties fo:background-color="#ffffff" loext:char-shading-value="0" style:font-name-complex="Arial2" style:font-size-complex="12pt" style:font-weight-complex="bold"/>
    </style:style>
    <style:style style:name="T284" style:family="text">
      <style:text-properties style:font-name-asian="Times New Roman1" style:language-asian="pt" style:country-asian="BR" style:font-name-complex="Arial2" style:font-size-complex="12pt"/>
    </style:style>
    <style:style style:name="T285" style:family="text">
      <style:text-properties style:font-name-asian="Times New Roman1" style:language-asian="pt" style:country-asian="BR" style:font-name-complex="Arial2" style:font-size-complex="12pt" style:font-weight-complex="bold"/>
    </style:style>
    <style:style style:name="T286" style:family="text">
      <style:text-properties officeooo:rsid="001968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docs-internal-guid-ef0a1934-630d-182e-0d8c-90cd239a01c9"/></text:p>
      <text:p text:style-name="P157">Classes, Methods and Variables Guide</text:p>
      <text:p text:style-name="P148"><text:line-break/><text:line-break/><text:line-break/><text:line-break/><text:line-break/></text:p>
      <text:p text:style-name="P159">Use <text:span text:style-name="T158">it</text:span> as <text:span text:style-name="T158">a guide</text:span> for APP – Acompanhamento de Projetos Parlamentares and Jogo do Morro</text:p>
      <text:p text:style-name="P148"><text:line-break/><text:line-break/><text:line-break/><text:line-break/></text:p>
      <text:p text:style-name="P159">Version 1.0 (<text:span text:style-name="T158">14</text:span>/0<text:span text:style-name="T158">4</text:span>/2014)</text:p>
      <text:p text:style-name="P148"><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58">Made by: Eduardo de Oliveira Castro 12/0115921</text:p>
      <text:p text:style-name="P160"><text:span text:style-name="T1"><text:tab/> <text:s text:c="2"/>Luciano Henrique Nunes de Almeida 11/0063392</text:span></text:p>
      <text:p text:style-name="P160"><text:span text:style-name="T1"><text:tab/> <text:s text:c="2"/>Matheus Carneiro Godinho de Morais Sá 12/0018811</text:span></text:p>
      <text:p text:style-name="P147"><text:span text:style-name="T147"><text:tab/> <text:s text:c="2"/>Simião Correia Lima de Carvalho 12/0022265</text:span></text:p>
      <text:p text:style-name="P147"><text:span text:style-name="T147"/></text:p>
      <text:p text:style-name="P147"><text:span text:style-name="T147"/></text:p>
      <text:p text:style-name="P127"><text:bookmark text:name="docs-internal-guid-ef0a1934-630d-f369-f72d-2121b00cdc8b"/>Summary</text:p>
      <text:p text:style-name="P147"><text:span text:style-name="T147"/></text:p>
      <text:p text:style-name="P150"><text:span text:style-name="T147">1. View …................................................................................................................................................ </text:span><text:span text:style-name="T148">4</text:span></text:p>
      <text:p text:style-name="P150"><text:span text:style-name="T147"><text:tab/>1.1. com.mds.app.view ........................................................................................................... </text:span><text:span text:style-name="T148">5 </text:span></text:p>
      <text:p text:style-name="P150"><text:span text:style-name="T147"><text:tab/><text:tab/>1.1.1. Busca.java ...................................................................................................... </text:span><text:span text:style-name="T148">6</text:span></text:p>
      <text:p text:style-name="P150"><text:span text:style-name="T147"><text:tab/><text:tab/>1.1.2. Lista.java ........................................................................................................ </text:span><text:span text:style-name="T148">8</text:span></text:p>
      <text:p text:style-name="P150"><text:span text:style-name="T147"><text:tab/><text:tab/>1.1.3. MenuPrincipal.java ....................................................................................... </text:span><text:span text:style-name="T148">10</text:span></text:p>
      <text:p text:style-name="P150"><text:span text:style-name="T147"><text:tab/><text:tab/>1.1.4. Perfil.java ....................................................................................................... </text:span><text:span text:style-name="T148">12 </text:span></text:p>
      <text:p text:style-name="P150"><text:span text:style-name="T147"><text:tab/><text:tab/>1.1.5. Sobre.java ....................................................................................................... </text:span><text:span text:style-name="T148">16</text:span></text:p>
      <text:p text:style-name="P150"><text:span text:style-name="T147">2. Src ........................................................................................................................................................ </text:span><text:span text:style-name="T150">17</text:span></text:p>
      <text:p text:style-name="P150"><text:span text:style-name="T147"><text:tab/>2.1. com.mds.app.controller <text:s/>.................................................................................................. </text:span><text:span text:style-name="T150">18</text:span></text:p>
      <text:p text:style-name="P150"><text:span text:style-name="T147"><text:tab/><text:tab/>2.1.1. AlteraArquivos.java .......................................................................................</text:span><text:span text:style-name="T150"> 19</text:span></text:p>
      <text:p text:style-name="P150"><text:span text:style-name="T147"><text:tab/><text:tab/>2.1.</text:span><text:span text:style-name="T150">2</text:span><text:span text:style-name="T147">. FavoritosController.java ............................................................................... <text:s/></text:span><text:span text:style-name="T150">20</text:span></text:p>
      <text:p text:style-name="P150"><text:span text:style-name="T147"><text:tab/><text:tab/>2.1.</text:span><text:span text:style-name="T150">3</text:span><text:span text:style-name="T147">. HistoricoController.java ................................................................................ </text:span><text:span text:style-name="T150">21</text:span></text:p>
      <text:p text:style-name="P150"><text:span text:style-name="T147"><text:tab/><text:tab/>2.1.</text:span><text:span text:style-name="T150">4</text:span><text:span text:style-name="T147">. ListaController.java ........................................................................................ </text:span><text:span text:style-name="T150">22</text:span></text:p>
      <text:p text:style-name="P150"><text:span text:style-name="T147"><text:tab/><text:tab/>2.1.</text:span><text:span text:style-name="T150">5</text:span><text:span text:style-name="T147">. ProcuraParlamentarController.java ............................................................. </text:span><text:span text:style-name="T150">23</text:span></text:p>
      <text:p text:style-name="P150"><text:span text:style-name="T147"><text:tab/><text:tab/>2.1.</text:span><text:span text:style-name="T150">6</text:span><text:span text:style-name="T147">. ProcuraPartidoController.java ...................................................................... </text:span><text:span text:style-name="T150">24</text:span></text:p>
      <text:p text:style-name="P150"><text:span text:style-name="T147"><text:tab/><text:tab/>2.1.</text:span><text:span text:style-name="T150">7</text:span><text:span text:style-name="T147">. ProcuraProjetoController.java ...................................................................... </text:span><text:span text:style-name="T150">25</text:span></text:p>
      <text:p text:style-name="P150"><text:span text:style-name="T147"><text:tab/><text:tab/>2.1.</text:span><text:span text:style-name="T150">8</text:span><text:span text:style-name="T147">. ProposicaoController.java .............................................................................. </text:span><text:span text:style-name="T150">26</text:span></text:p>
      <text:p text:style-name="P150"><text:span text:style-name="T147"><text:tab/>2.2 com.mds.app.exception ...................................................................................................... </text:span><text:span text:style-name="T150">2</text:span><text:span text:style-name="T152">7</text:span></text:p>
      <text:p text:style-name="P151"><text:span text:style-name="T147"><text:tab/><text:tab/>2.2.1. ValidaEntrada.java .......................................................................................... </text:span><text:span text:style-name="T152">28</text:span></text:p>
      <text:p text:style-name="P150"><text:span text:style-name="T147"><text:tab/>2.3. com.mds.app.model ........................................................................................................... </text:span><text:span text:style-name="T150">29</text:span></text:p>
      <text:p text:style-name="P150"><text:span text:style-name="T147"><text:tab/><text:tab/>2.3.1. ParlamentarModel.java .................................................................................. </text:span><text:span text:style-name="T150">30</text:span></text:p>
      <text:p text:style-name="P150"><text:span text:style-name="T147"><text:tab/><text:tab/>2.3.2. PartidoModel.java ........................................................................................... </text:span><text:span text:style-name="T150">31</text:span></text:p>
      <text:p text:style-name="P150"><text:span text:style-name="T147"><text:tab/><text:tab/>2.3.3. ProcuraParlamentarModel.java .................................................................... </text:span><text:span text:style-name="T150">32</text:span></text:p>
      <text:p text:style-name="P150"><text:span text:style-name="T147"><text:tab/><text:tab/>2.3.4. ProcuraPartidoModel ...................................................................................... </text:span><text:span text:style-name="T150">33</text:span></text:p>
      <text:p text:style-name="P150"><text:span text:style-name="T147"><text:tab/><text:tab/>2.3.5. ProcuraProjetoModel.java .............................................................................. </text:span><text:span text:style-name="T150">34</text:span></text:p>
      <text:p text:style-name="P150"><text:span text:style-name="T147"><text:tab/><text:tab/>2.3.6. ProjetoModel.java ............................................................................................ </text:span><text:span text:style-name="T150">35</text:span></text:p>
      <text:p text:style-name="P150"><text:span text:style-name="T147"><text:tab/>2.4. com.mds.app.persistencia .................................................................................................. </text:span><text:span text:style-name="T150">38</text:span></text:p>
      <text:p text:style-name="P150"><text:span text:style-name="T147"><text:tab/>2.5. com.mds.app.services ......................................................................................................... </text:span><text:span text:style-name="T150">39</text:span></text:p>
      <text:p text:style-name="P149"><text:span text:style-name="T147"><text:tab/><text:tab/>2.5.1. Endereco.java …................................................................................................ </text:span><text:span text:style-name="T153">40</text:span></text:p>
      <text:p text:style-name="P150"><text:span text:style-name="T147"><text:tab/><text:tab/>2.5.2. RecebeHTTP.java .............................................................................................. </text:span><text:span text:style-name="T150">4</text:span><text:span text:style-name="T153">2</text:span></text:p>
      <text:p text:style-name="P149"><text:span text:style-name="T147"><text:tab/><text:tab/>2.5.3. XMLParser.java</text:span></text:p>
      <text:p text:style-name="P152"><text:span text:style-name="T147">3. Jogo do Morro <text:s/></text:span><text:span text:style-name="T151">..................................................................................................................................... </text:span><text:span text:style-name="T150">4</text:span><text:span text:style-name="T153">4</text:span></text:p>
      <text:p text:style-name="P13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8"/>
      <text:p text:style-name="P18">1. view</text:p>
      <text:p text:style-name="P131"/>
      <text:p text:style-name="P18"/>
      <text:p text:style-name="P18"/>
      <text:p text:style-name="P18"/>
      <text:p text:style-name="P18"/>
      <text:p text:style-name="P18"/>
      <text:p text:style-name="P18"/>
      <text:p text:style-name="P18">1.1. com.mds.app.view</text:p>
      <text:p text:style-name="P133">Folder: <text:span text:style-name="T159">View</text:span></text:p>
      <text:p text:style-name="P31">Package: com.mds.app.view</text:p>
      <text:p text:style-name="P30">Class: Busca.java</text:p>
      <text:p text:style-name="P68"/>
      <text:p text:style-name="P32">Package: </text:p>
      <text:p text:style-name="P32"><text:tab/>com.mds.app.view: <text:span text:style-name="T2">Package containing all the views elements from the application</text:span></text:p>
      <text:p text:style-name="P32"/>
      <text:p text:style-name="P32">Imports:</text:p>
      <text:p text:style-name="P32"><text:tab/>android.app.Activity: <text:span text:style-name="T3">A single thing that the user can do. It basically creates a window where you can place your UI with other elements.</text:span></text:p>
      <text:p text:style-name="P32"><text:tab/>android.app.ProgressDialog: <text:span text:style-name="T3">A dialog showing a progress indicator and an optional text message or view.</text:span></text:p>
      <text:p text:style-name="P32"><text:tab/>android.<text:span text:style-name="T160">content.Intent: </text:span><text:span text:style-name="T3">Intent is a messaging object you can use to request an action from another app component. It facilitates the communication between components.</text:span></text:p>
      <text:p text:style-name="P32"><text:tab/><text:span text:style-name="T160">android.os.AsyncTask: </text:span><text:span text:style-name="T3">Allows to perform background operations and publish results on the UI thread without having to manipulate threads and/or handlers.</text:span></text:p>
      <text:p text:style-name="P32"><text:tab/><text:span text:style-name="T160">android.os.Bundle: </text:span><text:span text:style-name="T3">A mapping from String values to various Parcelable types.</text:span></text:p>
      <text:p text:style-name="P32"><text:tab/><text:span text:style-name="T160">android.os.StrictMode: </text:span><text:span text:style-name="T3">It detects things you migh be doing by accident and brings them to your attention so you can fix it.</text:span></text:p>
      <text:p text:style-name="P32"><text:tab/><text:span text:style-name="T160">android.util.Log:</text:span><text:span text:style-name="T4"> </text:span><text:span text:style-name="T3">Basically a Log.</text:span></text:p>
      <text:p text:style-name="P32"><text:tab/><text:span text:style-name="T160">android.view.Menu: </text:span><text:span text:style-name="T5">Interface for managing the items in a menu.</text:span></text:p>
      <text:p text:style-name="P32"><text:tab/><text:span text:style-name="T160">android.view.View: </text:span><text:span text:style-name="T6">Represents the basic building block for UI components.</text:span></text:p>
      <text:p text:style-name="P32"><text:tab/><text:span text:style-name="T160">android.view.View.OnClickListener:</text:span><text:span text:style-name="T4"> </text:span><text:span text:style-name="T6">Interface definition for a callback to be invoked when a view is clicked.</text:span></text:p>
      <text:p text:style-name="P32"><text:tab/><text:span text:style-name="T160">android.widget.EditText: </text:span><text:span text:style-name="T3">Basically a Text Field for entries.</text:span></text:p>
      <text:p text:style-name="P32"><text:tab/><text:span text:style-name="T160">android.widget.ImageButton: </text:span><text:span text:style-name="T3">Basically a button with an image.</text:span></text:p>
      <text:p text:style-name="P32"><text:span text:style-name="T160"><text:tab/>android.widget.Spinner: </text:span><text:span text:style-name="T3">Basically a list of options.</text:span></text:p>
      <text:p text:style-name="P32"><text:tab/><text:span text:style-name="T160">android.widget.Toast:</text:span><text:span text:style-name="T4"> </text:span><text:span text:style-name="T6">A view containing a quick little message for the user.</text:span></text:p>
      <text:p text:style-name="P32"/>
      <text:p text:style-name="P68"><text:span text:style-name="T86">Class:</text:span> </text:p>
      <text:p text:style-name="P68"><text:tab/><text:span text:style-name="T86">Busca: </text:span><text:span text:style-name="T2">Responsible for searches.</text:span></text:p>
      <text:p text:style-name="P68"><text:span text:style-name="T2"><text:tab/></text:span><text:span text:style-name="T86">PesquisarProjetoTask: </text:span><text:span text:style-name="T2">Inner class inside Busca class. It searches for some elements.</text:span></text:p>
      <text:p text:style-name="P70"/>
      <text:p text:style-name="P34">Variables:</text:p>
      <text:p text:style-name="P112"><text:tab/><text:span text:style-name="T87">Progress Dialog </text:span><text:span text:style-name="T86">progressDialog:</text:span> <text:span text:style-name="T161">Variable that receives an object of ProgressDialog type responsible for handle a window informing about something. In this case the progress of the searching.</text:span></text:p>
      <text:p text:style-name="P112"><text:tab/><text:span text:style-name="T87">ImageButton </text:span><text:span text:style-name="T88">b</text:span><text:span text:style-name="T86">otaoPesquisar:</text:span> <text:span text:style-name="T161">Variable from ImageButton type, it basically creates a button. If this button is pressed the software will follow the botaoPesquisar_addListener() method instructions.</text:span></text:p>
      <text:p text:style-name="P112"><text:tab/><text:span text:style-name="T87">BuscaController </text:span><text:span text:style-name="T88">b</text:span><text:span text:style-name="T86">uscaController:</text:span> <text:span text:style-name="T162">Receives an object of BuscaController type. In this class it purporses is basically to prepare the search atributes for a proper search. </text:span></text:p>
      <text:p text:style-name="P112"><text:tab/><text:span text:style-name="T86">ConexaoInternet conexao: </text:span><text:span text:style-name="T7">It checks the internet connection.</text:span></text:p>
      <text:p text:style-name="P112"><text:tab/><text:span text:style-name="T86">StrictMode.ThreadPolicy policy: </text:span><text:span text:style-name="T7">Stric</text:span><text:span text:style-name="T8">t</text:span><text:span text:style-name="T7">Mode is a developer tool which detects things you might be doing by accident and brings them to your attention so you can fix it, usally is used to catch accidental disk or network access. </text:span></text:p>
      <text:p text:style-name="P112"><text:span text:style-name="T7"><text:tab/> </text:span><text:span text:style-name="T86">R.id.okbutton: </text:span><text:span text:style-name="T9">The button that we defined at res folder.</text:span></text:p>
      <text:p text:style-name="P34"><text:span text:style-name="T163"><text:tab/> </text:span>Spinner spinner1: <text:span text:style-name="T9">Basically a list where the user can choose an option.</text:span></text:p>
      <text:p text:style-name="P34"><text:tab/> Spinner spinner<text:span text:style-name="T163">2: </text:span><text:span text:style-name="T9">Basically a list where the user can choose an option.</text:span></text:p>
      <text:p text:style-name="P34"><text:tab/> EditText numeroTexto: <text:span text:style-name="T9">A text field that receives the text number.</text:span></text:p>
      <text:p text:style-name="P34"><text:tab/> EditText anoTexto: <text:span text:style-name="T9">A text field that receives the text year.</text:span></text:p>
      <text:p text:style-name="P34"><text:tab/> EditText dataInicialTexto:<text:span text:style-name="T2"> </text:span><text:span text:style-name="T9">A text field that receives the text start date.</text:span></text:p>
      <text:p text:style-name="P34"><text:soft-page-break/><text:tab/> EditText nomeAutorTexto: <text:span text:style-name="T9">A text field that receives the text author name.</text:span></text:p>
      <text:p text:style-name="P34"><text:soft-page-break/><text:span text:style-name="T163"><text:tab/> Spinner siglaPartidoTexto:</text:span><text:span text:style-name="T9"> A text field that receives the policial party acronym.</text:span></text:p>
      <text:p text:style-name="P34"><text:span text:style-name="T9"><text:s text:c="13"/></text:span><text:span text:style-name="T164">List&lt;ProjetoModel&gt; listaProjetos: </text:span><text:span text:style-name="T10">Receives a list from buscaController.procurar().</text:span></text:p>
      <text:p text:style-name="P36"><text:span text:style-name="T10"><text:tab/> </text:span>Intent intent: <text:span text:style-name="T11">An intent is a messaging object that requests an action from another app component. Basically facilitates the communication between components. Here we use it to create a communication between Busca and Lista classes.</text:span></text:p>
      <text:p text:style-name="P115"/>
      <text:p text:style-name="P37">Methods:</text:p>
      <text:p text:style-name="P112"><text:tab/><text:span text:style-name="T86">conexao.ChecarConexaoInternet(): </text:span><text:span text:style-name="T9">Only check the connection.</text:span></text:p>
      <text:p text:style-name="P112"><text:span text:style-name="T9"><text:tab/></text:span><text:span text:style-name="T89">buscaController.setTemConexao(true): </text:span><text:span text:style-name="T9">If there is a connection so it set it as true.</text:span></text:p>
      <text:p text:style-name="P112"><text:tab/><text:span text:style-name="T86">onCreate(Bundle savedInstanceState):</text:span> <text:span text:style-name="T7">default method from Android, similar to before method from JUnit it basically prepare the application. </text:span><text:span text:style-name="T12">It's here where you initialize your activity.</text:span></text:p>
      <text:p text:style-name="P112"><text:tab/><text:span text:style-name="T86">setContentView(R.layout.activity_busca): </text:span><text:span text:style-name="T8">Set the activity content to an explicit view, in this case the content was defined by the R.layout.activity_busca that was created by us and it is described at res/layout/activity_busca.xml).</text:span></text:p>
      <text:p text:style-name="P112"><text:tab/><text:span text:style-name="T86">botaoPesquisar_addListener(): </text:span><text:span text:style-name="T13">adds a listener to the set of listeners that are sent events </text:span><text:span text:style-name="T9">through the life of an animation, such as start, repeat and end. At this case this is an activity that starts a search routine when the search button is pressed. It asks for the text number, the text year, the author name and the political party name, validates it and call another method who will actually search and show the result.</text:span></text:p>
      <text:p text:style-name="P112"><text:span text:style-name="T9"><text:tab/></text:span><text:span text:style-name="T89">botaoPesquisar.setOnClickListener(): </text:span><text:span text:style-name="T14">Where the magic from the last method happens. Here is where something start happening after the user click.</text:span></text:p>
      <text:p text:style-name="P112"><text:tab/><text:span text:style-name="T86">onClick(View v): </text:span><text:span text:style-name="T14">It is inside the previous method, botaoPesquisar.setOnClickListener(), where we start initializing some variables and objects and now onClick() defines what will happen when the button is pressed. Basically this is the part of the code that validates the entries and call the PesquisarProjetoTask().execute() that really makes the search or return a message saying that the entries are wrong.</text:span></text:p>
      <text:p text:style-name="P68"><text:span text:style-name="T14"><text:tab/></text:span><text:span text:style-name="T90">o</text:span><text:span text:style-name="T86">nCreateOptionsMenu(Menu menu): </text:span><text:span text:style-name="T2">Inflate the menu, this adds items to the action bar if it is present.</text:span></text:p>
      <text:p text:style-name="P68"><text:span text:style-name="T2"><text:tab/></text:span><text:span text:style-name="T86">onPreExecute(): </text:span><text:span text:style-name="T2">Do something before executing the flow. Basically shows a dialog saying that the software is receiving data and searching.</text:span></text:p>
      <text:p text:style-name="P68"><text:span text:style-name="T2"><text:tab/></text:span><text:span text:style-name="T86">doInBackground(Void... params): </text:span><text:span text:style-name="T2">Basically store the result from the search(buscaController.procurar()) into a list variable(listaProjetos).</text:span></text:p>
      <text:p text:style-name="P68"><text:span text:style-name="T154"><text:tab/></text:span><text:span text:style-name="T155">onPostExecute(final List&lt;ProjetoModel&gt; result): </text:span><text:span text:style-name="T156">Part of code executed after the search. It dismiss the progressDialog and send the result list to ListaController controller. It also creates a new Intent with Busca and Lista classes and starts an Activity using it.</text:span></text:p>
      <text:p text:style-name="P136">Folder: <text:span text:style-name="T159">View</text:span></text:p>
      <text:p text:style-name="P116">Package: <text:span text:style-name="T168">c</text:span>om.mds.app.view</text:p>
      <text:p text:style-name="P119">Class: <text:span text:style-name="T169">Lista</text:span>.java</text:p>
      <text:p text:style-name="P119"/>
      <text:p text:style-name="P39">Package:</text:p>
      <text:p text:style-name="P39"><text:tab/><text:span text:style-name="T170">com.mds.app.view: </text:span><text:span text:style-name="T15">Package containing all the views elements from the application.</text:span></text:p>
      <text:p text:style-name="P72"/>
      <text:p text:style-name="P40">Imports: </text:p>
      <text:p text:style-name="P39"><text:tab/><text:span text:style-name="T170">android.app.Activity: </text:span><text:span text:style-name="T3">A single thing that the user can do. It basically creates a window where you can place your UI with other elements.</text:span> </text:p>
      <text:p text:style-name="P32"><text:tab/>android.<text:span text:style-name="T160">content.Intent: </text:span><text:span text:style-name="T3">Intent is a messaging object you can use to request an action from another app component. It facilitates the communication between components.</text:span></text:p>
      <text:p text:style-name="P32"><text:span text:style-name="T3"><text:tab/></text:span><text:span text:style-name="T160">android.os.Bundle: </text:span><text:span text:style-name="T3">A mapping from String values to various Parcelable types.</text:span></text:p>
      <text:p text:style-name="P32"><text:span text:style-name="T3"><text:tab/></text:span><text:span text:style-name="T160">android.util.Log:</text:span><text:span text:style-name="T4"> </text:span><text:span text:style-name="T3">Basically a Log.</text:span></text:p>
      <text:p text:style-name="P32"><text:span text:style-name="T3"><text:tab/></text:span><text:span text:style-name="T160">android.view.Menu: </text:span><text:span text:style-name="T5">Interface for managing the items in a menu.</text:span></text:p>
      <text:p text:style-name="P32"><text:span text:style-name="T5"><text:tab/></text:span><text:span text:style-name="T160">android.view.View:</text:span><text:span text:style-name="T4"> </text:span><text:span text:style-name="T6">Represents the basic building block for UI components.</text:span></text:p>
      <text:p text:style-name="P32"><text:span text:style-name="T171"><text:tab/>android.widget.AdapterView: </text:span><text:span text:style-name="T16">Is a view whose children are determined by an Adapter.</text:span></text:p>
      <text:p text:style-name="P32"><text:span text:style-name="T172"><text:tab/>android.widget.ListView: </text:span><text:span text:style-name="T16">Shows items in a vertically scrolling list. </text:span></text:p>
      <text:p text:style-name="P32"><text:span text:style-name="T6"><text:tab/></text:span><text:span text:style-name="T160">android.widget.Toast:</text:span><text:span text:style-name="T4"> </text:span><text:span text:style-name="T6">A view containing a quick little message for the user.</text:span></text:p>
      <text:p text:style-name="P32"><text:span text:style-name="T3"><text:tab/></text:span><text:span text:style-name="T173">com.mds.app.R:</text:span><text:span text:style-name="T12"> R class from Android. Auto-generated and NEVER modify anything from this class.</text:span></text:p>
      <text:p text:style-name="P32"><text:span text:style-name="T173"><text:tab/>com.mds.app.controller.ListaController:</text:span><text:span text:style-name="T12"> </text:span><text:span text:style-name="T17">Controller responsible to generate and return a list of projects or auto-complete informations about any project.</text:span></text:p>
      <text:p text:style-name="P32"><text:span text:style-name="T172"><text:tab/>com.mds.app.util.StableArrayAdapter:</text:span><text:span text:style-name="T18"> </text:span><text:span text:style-name="T17">This class is responsible to prepare and generate a list of elements to any activity or view.</text:span></text:p>
      <text:p text:style-name="P73"/>
      <text:p text:style-name="P41">Class:</text:p>
      <text:p text:style-name="P41"><text:tab/>Lista:<text:span text:style-name="T2"> </text:span><text:span text:style-name="T19">Shows a list of projects or information about any project.</text:span></text:p>
      <text:p text:style-name="P74"/>
      <text:p text:style-name="P41">Variables:</text:p>
      <text:p text:style-name="P41"><text:tab/>ListaController <text:span text:style-name="T174">l</text:span>istaController: <text:span text:style-name="T16">An instance from ListaController object.</text:span></text:p>
      <text:p text:style-name="P41"><text:tab/>ArrayList&lt;String&gt; stringProjetos: <text:span text:style-name="T19">Receives informations about all the projects managed by ListaController. It receives informations like name, number and author.</text:span></text:p>
      <text:p text:style-name="P41"><text:tab/>Bundle savedInstanceState: <text:span text:style-name="T12">A bundle is a mapping from String values, in this case saving some instance states.</text:span></text:p>
      <text:p text:style-name="P41"><text:tab/>ListView listView: <text:span text:style-name="T19">Basically a list of elements.</text:span></text:p>
      <text:p text:style-name="P41"><text:tab/>StableArrayAdapter adapter: <text:span text:style-name="T19">It prepares the elements into a list to be shown by listView.</text:span></text:p>
      <text:p text:style-name="P41"><text:tab/>android.R.layout.simple_list_item_1: <text:span text:style-name="T19">An list layout pre-determined by Android library. It is not defined into our layout folder as the layouts created by us.</text:span></text:p>
      <text:p text:style-name="P41"><text:tab/>AdapterView&lt;?&gt; parent: <text:span text:style-name="T19">Represents the AdapterView that it is the parent from this one(that it is showing the click/activity)</text:span></text:p>
      <text:p text:style-name="P41"><text:tab/>View view: <text:span text:style-name="T19">Just a view.</text:span></text:p>
      <text:p text:style-name="P41"><text:tab/>int position: <text:span text:style-name="T20">Represents the position from any project.</text:span></text:p>
      <text:p text:style-name="P41"><text:tab/>long id: <text:span text:style-name="T20">Not used.</text:span></text:p>
      <text:p text:style-name="P41"><text:tab/>Intent i: <text:span text:style-name="T20">Places the communication between Lista and Perfil classes for a new activity</text:span></text:p>
      <text:p text:style-name="P41"><text:tab/><text:span text:style-name="T175">Menu menu: </text:span><text:span text:style-name="T20">Basically a menu</text:span></text:p>
      <text:p text:style-name="P41"><text:tab/>R.menu.main: <text:span text:style-name="T20">Definition of the menu</text:span></text:p>
      <text:p text:style-name="P41"><text:tab/>message: <text:span text:style-name="T21">Any message to be shown</text:span></text:p>
      <text:p text:style-name="P41"><text:tab/>Toast.LENGTH_LONG: <text:span text:style-name="T21">The length from the message</text:span></text:p>
      <text:p text:style-name="P41"><text:tab/><text:span text:style-name="T175">CharSequence message: </text:span><text:span text:style-name="T21">The message that should be shown</text:span></text:p>
      <text:p text:style-name="P41"/>
      <text:p text:style-name="P41">Methods:</text:p>
      <text:p text:style-name="P34"><text:soft-page-break/><text:tab/>onCreate(Bundle savedInstanceState): <text:span text:style-name="T7">default method from Android, similar to before method from JUnit it basically prepare the application. </text:span><text:span text:style-name="T12">It's here where you initialize your activity.</text:span></text:p>
      <text:p text:style-name="P41"><text:tab/><text:span text:style-name="T175">Log.i(“LISTA”, stringProjetos.toString()): </text:span><text:span text:style-name="T22">Basically a log function. In this case it sends the list with the projects to the log file.</text:span></text:p>
      <text:p text:style-name="P41"><text:tab/><text:span text:style-name="T175">onItemClick(AdapterView&lt;?&gt; parent, View view, int position, long id): </text:span><text:span text:style-name="T22">When this item is clicked we start this flow.</text:span></text:p>
      <text:p text:style-name="P41"><text:tab/><text:span text:style-name="T175">run(): </text:span><text:span text:style-name="T22">Nothing special, just start the flow defined inside the onItemClick() and is shown when the user clicks.</text:span></text:p>
      <text:p text:style-name="P42"><text:span text:style-name="T176">o</text:span>nCreateOptionsMenu(Menu menu): <text:span text:style-name="T2">Inflate the menu, this adds items to the action bar if it is present.</text:span></text:p>
      <text:p text:style-name="P41"><text:tab/><text:span text:style-name="T175">longToast(CharSequence message): </text:span><text:span text:style-name="T22">It shows the Toast message.</text:span></text:p>
      <text:p text:style-name="P40"><text:span text:style-name="T156"><text:tab/></text:span></text:p>
      <text:p text:style-name="P136">Folder: <text:span text:style-name="T159">View</text:span></text:p>
      <text:p text:style-name="P116">Package: <text:span text:style-name="T168">c</text:span>om.mds.app.view</text:p>
      <text:p text:style-name="P119">Class: <text:span text:style-name="T177">MenuPrincipal</text:span>.java</text:p>
      <text:p text:style-name="P119"/>
      <text:p text:style-name="P43">Packages:</text:p>
      <text:p text:style-name="P39"><text:tab/><text:span text:style-name="T170">com.mds.app.view: </text:span><text:span text:style-name="T15">Package containing all the views elements from the application.</text:span></text:p>
      <text:p text:style-name="P72"/>
      <text:p text:style-name="P44">Imports:</text:p>
      <text:p text:style-name="P32"><text:tab/>android.app.Activity: <text:span text:style-name="T3">A single thing that the user can do. It basically creates a window where you can place your UI with other elements.</text:span></text:p>
      <text:p text:style-name="P44"><text:tab/>android.content.Context: <text:span text:style-name="T23">An interface to global information about an application environment. It allows access to application-specific resources and classes or launching activities, broadcasting and receiving intents, etc.</text:span></text:p>
      <text:p text:style-name="P32"><text:tab/>android.<text:span text:style-name="T160">content.Intent: </text:span><text:span text:style-name="T3">Intent is a messaging object you can use to request an action from another app component. It facilitates the communication between components.</text:span></text:p>
      <text:p text:style-name="P32"><text:tab/><text:span text:style-name="T160">android.os.Bundle: </text:span><text:span text:style-name="T3">A mapping from String values to various Parcelable types.</text:span></text:p>
      <text:p text:style-name="P32"><text:tab/><text:span text:style-name="T160">android.util.Log:</text:span><text:span text:style-name="T4"> </text:span><text:span text:style-name="T3">Basically a Log.</text:span></text:p>
      <text:p text:style-name="P32"><text:tab/><text:span text:style-name="T160">android.view.Menu: </text:span><text:span text:style-name="T5">Interface for managing the items in a menu.</text:span></text:p>
      <text:p text:style-name="P32"><text:tab/><text:span text:style-name="T160">android.view.View.OnClickListener:</text:span><text:span text:style-name="T4"> </text:span><text:span text:style-name="T6">Interface definition for a callback to be invoked when a view is clicked.</text:span></text:p>
      <text:p text:style-name="P32"><text:tab/><text:span text:style-name="T160">android.widget.ImageButton: </text:span><text:span text:style-name="T3">Basically a button with an image.</text:span></text:p>
      <text:p text:style-name="P32"><text:span text:style-name="T3"><text:tab/></text:span><text:span text:style-name="T173">com.mds.app.R:</text:span><text:span text:style-name="T12"> R class from Android. Auto-generated and NEVER modify anything from this class.</text:span></text:p>
      <text:p text:style-name="P44"><text:tab/>com.mds.app.controller.FavoritosController:</text:p>
      <text:p text:style-name="P44"><text:tab/>com.mds.app.controller.HistoricoController:</text:p>
      <text:p text:style-name="P44"><text:tab/>com.mds.app.controller.ListaController</text:p>
      <text:p text:style-name="P44"><text:tab/>com.mds.app.persistencia.Persistencia:</text:p>
      <text:p text:style-name="P44"/>
      <text:p text:style-name="P44">Class:</text:p>
      <text:p text:style-name="P44"><text:tab/>MenuPrincipal: <text:span text:style-name="T23">A class for the main menu from the application.</text:span></text:p>
      <text:p text:style-name="P44"/>
      <text:p text:style-name="P44">Variables:</text:p>
      <text:p text:style-name="P44"><text:tab/>Context context: <text:span text:style-name="T23">Represents the context of this class(in this case, the MenuPrincipal.class)</text:span></text:p>
      <text:p text:style-name="P44"><text:tab/>ImageButton busca: <text:span text:style-name="T23">Just a button, in this case responsible for starting any search.</text:span></text:p>
      <text:p text:style-name="P44"><text:tab/>ImageButton sobre: <text:span text:style-name="T23">Just a button, in this case responsible to open the about page.</text:span></text:p>
      <text:p text:style-name="P44"><text:tab/>ImageButton favoritos: <text:span text:style-name="T23">Just a button, in this case responsible to open the favorites page.</text:span></text:p>
      <text:p text:style-name="P44"><text:tab/>ImageButton historico: <text:span text:style-name="T23">Just a button, in this case responsible to open the historic page.</text:span></text:p>
      <text:p text:style-name="P44"><text:tab/><text:span text:style-name="T178">Bundle savedInstanceState: </text:span><text:span text:style-name="T12">A bundle is a mapping from String values, in this case saving some instance states.</text:span></text:p>
      <text:p text:style-name="P44"><text:tab/>Persistencia persitencia: <text:span text:style-name="T23">Responsible for the persistence from the application, it this class whom manages the data files.</text:span></text:p>
      <text:p text:style-name="P44"><text:tab/>String conteudoHistorico: <text:span text:style-name="T24">Receives the historic files called from the persistence file.</text:span></text:p>
      <text:p text:style-name="P44"><text:tab/>String conteudoFavoritos: <text:span text:style-name="T24">Receives the favorite files called from the persistence file.</text:span></text:p>
      <text:p text:style-name="P44"><text:tab/>Persistencia.getFileNameHistorico(): <text:span text:style-name="T24">The name from the file name at the historic data file.</text:span></text:p>
      <text:p text:style-name="P44"><text:tab/>FavoritosController favoritosController: <text:span text:style-name="T24">An </text:span><text:span text:style-name="T25">instance</text:span><text:span text:style-name="T24"> from the Favor</text:span><text:span text:style-name="T25">itosController class. We use it to call the popularProjetos() method.</text:span></text:p>
      <text:p text:style-name="P44"><text:tab/>HistoricoController historicoController: <text:span text:style-name="T25">An instance from the HistoricoController class. We use it to call the populateProject() method.</text:span></text:p>
      <text:p text:style-name="P44"><text:tab/>Menu menu: <text:span text:style-name="T25">Basically a menu that we defined in the res folder.</text:span></text:p>
      <text:p text:style-name="P44"><text:tab/>R.menu.main: <text:span text:style-name="T25">The xml file that we create to define the menu.</text:span></text:p>
      <text:p text:style-name="P44"><text:tab/>R.id.imgbutton_busca: <text:span text:style-name="T25">The file that we create to define the search button.</text:span></text:p>
      <text:p text:style-name="P44"><text:tab/>View v: <text:span text:style-name="T25">Just a view.</text:span></text:p>
      <text:p text:style-name="P44"><text:soft-page-break/><text:tab/><text:span text:style-name="T178">Intent i: </text:span><text:span text:style-name="T20">Places the communication between </text:span><text:span text:style-name="T25">MenuPrincipal</text:span><text:span text:style-name="T20"> and </text:span><text:span text:style-name="T25">Busca</text:span><text:span text:style-name="T20"> classes for a new activity.</text:span></text:p>
      <text:p text:style-name="P44"><text:tab/>Persistencia.getFileNameFavoritos(): <text:span text:style-name="T25">Returns the file name at the favorited list.</text:span></text:p>
      <text:p text:style-name="P44"><text:tab/>FavoritosController.getProjetosFavoritados(): <text:span text:style-name="T25">Returns the favorited projects.</text:span></text:p>
      <text:p text:style-name="P44"><text:tab/>String strConteudoFavoritos: <text:span text:style-name="T25">The variable that receives the file name at the favorited list.</text:span></text:p>
      <text:p text:style-name="P44"><text:tab/>String strConteudoHistorico: <text:span text:style-name="T25">The variable name </text:span><text:span text:style-name="T26">that receives the historic content.</text:span></text:p>
      <text:p text:style-name="P44"/>
      <text:p text:style-name="P44">Methods:</text:p>
      <text:p text:style-name="P39"><text:span text:style-name="T179"><text:tab/>onCreate(Bundle savedInstanceState): </text:span><text:span text:style-name="T7">default method from Android, similar to before method from JUnit it basically prepare the application. </text:span><text:span text:style-name="T12">It's here where you initialize your activity.</text:span></text:p>
      <text:p text:style-name="P39"><text:span text:style-name="T12"><text:tab/></text:span><text:span text:style-name="T176">onCreateOptionsMenu(Menu menu): </text:span><text:span text:style-name="T10">Inflate the menu, this adds items to the action bar if it is present.</text:span></text:p>
      <text:p text:style-name="P39"><text:tab/><text:span text:style-name="T180">busca_addListener(): </text:span><text:span text:style-name="T13">adds a listener to the set of listeners that are sent events </text:span><text:span text:style-name="T9">through the life of an animation, such as start, repeat and end. At this case this is an activity </text:span></text:p>
      <text:p text:style-name="P45"><text:tab/>onClick(View v):</text:p>
      <text:p text:style-name="P45"><text:tab/>sobre_addListener(): <text:span text:style-name="T13">adds a listener to the set of listeners that are sent events </text:span><text:span text:style-name="T9">through the life of an animation, such as start, repeat and end. At this case this is an activity </text:span><text:span text:style-name="T2">that calls the Busca class and starts it flows.</text:span></text:p>
      <text:p text:style-name="P45"><text:tab/>favoritos_addListener(): <text:span text:style-name="T13">adds a listener to the set of listeners that are sent events </text:span><text:span text:style-name="T9">through the life of an animation, such as start, repeat and end. At this case this is an activity </text:span><text:span text:style-name="T2">that calls the Favoritos class and starts it flows.</text:span></text:p>
      <text:p text:style-name="P45"><text:tab/>historico_addListener(): <text:span text:style-name="T13">adds a listener to the set of listeners that are sent events </text:span><text:span text:style-name="T9">through the life of an animation, such as start, repeat and end. At this case this is an activity </text:span><text:span text:style-name="T2">that calls Historico class and starts it flows.</text:span></text:p>
      <text:p text:style-name="P45"><text:span text:style-name="T156"/></text:p>
      <text:p text:style-name="P136">Folder: <text:span text:style-name="T159">View</text:span></text:p>
      <text:p text:style-name="P116">Package: <text:span text:style-name="T168">c</text:span>om.mds.app.view</text:p>
      <text:p text:style-name="P119">Class: <text:span text:style-name="T181">Perfil</text:span>.java</text:p>
      <text:p text:style-name="P119"/>
      <text:p text:style-name="P43">Packages:</text:p>
      <text:p text:style-name="P39"><text:tab/><text:span text:style-name="T170">com.mds.app.view: </text:span><text:span text:style-name="T15">Package containing all the views elements from the application.</text:span></text:p>
      <text:p text:style-name="P72"/>
      <text:p text:style-name="P46">Imports:</text:p>
      <text:p text:style-name="P32"><text:tab/>android.app.Activity: <text:span text:style-name="T3">A single thing that the user can do. It basically creates a window where you can place your UI with other elements.</text:span></text:p>
      <text:p text:style-name="P46"><text:tab/>android.content.Context:</text:p>
      <text:p text:style-name="P32"><text:tab/>android.<text:span text:style-name="T160">content.Intent: </text:span><text:span text:style-name="T3">Intent is a messaging object you can use to request an action from another app component. It facilitates the communication between components.</text:span></text:p>
      <text:p text:style-name="P32"><text:tab/><text:span text:style-name="T160">android.os.Bundle: </text:span><text:span text:style-name="T3">A mapping from String values to various Parcelable types.</text:span></text:p>
      <text:p text:style-name="P32"><text:tab/><text:span text:style-name="T160">android.util.Log:</text:span><text:span text:style-name="T4"> </text:span><text:span text:style-name="T3">Basically a Log.</text:span></text:p>
      <text:p text:style-name="P32"><text:tab/><text:span text:style-name="T160">android.view.Menu: </text:span><text:span text:style-name="T5">Interface for managing the items in a menu.</text:span></text:p>
      <text:p text:style-name="P32"><text:tab/><text:span text:style-name="T160">android.view.View: </text:span><text:span text:style-name="T6">Represents the basic building block for UI components.</text:span></text:p>
      <text:p text:style-name="P32"><text:tab/><text:span text:style-name="T160">android.view.View.OnClickListener:</text:span><text:span text:style-name="T4"> </text:span><text:span text:style-name="T6">Interface definition for a callback to be invoked when a view is clicked.</text:span></text:p>
      <text:p text:style-name="P32"><text:tab/><text:span text:style-name="T160">android.widget.ImageButton: </text:span><text:span text:style-name="T3">Basically a button with an image.</text:span></text:p>
      <text:p text:style-name="P46"><text:tab/>android.widget.TextView: <text:span text:style-name="T27">Basically a view with a pre-defined text. Sometimes allow users to edit it.</text:span></text:p>
      <text:p text:style-name="P32"><text:tab/><text:span text:style-name="T160">android.widget.Toast:</text:span><text:span text:style-name="T4"> </text:span><text:span text:style-name="T6">A view containing a quick little message for the user.</text:span></text:p>
      <text:p text:style-name="P46"><text:tab/>com.facebook.FacebookOPerationCanceledException: <text:span text:style-name="T28">An exception to be throw in case of error canceling an operation.</text:span></text:p>
      <text:p text:style-name="P46"><text:tab/>com.facebook.Session: <text:span text:style-name="T28">Controls the session from the communitacion between facebook and application.</text:span></text:p>
      <text:p text:style-name="P46"><text:tab/>com.facebook.SessionState: <text:span text:style-name="T28">Controlls the state from the session.</text:span></text:p>
      <text:p text:style-name="P46"><text:tab/>com.facebook.UiLifecycleHelper : <text:span text:style-name="T29">It automatically opens and save and restore </text:span><text:span text:style-name="T30">the Active Session in a way that is similar to Android UI lifecycles.</text:span></text:p>
      <text:p text:style-name="P46"><text:tab/>com.facebook.widget.FacebookDialog: <text:span text:style-name="T28">A set of methods for placing dialogs between facebook and the application/user.</text:span></text:p>
      <text:p text:style-name="P32"><text:span text:style-name="T3"><text:tab/></text:span><text:span text:style-name="T173">com.mds.app.R:</text:span><text:span text:style-name="T12"> R class from Android. Auto-generated and NEVER modify anything from this class.</text:span></text:p>
      <text:p text:style-name="P46"><text:tab/>com.mds.app.controller.FavoritosController: <text:span text:style-name="T28">Responsible for managing the list of favorited projects.</text:span></text:p>
      <text:p text:style-name="P46"><text:tab/>com.mds.app.controller.HistoricoController: <text:span text:style-name="T28">Responsible for managing a historic of projects.</text:span></text:p>
      <text:p text:style-name="P46"><text:tab/>com.mds.app.controller.ListaController: <text:span text:style-name="T28">Responsible for managing a list of projects.</text:span></text:p>
      <text:p text:style-name="P46"><text:tab/>com.mds.app.model.ProjetoModel: <text:span text:style-name="T28">Defines the model from a project.</text:span></text:p>
      <text:p text:style-name="P46"/>
      <text:p text:style-name="P46">Variables:</text:p>
      <text:p text:style-name="P46"><text:tab/><text:span text:style-name="T182">ListaController listaController: </text:span><text:span text:style-name="T31">Variable that will receive the instance of ListaController class.</text:span></text:p>
      <text:p text:style-name="P46"><text:tab/><text:span text:style-name="T182">ProjetoModel projetoAtual: </text:span><text:span text:style-name="T31">Variable that will receive the actual project from ListaController class.</text:span></text:p>
      <text:p text:style-name="P46"><text:tab/><text:span text:style-name="T182">String stringProjetoCompleto: </text:span><text:span text:style-name="T31">Variable that will receive the complete project name from listaController variable.</text:span></text:p>
      <text:p text:style-name="P46"><text:tab/><text:span text:style-name="T182">TextView text1: </text:span><text:span text:style-name="T31">Only a text view that sometimes the user can edit. In this case it will receive the name of </text:span><text:span text:style-name="T32">a </text:span><text:span text:style-name="T31">project and follows the text type design defined by R.id.textoTipoProjeto.</text:span></text:p>
      <text:p text:style-name="P46"><text:tab/><text:span text:style-name="T182">TextView text2: </text:span><text:span text:style-name="T31">Only a text view that sometimes the user can edit. In this case it will receive </text:span><text:span text:style-name="T32">the number, year, abreviation and presentation date from a project and follows the text </text:span><text:soft-page-break/><text:span text:style-name="T32">design </text:span><text:span text:style-name="T31">defined</text:span><text:span text:style-name="T32"> by R.id.textoCarcTeristicasProjeto.</text:span></text:p>
      <text:p text:style-name="P46"><text:tab/><text:span text:style-name="T182">TextView text3: </text:span><text:span text:style-name="T31">Only a text view that sometimes the user can edit. In this case it will receive </text:span><text:span text:style-name="T32">the </text:span><text:span text:style-name="T33">description</text:span><text:span text:style-name="T32"> from a project and follows the text design </text:span><text:span text:style-name="T31">defined</text:span><text:span text:style-name="T32"> by R.id.texto</text:span><text:span text:style-name="T33">Descricao.</text:span></text:p>
      <text:p text:style-name="P46"><text:tab/><text:span text:style-name="T182">TextView text4: </text:span><text:span text:style-name="T31">Only a text view that sometimes the user can edit. In this case it will receive the </text:span><text:span text:style-name="T34">parlamentar word and follows the text design <text:s/></text:span><text:span text:style-name="T31">defined </text:span><text:span text:style-name="T34">by R.id.textoParlamentar.</text:span></text:p>
      <text:p text:style-name="P46"><text:tab/><text:span text:style-name="T182">TextView text5: </text:span><text:span text:style-name="T31">Only a text view that sometimes the user can edit. In this case it will receive </text:span><text:span text:style-name="T34">the parlamentar name, the political party name and its abreviation. It will follow the text design defined by R.id.textoCaracteristicasParlamentar.</text:span></text:p>
      <text:p text:style-name="P46"><text:tab/><text:span text:style-name="T182">TextView text6: </text:span><text:span text:style-name="T31">Only a text view that sometimes the user can edit. In this case it will receive </text:span><text:span text:style-name="T34">a link for more informations and follow the text design defined by R.id.textoMais.</text:span></text:p>
      <text:p text:style-name="P46"><text:tab/><text:span text:style-name="T182">TextView text7: </text:span><text:span text:style-name="T31">Only a text view that sometimes the user can edit. In this case it will receive the </text:span><text:span text:style-name="T34">status from the project and follows the text design defined by R.id.textoStatus.</text:span></text:p>
      <text:p text:style-name="P46"><text:tab/><text:span text:style-name="T182">ImageButton estrelaFavorito: </text:span><text:span text:style-name="T35">An ImageButton from an star that says if a project it is favorited or not.</text:span></text:p>
      <text:p text:style-name="P46"><text:tab/><text:span text:style-name="T182">ImageButton botaoFacebook: </text:span><text:span text:style-name="T29">A button for facebook sharing.</text:span></text:p>
      <text:p text:style-name="P46"><text:tab/><text:span text:style-name="T182">boolean favoritado: </text:span><text:span text:style-name="T29">It says if the actual project is favorited or not.</text:span></text:p>
      <text:p text:style-name="P46"><text:tab/><text:span text:style-name="T182">Context context: </text:span><text:span text:style-name="T29">Represents the context, in this case this class.</text:span></text:p>
      <text:p text:style-name="P46"><text:tab/><text:span text:style-name="T182">boolean isResumed: </text:span><text:span text:style-name="T29">It says if the app is in use or paused. If it is in use the value is true and if it is paused the value is false.</text:span></text:p>
      <text:p text:style-name="P46"><text:tab/><text:span text:style-name="T182">UiLifecycleHelper uiHelper: </text:span><text:span text:style-name="T29">It automatically opens and save and restore </text:span><text:span text:style-name="T30">the Active Session in a way that is similar to Android UI lifecycles.</text:span></text:p>
      <text:p text:style-name="P46"><text:tab/><text:span text:style-name="T182">Session session: </text:span><text:span text:style-name="T30">The session passed as parameter.</text:span></text:p>
      <text:p text:style-name="P46"><text:tab/><text:span text:style-name="T182">SessionState state: </text:span><text:span text:style-name="T30">The state from the session passed as parameter.</text:span></text:p>
      <text:p text:style-name="P46"><text:tab/><text:span text:style-name="T182">Exception exception: </text:span><text:span text:style-name="T30">An exception.</text:span></text:p>
      <text:p text:style-name="P46"><text:tab/><text:span text:style-name="T178">Bundle savedInstanceState: </text:span><text:span text:style-name="T12">A bundle is a mapping from String values, in this case saving some instance states.</text:span><text:span text:style-name="T178"> </text:span></text:p>
      <text:p text:style-name="P46"><text:tab/><text:span text:style-name="T182">R.layout.activity_perfil: </text:span><text:span text:style-name="T30">Activity Layout created at the layout folder for the Perfil class.</text:span></text:p>
      <text:p text:style-name="P46"><text:tab/><text:span text:style-name="T182">R.id.textoTipoProjeto: </text:span><text:span text:style-name="T30">The textview created to receive the type of the project.</text:span></text:p>
      <text:p text:style-name="P46"><text:tab/><text:span text:style-name="T182">R.id.textoCaracteristicasProjeto: </text:span><text:span text:style-name="T30">The textview created to receive the caracteristics from the project.</text:span></text:p>
      <text:p text:style-name="P46"><text:tab/><text:span text:style-name="T182">projetoAtual.getNumero(): </text:span><text:span text:style-name="T30">It represents the number from the project.</text:span></text:p>
      <text:p text:style-name="P46"><text:tab/><text:span text:style-name="T182">projetoAtual.getAno(): </text:span><text:span text:style-name="T30">It represents the year from the project.</text:span></text:p>
      <text:p text:style-name="P47"><text:tab/>projetoAtual.getSigla(): <text:span text:style-name="T30">It represents the abreviation from the political party from the project.</text:span></text:p>
      <text:p text:style-name="P47"><text:tab/>projetoAtual.getData(): <text:span text:style-name="T30">It represents the date from the project.</text:span></text:p>
      <text:p text:style-name="P46"><text:tab/><text:span text:style-name="T182">R.id.textoDescricao: </text:span><text:span text:style-name="T30">The textview created to receive the project description.</text:span></text:p>
      <text:p text:style-name="P46"><text:tab/><text:span text:style-name="T182">projetoAtual.getExplicacao(): </text:span><text:span text:style-name="T30">It represents the explanation about the project.</text:span></text:p>
      <text:p text:style-name="P46"><text:tab/><text:span text:style-name="T182">R.id.textoParlamentar: </text:span><text:span text:style-name="T30">The textview created to receive the parlamentar name from the project.</text:span></text:p>
      <text:p text:style-name="P46"><text:tab/><text:span text:style-name="T182">R.id.textoCarcteristicasParlamentar(): </text:span><text:span text:style-name="T30">The textview created to receive some caracteristics from the parlamentar.</text:span></text:p>
      <text:p text:style-name="P46"><text:tab/><text:span text:style-name="T182">projetoAtual.getParlamentar().getNome(): </text:span><text:span text:style-name="T30">It represents the name from the parlamentar.</text:span></text:p>
      <text:p text:style-name="P46"><text:tab/><text:span text:style-name="T182">projetoAtual.getParlamentar().getPartido().getSiglaPartido(): </text:span><text:span text:style-name="T30">It represents <text:s/>the abreviation from the political party from the parlamentar.</text:span></text:p>
      <text:p text:style-name="P46"><text:tab/><text:span text:style-name="T182">R.id.textoMais: </text:span><text:span text:style-name="T30">The textview created to show more information about the project.</text:span></text:p>
      <text:p text:style-name="P46"><text:tab/><text:span text:style-name="T182">projetoAtual.getId(): </text:span><text:span text:style-name="T30">Represents the id from the project.</text:span></text:p>
      <text:p text:style-name="P46"><text:tab/><text:span text:style-name="T182">R.id.textoStatus: </text:span><text:span text:style-name="T30">The textview created to show the project status.</text:span></text:p>
      <text:p text:style-name="P46"><text:tab/><text:span text:style-name="T182">projetoAtual.getStatus(): </text:span><text:span text:style-name="T30">It represents the status from the project.</text:span></text:p>
      <text:p text:style-name="P46"><text:tab/><text:span text:style-name="T182">int projetosNoHistorico: </text:span><text:span text:style-name="T30">The number of the projects at the historic.</text:span></text:p>
      <text:p text:style-name="P46"><text:tab/><text:span text:style-name="T182">int maxProjetos: </text:span><text:span text:style-name="T30">The max number of projects allocated at the historic.</text:span></text:p>
      <text:p text:style-name="P46"><text:tab/><text:span text:style-name="T182">String stringProjetoParaHistorico: </text:span><text:span text:style-name="T30">It receives all the informations about the project(name, number, year, abreviation, date, explanation, status, parlamentar, etc)</text:span></text:p>
      <text:p text:style-name="P46"><text:soft-page-break/><text:tab/><text:span text:style-name="T182">HistoricoController historicoController: </text:span><text:span text:style-name="T30">An instance for HistoricoController class.</text:span></text:p>
      <text:p text:style-name="P46"><text:tab/><text:span text:style-name="T182">HistoricoController.getProjetoMaisVelho().getNumero(): </text:span><text:span text:style-name="T30">The number from the oldest project.</text:span></text:p>
      <text:p text:style-name="P46"><text:tab/><text:span text:style-name="T182">projetoAtual.getNumero(): </text:span><text:span text:style-name="T30">The number from the actual project.</text:span></text:p>
      <text:p text:style-name="P46"><text:tab/><text:span text:style-name="T182">int requestCode: </text:span><text:span text:style-name="T30">Request code for ActivityResult.</text:span></text:p>
      <text:p text:style-name="P46"><text:tab/><text:span text:style-name="T182">int resultCode: </text:span><text:span text:style-name="T30">Result code for ActivityResult.</text:span></text:p>
      <text:p text:style-name="P46"><text:tab/><text:span text:style-name="T182">Intent data: </text:span><text:span text:style-name="T30">Data for this intent. </text:span></text:p>
      <text:p text:style-name="P46"><text:tab/><text:span text:style-name="T182">Menu menu: </text:span><text:span text:style-name="T30">Just a menu.</text:span></text:p>
      <text:p text:style-name="P46"><text:tab/><text:span text:style-name="T182">R.menu.main: </text:span><text:span text:style-name="T30">Menu defined at res folder.</text:span></text:p>
      <text:p text:style-name="P46"><text:tab/><text:span text:style-name="T182">Activity activity: </text:span><text:span text:style-name="T30">An activity passed as parameter.</text:span></text:p>
      <text:p text:style-name="P46"><text:tab/><text:span text:style-name="T182">View v: </text:span><text:span text:style-name="T30">Basically a view passed as parameter.</text:span></text:p>
      <text:p text:style-name="P46"><text:span text:style-name="T182"><text:tab/>shareDialog.present(): </text:span><text:span text:style-name="T30">the present shareDialog to be passed as parameter for uiHelper.</text:span></text:p>
      <text:p text:style-name="P46"><text:tab/><text:span text:style-name="T182">listaController.getStringCompletaParaArquivo(): </text:span><text:span text:style-name="T30">It returns all the informations about a project for another variable.</text:span></text:p>
      <text:p text:style-name="P46"><text:span text:style-name="T182"><text:tab/>R.drawable.favorito: </text:span><text:span text:style-name="T30">Favorite drawing. Basically a star colored.</text:span></text:p>
      <text:p text:style-name="P46"><text:tab/><text:span text:style-name="T182">R.drawable.naofavorito: “</text:span><text:span text:style-name="T30">Not favorite” drawing. Basically a star uncolored.</text:span></text:p>
      <text:p text:style-name="P46"><text:tab/><text:span text:style-name="T182">String stringProjetoParaFavorito: </text:span><text:span text:style-name="T36">String that receives all the informations about a project.</text:span></text:p>
      <text:p text:style-name="P46"><text:tab/><text:span text:style-name="T182">Bundle outState: </text:span><text:span text:style-name="T36">State that need to be saved.</text:span></text:p>
      <text:p text:style-name="P46"/>
      <text:p text:style-name="P48">Methods:</text:p>
      <text:p text:style-name="P48"><text:tab/>call(Session session, SessionState state, Exception exception): <text:span text:style-name="T37">Provides asynchronous notification of Session state changes.</text:span></text:p>
      <text:p text:style-name="P48"><text:tab/><text:span text:style-name="T179">onCreate(Bundle savedInstanceState): </text:span><text:span text:style-name="T7">default method from Android, similar to before method from JUnit it basically prepare the application.</text:span></text:p>
      <text:p text:style-name="P48"><text:tab/>facebook_addListener():</text:p>
      <text:p text:style-name="P48"><text:tab/>ListaController.getProjetoAtual(): <text:span text:style-name="T37">It returns the actual project.</text:span></text:p>
      <text:p text:style-name="P48"><text:tab/>(TextView) findViewById(R.id.textoMais): <text:span text:style-name="T37">It says that the variable that receive this method will follow the view defined by this parameter..</text:span></text:p>
      <text:p text:style-name="P48"><text:tab/>text7.setText(“Status...”): <text:span text:style-name="T37">Set a text at the view atributed to text7 variable.</text:span></text:p>
      <text:p text:style-name="P48"><text:tab/>favoritar_addListener(): <text:span text:style-name="T37">Listener for the fav action. It basically saves the “fav state” from the project.</text:span></text:p>
      <text:p text:style-name="P48"><text:tab/>Log.i(“LOGGER”, “Removendo...”): <text:span text:style-name="T37">Sends a new message to be added at the log file.</text:span></text:p>
      <text:p text:style-name="P48"><text:tab/>historicoController.adicionar(projetoAtual, stringProjetoParaHistorico): <text:span text:style-name="T37">Adds a new project to the historic. The first parameter it is the instance and the second one all the informations about the project.</text:span></text:p>
      <text:p text:style-name="P48"><text:tab/>historicoController.remover(HistoricoController.getProjetoMaisVelho(), HistoricoController, getStringProjetoMaisVelho()): <text:span text:style-name="T37">It deletes a project from the historic. The first parameter returns which project its the older one, the second it is the parameter and the last one all the informations about this project.</text:span></text:p>
      <text:p text:style-name="P48"><text:tab/>onActivityResult(int requestCode, int resultCode, Intent data): <text:span text:style-name="T37">It places the log in with facebook.</text:span></text:p>
      <text:p text:style-name="P48"><text:tab/>onError(FacebookDialog.PendingCall pendingCall, Exception error, Bundle data): <text:span text:style-name="T37">In case of error during the log in try it returns which error.</text:span></text:p>
      <text:p text:style-name="P48"><text:tab/>onComplete(FacebookDialog.PendingCall pendingCall, Bundle data):<text:span text:style-name="T2"> </text:span><text:span text:style-name="T37">In case of success during the log in try it returns a success message.</text:span></text:p>
      <text:p text:style-name="P48"><text:tab/><text:span text:style-name="T176">onCreateOptionsMenu(Menu menu): </text:span><text:span text:style-name="T14">Inflate the menu, this adds items to the action bar if it is present.</text:span></text:p>
      <text:p text:style-name="P48"><text:tab/>getMenuInflater().inflate(R.menu.main, menu): <text:span text:style-name="T37">It places the new menu, passed as parameter, in first plan.</text:span></text:p>
      <text:p text:style-name="P48"><text:tab/>facebook_addListener(): <text:span text:style-name="T37">The listener that defines the share on facebook function.</text:span></text:p>
      <text:p text:style-name="P48"><text:tab/>botaoFacebook.setOnClickListener(new OnclickListener() { … ): <text:span text:style-name="T37">If the button is clicked so the project page will be shared on facebook.</text:span></text:p>
      <text:p text:style-name="P48"><text:soft-page-break/><text:tab/>estrelaFavorito.setImageResource(): <text:span text:style-name="T37">It places the favorite image that follows the “state” from favoritado variable. If it is true so we will call a image that is colored and sinalizes that the project it was favorited, it is isnt so we call another image sinalizing that the project it wasnt favorited.</text:span></text:p>
      <text:p text:style-name="P48"><text:tab/>estrelaFavorito.setOnClickListener(new OnClickListener() { ... ): <text:span text:style-name="T37">It defines the activity of favoriting or unfavoriting a project, adding(or removing) it to favoritosController, to the log and setting the new image.</text:span></text:p>
      <text:p text:style-name="P48"><text:tab/><text:span text:style-name="T183">o</text:span>nResume(): <text:span text:style-name="T37">From Facebook SDK. It defines what should be done if the app is on resume state.</text:span></text:p>
      <text:p text:style-name="P48"><text:tab/>onSaveInstanceState(Bundle outState): <text:span text:style-name="T38">From Facebook SDK. It saves an instance state.</text:span></text:p>
      <text:p text:style-name="P48"><text:tab/>OnPause(): <text:span text:style-name="T38">From Facebook SDK. It defines what should be done if the app is paused.</text:span></text:p>
      <text:p text:style-name="P48"><text:tab/>onDestroy(): <text:span text:style-name="T38">From Facebook SDK. It defines what should be done if the app is closed/destroyed.</text:span></text:p>
      <text:p text:style-name="P48"><text:tab/>onSessionStateChange(Session session, SessionState state, Exception exception): <text:span text:style-name="T38">From Facebook SDK. <text:s/>It defines what should be done if the session state is changed.</text:span></text:p>
      <text:p text:style-name="P48"/>
      <text:p text:style-name="P46"/>
      <text:p text:style-name="P46"><text:span text:style-name="T156"><text:tab/></text:span></text:p>
      <text:p text:style-name="P136">Folder: <text:span text:style-name="T159">View</text:span></text:p>
      <text:p text:style-name="P116">Package: com.mds.app.view</text:p>
      <text:p text:style-name="P119">Class: <text:span text:style-name="T184">Sobre</text:span>.java</text:p>
      <text:p text:style-name="P119"/>
      <text:p text:style-name="P39">Package:</text:p>
      <text:p text:style-name="P39"><text:tab/><text:span text:style-name="T170">com.mds.app.view: </text:span><text:span text:style-name="T15">Package containing all the views elements from the application.</text:span></text:p>
      <text:p text:style-name="P72"/>
      <text:p text:style-name="P49">Imports:</text:p>
      <text:p text:style-name="P39"><text:tab/><text:span text:style-name="T170">android.app.Activity: </text:span><text:span text:style-name="T3">A single thing that the user can do. It basically creates a window where you can place your UI with other elements.</text:span> </text:p>
      <text:p text:style-name="P32"><text:tab/><text:span text:style-name="T160">android.os.Bundle: </text:span><text:span text:style-name="T3">A mapping from String values to various Parcelable types.</text:span></text:p>
      <text:p text:style-name="P32"><text:span text:style-name="T185"><text:tab/>android.view.Menu: </text:span><text:span text:style-name="T3">Interface for managing the items in a menu.</text:span></text:p>
      <text:p text:style-name="P32"><text:tab/><text:span text:style-name="T160">android.widget.ImageButton: </text:span><text:span text:style-name="T3">Basically a button with an image.</text:span></text:p>
      <text:p text:style-name="P32"><text:span text:style-name="T3"><text:tab/></text:span><text:span text:style-name="T173">com.mds.app.R: </text:span><text:span text:style-name="T12">R class from Android. Auto-generated and NEVER modify anything from this class.</text:span></text:p>
      <text:p text:style-name="P75"/>
      <text:p text:style-name="P50">Class:</text:p>
      <text:p text:style-name="P50"><text:tab/>Sobre: <text:span text:style-name="T39">Activity from About Page</text:span></text:p>
      <text:p text:style-name="P50"/>
      <text:p text:style-name="P50">Variables:</text:p>
      <text:p text:style-name="P50"><text:tab/>ImageButton voltar: <text:span text:style-name="T40">Variable from ImageButton type, it basically creates a button. </text:span><text:span text:style-name="T12">Aparently it's not been used here.</text:span></text:p>
      <text:p text:style-name="P50"><text:tab/>Bundle savedInstanceState: <text:span text:style-name="T12">A bundle is a mapping from String values, in this case saving some instance states.</text:span></text:p>
      <text:p text:style-name="P50"><text:tab/>R.layout.activity_sobre: <text:span text:style-name="T12">The layout from this activity defined in res/layout/activity_sobre.xml</text:span></text:p>
      <text:p text:style-name="P50"><text:tab/>Menu menu: <text:span text:style-name="T12">Basically a menu.</text:span></text:p>
      <text:p text:style-name="P50"><text:tab/>R.menu.sobre:<text:span text:style-name="T2"> </text:span><text:span text:style-name="T12">The menu defined for this activity in res/layout/sobre.xml.</text:span></text:p>
      <text:p text:style-name="P50"/>
      <text:p text:style-name="P50">Methods:</text:p>
      <text:p text:style-name="P50"><text:tab/>onCreate(Bundle savedInstanceState): <text:span text:style-name="T7">default method from Android, similar to before method from JUnit it basically prepare the application. </text:span><text:span text:style-name="T12">It's here where you initialize your activity.</text:span></text:p>
      <text:p text:style-name="P50"><text:tab/>setContentView(R.layout.activity_sobre): <text:span text:style-name="T8">Set the activity content to an explicit view, in this case the content was defined by the R.layout.activity_</text:span><text:span text:style-name="T12">sobre</text:span><text:span text:style-name="T8"> that was created by us and it is described at res/layout/activity_</text:span><text:span text:style-name="T12">sobre</text:span><text:span text:style-name="T8">.xml).</text:span></text:p>
      <text:p text:style-name="P50"><text:span text:style-name="T156"><text:tab/>getMenuInflater().inflate(R.menu.sobre, menu): </text:span><text:span text:style-name="T157">Returns a menu inflater with this context. Basically instantiate menu XML files into Menu objects.</text:span></text:p>
      <text:p text:style-name="P50"><text:span text:style-name="T157"/></text:p>
      <text:p text:style-name="P134"><text:span text:style-name="T157"/></text:p>
      <text:p text:style-name="P19"><text:span text:style-name="T136"/></text:p>
      <text:p text:style-name="P19"><text:span text:style-name="T136"/></text:p>
      <text:p text:style-name="P19"><text:span text:style-name="T136"/></text:p>
      <text:p text:style-name="P19"><text:span text:style-name="T136"/></text:p>
      <text:p text:style-name="P19"><text:span text:style-name="T136"/></text:p>
      <text:p text:style-name="P19"><text:span text:style-name="T136"/></text:p>
      <text:p text:style-name="P19"><text:span text:style-name="T136"/></text:p>
      <text:p text:style-name="P19"><text:span text:style-name="T136"/></text:p>
      <text:p text:style-name="P19"><text:span text:style-name="T136">2. </text:span><text:span text:style-name="T135">Src</text:span></text:p>
      <text:p text:style-name="P132"><text:span text:style-name="T135"/></text:p>
      <text:p text:style-name="P19"><text:span text:style-name="T135"/></text:p>
      <text:p text:style-name="P19"><text:span text:style-name="T135"/></text:p>
      <text:p text:style-name="P19"><text:span text:style-name="T135"/></text:p>
      <text:p text:style-name="P19"><text:span text:style-name="T135"/></text:p>
      <text:p text:style-name="P19"><text:span text:style-name="T135"/></text:p>
      <text:p text:style-name="P19"><text:span text:style-name="T135"/></text:p>
      <text:p text:style-name="P19"><text:span text:style-name="T135"/></text:p>
      <text:p text:style-name="P19"><text:span text:style-name="T135">2.1. com.mds.app.controller</text:span></text:p>
      <text:p text:style-name="P19"><text:span text:style-name="T135"/></text:p>
      <text:p text:style-name="P137">Folder: <text:span text:style-name="T186">Src</text:span></text:p>
      <text:p text:style-name="P117">Package: com.mds.app.<text:span text:style-name="T186">controller</text:span></text:p>
      <text:p text:style-name="P20"><text:span text:style-name="T135">Class: </text:span><text:span text:style-name="T137">AlteraArquivos</text:span><text:span text:style-name="T135">.java</text:span></text:p>
      <text:p text:style-name="P20"><text:span text:style-name="T135"/></text:p>
      <text:p text:style-name="P51"><text:span text:style-name="T187">Methods</text:span>:</text:p>
      <text:p text:style-name="P51"/>
      <text:p text:style-name="P51">// <text:span text:style-name="T41">Writes a project at the archive</text:span></text:p>
      <text:p text:style-name="P76">- void adicionar(ProjetoModel projeto, String conteudo);</text:p>
      <text:p text:style-name="P76"/>
      <text:p text:style-name="P76">ProjetoModel projeto: <text:span text:style-name="T187">Parlamentar project that stores the project data</text:span></text:p>
      <text:p text:style-name="P76"/>
      <text:p text:style-name="P76">String conteudo: <text:span text:style-name="T187">Stores the project content in string format</text:span></text:p>
      <text:p text:style-name="P76"/>
      <text:p text:style-name="P51">// <text:span text:style-name="T41">Removes a project from the archive</text:span></text:p>
      <text:p text:style-name="P76">- void remover(ProjetoModel projeto, String conteudo);</text:p>
      <text:p text:style-name="P76"/>
      <text:p text:style-name="P76">ProjetoModel projeto: <text:span text:style-name="T187">Parlamentar Project that stores the project data</text:span></text:p>
      <text:p text:style-name="P76"/>
      <text:p text:style-name="P76">String conteudo: <text:span text:style-name="T187">Stores the project content in string format</text:span></text:p>
      <text:p text:style-name="P76"/>
      <text:p text:style-name="P76">// <text:span text:style-name="T187">Transform all the content in string</text:span></text:p>
      <text:p text:style-name="P76">- String projetosEmString();</text:p>
      <text:p text:style-name="P76"/>
      <text:p text:style-name="P76">String conteudoProjetosFavoritados: <text:span text:style-name="T188">Stores the content from all the projects favorited or at the historic.</text:span></text:p>
      <text:p text:style-name="P76"/>
      <text:p text:style-name="P76">// <text:span text:style-name="T188">Takes the archive content and transforms it in projects </text:span></text:p>
      <text:p text:style-name="P76">- void popularProjetos(String conteudoArquivo);</text:p>
      <text:p text:style-name="P76"/>
      <text:p text:style-name="P76">String conteudoArquivo: string <text:span text:style-name="T188">that stores all the content from the archive</text:span></text:p>
      <text:p text:style-name="P76"/>
      <text:p text:style-name="P76">// <text:span text:style-name="T188">Fills the list to be shown</text:span></text:p>
      <text:p text:style-name="P21"><text:span text:style-name="T135">- void popularListaComProjetos();</text:span></text:p>
      <text:p text:style-name="P137">Folder: <text:span text:style-name="T186">Src</text:span></text:p>
      <text:p text:style-name="P117">Package: com.mds.app.<text:span text:style-name="T186">controller</text:span></text:p>
      <text:p text:style-name="P20"><text:span text:style-name="T135">Class: </text:span><text:span text:style-name="T137">FavoritosController</text:span><text:span text:style-name="T135">.java</text:span></text:p>
      <text:p text:style-name="P20"><text:span text:style-name="T135"/></text:p>
      <text:p text:style-name="P76"><text:span text:style-name="T91">Variables:</text:span></text:p>
      <text:p text:style-name="P77"><text:tab/>static ArrayList&lt;ProjetoModel&gt; projetosFavoritados: <text:span text:style-name="T188">List with all the favorited projects.</text:span></text:p>
      <text:p text:style-name="P77"><text:tab/>static ArrayList&lt;String&gt; projetosFavoritadosCompletoStr: <text:span text:style-name="T188">List with all the project data favorited in string format.</text:span></text:p>
      <text:p text:style-name="P77"><text:tab/>Persistencia persistencia: <text:span text:style-name="T188">Class instance</text:span>Instancia <text:span text:style-name="T188">that communicates with the archive.</text:span></text:p>
      <text:p text:style-name="P78"><text:tab/>ArrayList&lt;String&gt; splitParts: <text:span text:style-name="T189">List that stores the projects in string format.</text:span></text:p>
      <text:p text:style-name="P78"><text:tab/>final int separadoresPorProjeto: <text:span text:style-name="T189">Constant that represents how many separators a project has.</text:span></text:p>
      <text:p text:style-name="P78"><text:tab/>final int numeroDeProjetosNoArquivo: <text:span text:style-name="T189">Counts how many projects there are in an archive.</text:span></text:p>
      <text:p text:style-name="P78"><text:tab/>int numeroDeSeparadores: <text:span text:style-name="T189">Counts how many separators there are in an archive.</text:span></text:p>
      <text:p text:style-name="P78"><text:tab/>PartidoModel partido: <text:span text:style-name="T189">Stores the data from a political party.</text:span></text:p>
      <text:p text:style-name="P78"><text:tab/>ParlamentarModel parlamentar: <text:span text:style-name="T189">Stores the data from a parlamentar.</text:span></text:p>
      <text:p text:style-name="P78"><text:tab/>ProjetoModel projeto: <text:span text:style-name="T189">Stores the data from a project.</text:span></text:p>
      <text:p text:style-name="P78"><text:tab/>String stringProjeto: <text:span text:style-name="T189">Temporary variable that stores the content from each project</text:span></text:p>
      <text:p text:style-name="P76"/>
      <text:p text:style-name="P52"><text:span text:style-name="T188">Methods</text:span>:</text:p>
      <text:p text:style-name="P77"><text:span text:style-name="T189"><text:tab/>FavoritosController(Context context): <text:s/>Constructor that receives a context</text:span></text:p>
      <text:p text:style-name="P78"><text:tab/>Context context: <text:span text:style-name="T189">Context view that the class uses.</text:span></text:p>
      <text:p text:style-name="P78"><text:tab/>FavoritosController(): <text:span text:style-name="T186">Empty constructor.</text:span></text:p>
      <text:p text:style-name="P78"><text:tab/>void adicionar(ProjetoModel projeto, String conteudo): <text:span text:style-name="T189">Writes a project at the archive</text:span></text:p>
      <text:p text:style-name="P51"><text:span text:style-name="T2"><text:tab/>void remover(ProjetoModel projeto, String conteudo): </text:span><text:span text:style-name="T42">Removes a project from the archive</text:span></text:p>
      <text:p text:style-name="P76"><text:tab/>String projetosEmString(): <text:span text:style-name="T189">Transforms the content from all the projects into a string</text:span></text:p>
      <text:p text:style-name="P76"><text:tab/>void popularProjetos(String conteudoArquivo): <text:span text:style-name="T189">Takes the content from the archive and transforms it into projects</text:span></text:p>
      <text:p text:style-name="P78"><text:tab/>void popularListaComProjetos(): <text:span text:style-name="T189">Fills the project list to be shown</text:span></text:p>
      <text:p text:style-name="P76"><text:span text:style-name="T190"><text:tab/>static ArrayList&lt;ProjetoModel&gt; getProjetosFavoritados(): Getters and Setters</text:span></text:p>
      <text:p text:style-name="P78"><text:tab/>static void setProjetosFavoritados(ArrayList&lt;ProjetoModel&gt; projetosFavoritados): Getters and Setters</text:p>
      <text:p text:style-name="P78"><text:tab/>static ArrayList&lt;String&gt; getProjetosFavoritadosCompletoStr(): Getters and Setters</text:p>
      <text:p text:style-name="P22"><text:span text:style-name="T135"><text:tab/>static void setProjetosFavoritadosCompletoStr(ArrayList&lt;String&gt; projetosFavoritadosCompletoStr): Getters and Setters</text:span></text:p>
      <text:p text:style-name="P20"><text:span text:style-name="T135"/></text:p>
      <text:p text:style-name="P139"><text:span text:style-name="T194">Folder: Src</text:span></text:p>
      <text:p text:style-name="P16"><text:span text:style-name="T194">Package: com.mds.app.controller</text:span></text:p>
      <text:p text:style-name="P16"><text:span text:style-name="T194">Class: </text:span><text:span text:style-name="T195">HistoricoController</text:span><text:span text:style-name="T194">.java</text:span></text:p>
      <text:p text:style-name="P76"/>
      <text:p text:style-name="P51"><text:span text:style-name="T189">Variables</text:span>:</text:p>
      <text:p text:style-name="P77"><text:tab/>static ArrayList&lt;ProjetoModel&gt; projetos<text:span text:style-name="T191">Historico</text:span>: <text:span text:style-name="T192">Lists all the projects in the historic. Max: 10 projects. </text:span></text:p>
      <text:p text:style-name="P77"><text:tab/>static ArrayList&lt;String&gt; projetosFavoritadosCompletoStr: <text:span text:style-name="T192">Lists all the data in the project at the historic string.</text:span></text:p>
      <text:p text:style-name="P77"><text:tab/>Persistencia persistencia: <text:span text:style-name="T192">Class instance that communicates with the archive.</text:span></text:p>
      <text:p text:style-name="P78"><text:tab/>final int separadoresPorProjeto: <text:span text:style-name="T192">Constant that counts how many separators there are in a project.</text:span></text:p>
      <text:p text:style-name="P78"><text:tab/>final int numeroDeProjetosNoArquivo: <text:span text:style-name="T192">Counts how many projects there are in an archive.</text:span></text:p>
      <text:p text:style-name="P78"><text:tab/>int numeroDeSeparadores: <text:span text:style-name="T192">Counts how many separators there are in an archive.</text:span></text:p>
      <text:p text:style-name="P78"><text:tab/>PartidoModel partido: <text:span text:style-name="T192">Stores the data about political party.</text:span></text:p>
      <text:p text:style-name="P78"><text:tab/>ParlamentarModel parlamentar: <text:span text:style-name="T192">Stores the data from a parlamentar.</text:span></text:p>
      <text:p text:style-name="P78"><text:tab/>ProjetoModel projeto: <text:span text:style-name="T192">Stores the data from a project.</text:span></text:p>
      <text:p text:style-name="P78"><text:tab/>String stringProjeto: <text:span text:style-name="T192">Temporary variable that stores the content of each project.</text:span></text:p>
      <text:p text:style-name="P76"/>
      <text:p text:style-name="P52"><text:span text:style-name="T192">Methods</text:span>:</text:p>
      <text:p text:style-name="P77"><text:span text:style-name="T191"><text:tab/>HistoricoController(Context context): Constructor that receives a context.</text:span></text:p>
      <text:p text:style-name="P78"><text:tab/>Context context: <text:span text:style-name="T192">View context that the class runs</text:span></text:p>
      <text:p text:style-name="P78"><text:span text:style-name="T192"><text:tab/>Historico</text:span>Controller(): <text:span text:style-name="T192">Empty constructor</text:span></text:p>
      <text:p text:style-name="P51"><text:span text:style-name="T43"><text:tab/></text:span><text:span text:style-name="T44">void adicionar(ProjetoModel projeto, String conteudo): </text:span><text:span text:style-name="T43">Writes a project from the archive</text:span></text:p>
      <text:p text:style-name="P76"><text:tab/>void remover(ProjetoModel projeto, String conteudo): <text:span text:style-name="T192">Removes a project from the archive</text:span></text:p>
      <text:p text:style-name="P76"><text:tab/>String projetosEmString(): <text:span text:style-name="T192">Transforms all the content from projects into string</text:span></text:p>
      <text:p text:style-name="P76"><text:tab/>void popularProjetos(String conteudoArquivo): <text:span text:style-name="T192">Takes the content from the archive and transforms it into projects</text:span></text:p>
      <text:p text:style-name="P78"><text:tab/>ArrayList&lt;String&gt; splitParts: <text:span text:style-name="T192">List that stores the projects in string type</text:span></text:p>
      <text:p text:style-name="P76"><text:span text:style-name="T190"><text:tab/>void popularListaComProjetos(): Fills the list of projects to be shown</text:span></text:p>
      <text:p text:style-name="P79"><text:tab/>static ArrayList&lt;ProjetoModel&gt; getProjetosHistorico(): <text:span text:style-name="T190">Getters and Setters</text:span></text:p>
      <text:p text:style-name="P79"><text:tab/>static void setProjetosHistorico(ArrayList&lt;ProjetoModel&gt; projetosHistorico): <text:span text:style-name="T190">Getters and Setters</text:span></text:p>
      <text:p text:style-name="P79"><text:tab/>static ArrayList&lt;String&gt; getProjetosHistoricoCompletoStr(): <text:span text:style-name="T190">Getters and Setters</text:span></text:p>
      <text:p text:style-name="P79"><text:tab/>static void setProjetosHistoricoCompletoStr(ArrayList&lt;String&gt; projetosHistoricoCompletoStr): <text:span text:style-name="T190">Getters and Setters</text:span></text:p>
      <text:p text:style-name="P79"><text:tab/>static int getNumeroDeProjetosNoHistorico(): <text:span text:style-name="T190">Getters and Setters</text:span></text:p>
      <text:p text:style-name="P79"><text:span text:style-name="T193"><text:tab/>s</text:span>tatic int getMaxProjetos(): <text:span text:style-name="T190">Getters and Setters</text:span></text:p>
      <text:p text:style-name="P79"><text:tab/>static ProjetoModel getProjetoMaisVelho() throws NullPointerException: <text:span text:style-name="T190">Getters and Setters</text:span></text:p>
      <text:p text:style-name="P23"><text:span text:style-name="T135"><text:tab/>static String getStringProjetoMaisVelho() throws IndexOutOfBoundsException: </text:span><text:span text:style-name="T138">Getters and Setters</text:span></text:p>
      <text:p text:style-name="P139"><text:span text:style-name="T194">Folder: Src</text:span></text:p>
      <text:p text:style-name="P121"><text:span text:style-name="T194">Package: com.mds.app.controller</text:span></text:p>
      <text:p text:style-name="P80"><text:span text:style-name="T194">Class: ListaControllerjava</text:span></text:p>
      <text:p text:style-name="P80"><text:span text:style-name="T194"/></text:p>
      <text:p text:style-name="P76"><text:span text:style-name="T192">Variables</text:span>:</text:p>
      <text:p text:style-name="P53"/>
      <text:p text:style-name="P81">static final String SEPARADOR: <text:span text:style-name="T192">Constant that represents a separator</text:span></text:p>
      <text:p text:style-name="P81">static List&lt;ProjetoModel&gt; listaProjetos: <text:span text:style-name="T192">List of projects to be shown at the screen</text:span></text:p>
      <text:p text:style-name="P81">static ProjetoModel projetoAtual: <text:span text:style-name="T192">Project that was clicked by user</text:span></text:p>
      <text:p text:style-name="P81"/>
      <text:p text:style-name="P81"><text:span text:style-name="T192">Methods</text:span>:</text:p>
      <text:p text:style-name="P81"/>
      <text:p text:style-name="P81">// <text:span text:style-name="T192">Constructor from ListaController</text:span></text:p>
      <text:p text:style-name="P81">- ListaController(List&lt;ProjetoModel&gt; result);</text:p>
      <text:p text:style-name="P81"/>
      <text:p text:style-name="P81">List&lt;ProjetoModel&gt; result: <text:span text:style-name="T192">Receives a list to be shown by the search at the constructor</text:span></text:p>
      <text:p text:style-name="P81"/>
      <text:p text:style-name="P81">// <text:span text:style-name="T192">Empty constructor</text:span></text:p>
      <text:p text:style-name="P82">- ListaController();</text:p>
      <text:p text:style-name="P82"/>
      <text:p text:style-name="P82">// <text:span text:style-name="T192">Transforms the list of projects into a string</text:span></text:p>
      <text:p text:style-name="P82">- ArrayList&lt;String&gt; transformarLista()</text:p>
      <text:p text:style-name="P82"/>
      <text:p text:style-name="P82">ArrayList&lt;String&gt; stringProjetos: <text:span text:style-name="T192">List of string to store content from projects</text:span></text:p>
      <text:p text:style-name="P82"/>
      <text:p text:style-name="P82">// <text:span text:style-name="T192">Transform the list of projects into string with all the content</text:span></text:p>
      <text:p text:style-name="P82">- String getStringCompletaParaPerfil()</text:p>
      <text:p text:style-name="P82"/>
      <text:p text:style-name="P82">String stringProjeto: <text:span text:style-name="T192">stores the complete content from project of each iteration</text:span></text:p>
      <text:p text:style-name="P82"/>
      <text:p text:style-name="P82">// <text:span text:style-name="T192">Transforms the list of projects into string with all the content and separators</text:span></text:p>
      <text:p text:style-name="P82">String getStringCompletaParaArquivo()</text:p>
      <text:p text:style-name="P82"/>
      <text:p text:style-name="P82">String stringProjeto: <text:span text:style-name="T192">Stores the complete content from the project</text:span></text:p>
      <text:p text:style-name="P82"/>
      <text:p text:style-name="P82">// Getters and Setters</text:p>
      <text:p text:style-name="P82">- static List&lt;ProjetoModel&gt; getListaProjetos();</text:p>
      <text:p text:style-name="P82">- static void setListaProjetos(List&lt;ProjetoModel&gt; novaListaProjetos);</text:p>
      <text:p text:style-name="P82">- static ProjetoModel getProjetoAtual();</text:p>
      <text:p text:style-name="P82">- static void setProjetoAtual(ProjetoModel projetoAtual);</text:p>
      <text:p text:style-name="P24"><text:span text:style-name="T138">- static String getSeparador();</text:span></text:p>
      <text:p text:style-name="P139"><text:span text:style-name="T194">Folder: Src</text:span></text:p>
      <text:p text:style-name="P121"><text:span text:style-name="T194">Package: com.mds.app.controller</text:span></text:p>
      <text:p text:style-name="P24"><text:span text:style-name="T139">Class: </text:span><text:span text:style-name="T140">ProcuraParlamentarController</text:span><text:span text:style-name="T139">.java</text:span></text:p>
      <text:p text:style-name="P24"><text:span text:style-name="T139"/></text:p>
      <text:p text:style-name="P54">// <text:span text:style-name="T43">Update the result values from the parlamentar search</text:span></text:p>
      <text:p text:style-name="P83">- static void atualizarDadosPesquisaParlamentar(String nomeAutor);</text:p>
      <text:p text:style-name="P83"/>
      <text:p text:style-name="P25"><text:span text:style-name="T139">String nomeAutor: </text:span><text:span text:style-name="T141">Stores the parlamentar name for the seach</text:span></text:p>
      <text:p text:style-name="P140"><text:span text:style-name="T194">Folder: Src</text:span></text:p>
      <text:p text:style-name="P16"><text:span text:style-name="T194">Package: com.mds.app.controller</text:span></text:p>
      <text:p text:style-name="P16"><text:span text:style-name="T194">Class: </text:span><text:span text:style-name="T195">ProcuraPartidoController</text:span><text:span text:style-name="T194">.java</text:span></text:p>
      <text:p text:style-name="P54"/>
      <text:p text:style-name="P54">// <text:span text:style-name="T43">Updates the result values from political party search</text:span></text:p>
      <text:p text:style-name="P83">- static void atualizarDadosPesquisaPartdo(String uf, String siglaPartido);</text:p>
      <text:p text:style-name="P83"/>
      <text:p text:style-name="P83">String uf: <text:span text:style-name="T201">Abreviation from the state name for the search</text:span></text:p>
      <text:p text:style-name="P83"/>
      <text:p text:style-name="P25"><text:span text:style-name="T141">String siglaPartido: </text:span><text:span text:style-name="T142">Abreviation from the parlamentar political party for the search</text:span></text:p>
      <text:p text:style-name="P129"><text:span text:style-name="T142">Folder: Src</text:span></text:p>
      <text:p text:style-name="P16"><text:span text:style-name="T194">Package: com.mds.app.controller</text:span></text:p>
      <text:p text:style-name="P16"><text:span text:style-name="T194">Class: </text:span><text:span text:style-name="T195">ProcuraProjetoController</text:span><text:span text:style-name="T194">.java</text:span></text:p>
      <text:p text:style-name="P16"><text:span text:style-name="T194"/></text:p>
      <text:p text:style-name="P54">// <text:span text:style-name="T45">Updates the values from the result of the project search</text:span></text:p>
      <text:p text:style-name="P83">static void atualizarDadosPesquisaProjeto(String ano, String sigla, String numero, String dataIni);</text:p>
      <text:p text:style-name="P83"/>
      <text:p text:style-name="P83">String ano: <text:span text:style-name="T201">Project year for the search. It must have 4 digits and be &gt; 0</text:span></text:p>
      <text:p text:style-name="P83"/>
      <text:p text:style-name="P83">String sigla: <text:span text:style-name="T201">Abreviation from the type of project for the search</text:span></text:p>
      <text:p text:style-name="P83"/>
      <text:p text:style-name="P83">String numero: <text:span text:style-name="T201">Project number for the search. It must have 4 digits and be &gt;0</text:span></text:p>
      <text:p text:style-name="P83"/>
      <text:p text:style-name="P83"><text:span text:style-name="T194">String dataIni: </text:span><text:span text:style-name="T196">Initial date of the project for the search. The format must be DD/MM/YYYY</text:span></text:p>
      <text:p text:style-name="P141"><text:span text:style-name="T194">Folder: Src</text:span></text:p>
      <text:p text:style-name="P16"><text:span text:style-name="T194">Package: com.mds.app.controller</text:span></text:p>
      <text:p text:style-name="P16"><text:span text:style-name="T194">Class: </text:span><text:span text:style-name="T195">ProposicaoController</text:span><text:span text:style-name="T194">.java</text:span></text:p>
      <text:p text:style-name="P84"/>
      <text:p text:style-name="P84"><text:span text:style-name="T201">Variables</text:span>:</text:p>
      <text:p text:style-name="P55"/>
      <text:p text:style-name="P84">StringBuffer buffer: <text:span text:style-name="T201">Stores the states of search inside the xml</text:span></text:p>
      <text:p text:style-name="P84">ArrayList&lt;ProjetoModel&gt; listaProjetos: <text:span text:style-name="T201">List that stores the result projets from the search</text:span></text:p>
      <text:p text:style-name="P84">ProjetoModel projeto : <text:span text:style-name="T201">Actual project inside xml</text:span></text:p>
      <text:p text:style-name="P84">ParlamentarModel parlamentar: <text:span text:style-name="T201">Actual parlamentar inside xml</text:span></text:p>
      <text:p text:style-name="P84">PartidoModel partido: <text:span text:style-name="T201">Actual political party inside xml</text:span></text:p>
      <text:p text:style-name="P84"/>
      <text:p text:style-name="P85"><text:span text:style-name="T201">Methods</text:span>:</text:p>
      <text:p text:style-name="P85"/>
      <text:p text:style-name="P85">// <text:span text:style-name="T201">Constructor that instantiate buffer</text:span></text:p>
      <text:p text:style-name="P85">- ProposicaoController();</text:p>
      <text:p text:style-name="P85"/>
      <text:p text:style-name="P85">// <text:span text:style-name="T201">Part of the parse API from XML</text:span></text:p>
      <text:p text:style-name="P85">- void startElement(String namespaceURI, String localName, String qName, Attributes atts);</text:p>
      <text:p text:style-name="P85"/>
      <text:p text:style-name="P85">// <text:span text:style-name="T201">Part from the parse API from XML</text:span></text:p>
      <text:p text:style-name="P85">- void endElement(String uri, String localName, String qName) throws SAXException;</text:p>
      <text:p text:style-name="P85"/>
      <text:p text:style-name="P85">// <text:span text:style-name="T201">Part from the parse API from XML</text:span></text:p>
      <text:p text:style-name="P85">void characters(char[] ch, int start, int length)</text:p>
      <text:p text:style-name="P85"/>
      <text:p text:style-name="P85">// Getters and Setters</text:p>
      <text:p text:style-name="P85">- ArrayList&lt;ProjetoModel&gt; getListaProjetos() </text:p>
      <text:p text:style-name="P85">- StringBuffer getBuffer() </text:p>
      <text:p text:style-name="P85">- void setBuffer(StringBuffer buffer) </text:p>
      <text:p text:style-name="P85">- ProjetoModel getProjeto()</text:p>
      <text:p text:style-name="P85">- void setProjeto(ProjetoModel projeto)</text:p>
      <text:p text:style-name="P85">- ParlamentarModel getParlamentar()</text:p>
      <text:p text:style-name="P85">- void setParlamentar(ParlamentarModel parlamentar) </text:p>
      <text:p text:style-name="P85">- PartidoModel getPartido()</text:p>
      <text:p text:style-name="P85">- void setPartido(PartidoModel partido)</text:p>
      <text:p text:style-name="P85"><text:span text:style-name="T196">- void setListaProjetos(ArrayList&lt;ProjetoModel&gt; listaProjetos)</text:span></text:p>
      <text:p text:style-name="P25"><text:span text:style-name="T142"/></text:p>
      <text:p text:style-name="P161"><text:span text:style-name="T149"/></text:p>
      <text:p text:style-name="P153"><text:span text:style-name="T149"/></text:p>
      <text:p text:style-name="P153"><text:span text:style-name="T149"/></text:p>
      <text:p text:style-name="P154"><text:span text:style-name="T129"><text:tab/></text:span></text:p>
      <text:p text:style-name="P154"><text:span text:style-name="T129"/></text:p>
      <text:p text:style-name="P154"><text:span text:style-name="T129"/></text:p>
      <text:p text:style-name="P154"><text:span text:style-name="T129"/></text:p>
      <text:p text:style-name="P154"><text:span text:style-name="T129"/></text:p>
      <text:p text:style-name="P155"><text:span text:style-name="T129">2.2 com.mds.app.exception</text:span></text:p>
      <text:p text:style-name="P146"><text:span text:style-name="T281">Class ValidaEntrada</text:span></text:p>
      <text:p text:style-name="P2"/>
      <text:p text:style-name="P2">Methods:</text:p>
      <text:p text:style-name="P5"/>
      <text:p text:style-name="P4"><text:span text:style-name="kd"><text:span text:style-name="T166">// Date field validation</text:span></text:span></text:p>
      <text:p text:style-name="P4"><text:span text:style-name="kd"><text:span text:style-name="T166">public</text:span></text:span><text:span text:style-name="T165"> </text:span><text:span text:style-name="kd"><text:span text:style-name="T166">static</text:span></text:span><text:span text:style-name="T165"> </text:span><text:span text:style-name="kt"><text:span text:style-name="T166">boolean</text:span></text:span><text:span text:style-name="T165"> </text:span><text:span text:style-name="nf"><text:span text:style-name="T166">validaData</text:span></text:span><text:span text:style-name="o"><text:span text:style-name="T166">(</text:span></text:span><text:span text:style-name="n"><text:span text:style-name="T165">String</text:span></text:span><text:span text:style-name="T165"> </text:span><text:span text:style-name="n"><text:span text:style-name="T165">data</text:span></text:span><text:span text:style-name="o"><text:span text:style-name="T166">)</text:span></text:span></text:p>
      <text:p text:style-name="P4"><text:span text:style-name="o"><text:span text:style-name="T166"><text:tab/>String data: contains the date</text:span></text:span></text:p>
      <text:p text:style-name="P143"/>
      <text:p text:style-name="P4"><text:span text:style-name="kd"><text:span text:style-name="T166">// Autor field validation</text:span></text:span></text:p>
      <text:p text:style-name="P145"><text:span text:style-name="T285">public</text:span><text:span text:style-name="T284"> </text:span><text:span text:style-name="T285">static</text:span><text:span text:style-name="T284"> </text:span><text:span text:style-name="T285">boolean</text:span><text:span text:style-name="T284"> </text:span><text:span text:style-name="T285">validaAutor(</text:span><text:span text:style-name="T284">String autor</text:span><text:span text:style-name="T285">)</text:span><text:span text:style-name="T284"> </text:span></text:p>
      <text:p text:style-name="P145"><text:span text:style-name="T284"><text:tab/>String autor: contains the autor complete name</text:span></text:p>
      <text:p text:style-name="P3"/>
      <text:p text:style-name="P4"><text:span text:style-name="kd"><text:span text:style-name="T166">// Number field validation</text:span></text:span></text:p>
      <text:p text:style-name="P145"><text:span text:style-name="T285">public</text:span><text:span text:style-name="T284"> </text:span><text:span text:style-name="T285">static</text:span><text:span text:style-name="T284"> </text:span><text:span text:style-name="T285">boolean</text:span><text:span text:style-name="T284"> </text:span><text:span text:style-name="T285">validaNumero(</text:span><text:span text:style-name="T284">String numero</text:span><text:span text:style-name="T285">)</text:span><text:span text:style-name="T284"> </text:span></text:p>
      <text:p text:style-name="P145"><text:span text:style-name="T284"><text:tab/>String numero: contains the project number</text:span></text:p>
      <text:p text:style-name="P6"/>
      <text:p text:style-name="P4"><text:span text:style-name="kd"><text:span text:style-name="T166">// Year field validation</text:span></text:span></text:p>
      <text:p text:style-name="P145"><text:span text:style-name="T285">public</text:span><text:span text:style-name="T284"> </text:span><text:span text:style-name="T285">static</text:span><text:span text:style-name="T284"> </text:span><text:span text:style-name="T285">boolean</text:span><text:span text:style-name="T284"> </text:span><text:span text:style-name="T285">validaAno(</text:span><text:span text:style-name="T284">String ano</text:span><text:span text:style-name="T285">)</text:span><text:span text:style-name="T284"> </text:span></text:p>
      <text:p text:style-name="P145"><text:span text:style-name="T285"><text:tab/>String ano: contains start year of the Project</text:span></text:p>
      <text:p text:style-name="P144"/>
      <text:p text:style-name="P4"><text:span text:style-name="kd"><text:span text:style-name="T166">// Sigla field validation</text:span></text:span></text:p>
      <text:p text:style-name="P145"><text:span text:style-name="T285">public</text:span><text:span text:style-name="T284"> </text:span><text:span text:style-name="T285">static</text:span><text:span text:style-name="T284"> </text:span><text:span text:style-name="T285">boolean</text:span><text:span text:style-name="T284"> </text:span><text:span text:style-name="T285">validaSigla(</text:span><text:span text:style-name="T284">String sigla</text:span><text:span text:style-name="T285">)</text:span><text:span text:style-name="T284"> </text:span></text:p>
      <text:p text:style-name="P145"><text:span text:style-name="T284"><text:tab/>String sigla: contains Acronym for Project type</text:span></text:p>
      <text:p text:style-name="P3"/>
      <text:p text:style-name="P4"><text:span text:style-name="kd"><text:span text:style-name="T166">// UF field validation</text:span></text:span></text:p>
      <text:p text:style-name="P145"><text:span text:style-name="T285">public</text:span><text:span text:style-name="T284"> </text:span><text:span text:style-name="T285">static</text:span><text:span text:style-name="T284"> </text:span><text:span text:style-name="T285">boolean</text:span><text:span text:style-name="T284"> </text:span><text:span text:style-name="T285">validaUf(</text:span><text:span text:style-name="T284">String uf</text:span><text:span text:style-name="T285">)</text:span><text:span text:style-name="T284"> </text:span></text:p>
      <text:p text:style-name="P142"><text:span text:style-name="T167"><text:tab/>String uf: contains Acronym of the</text:span><text:span text:style-name="kd"><text:span text:style-name="T166"> State</text:span></text:span></text:p>
      <text:p text:style-name="P3"/>
      <text:p text:style-name="P145"><text:span text:style-name="T285">// Performs validation format all fields</text:span></text:p>
      <text:p text:style-name="P145"><text:span text:style-name="T285">public</text:span><text:span text:style-name="T284"> </text:span><text:span text:style-name="T285">static</text:span><text:span text:style-name="T284"> </text:span><text:span text:style-name="T285">boolean[]</text:span><text:span text:style-name="T284"> </text:span><text:span text:style-name="T285">validandoEntradas(</text:span><text:span text:style-name="T284">String ano</text:span><text:span text:style-name="T285">,</text:span><text:span text:style-name="T284"> String sigla</text:span><text:span text:style-name="T285">,</text:span><text:span text:style-name="T284"> String numero</text:span><text:span text:style-name="T285">,</text:span><text:span text:style-name="T284"> String dataIni</text:span><text:span text:style-name="T285">,</text:span><text:span text:style-name="T284">String autor</text:span><text:span text:style-name="T285">,</text:span><text:span text:style-name="T284"> String partido</text:span><text:span text:style-name="T285">,</text:span><text:span text:style-name="T284"> String uf</text:span><text:span text:style-name="T285">)</text:span><text:span text:style-name="T284"> </text:span></text:p>
      <text:p text:style-name="P145"><text:span text:style-name="T284"><text:tab/>Same variables of the previous methods</text:span></text:p>
      <text:p text:style-name="P2"><text:span text:style-name="T280"><text:tab/></text:span></text:p>
      <text:p text:style-name="P145"><text:span text:style-name="T285">//</text:span> <text:span text:style-name="T285">Gives preference to the result of parties, providing a server error</text:span></text:p>
      <text:p text:style-name="P145"><text:span text:style-name="T285">public</text:span><text:span text:style-name="T284"> </text:span><text:span text:style-name="T285">static</text:span><text:span text:style-name="T284"> String </text:span><text:span text:style-name="T285">garanteResultadoPartido(</text:span><text:span text:style-name="T284">String uf</text:span><text:span text:style-name="T285">,</text:span><text:span text:style-name="T284"> String partido</text:span><text:span text:style-name="T285">)</text:span><text:span text:style-name="T284"> </text:span></text:p>
      <text:p text:style-name="P145"><text:span text:style-name="T284"><text:tab/>Same variables of the previous methods</text:span></text:p>
      <text:p text:style-name="P143"/>
      <text:p text:style-name="P145"><text:span text:style-name="T285">//</text:span> <text:span text:style-name="T285">Gives preference to the result of the author, providing a server error</text:span></text:p>
      <text:p text:style-name="P145"><text:span text:style-name="T285">public</text:span><text:span text:style-name="T284"> </text:span><text:span text:style-name="T285">static</text:span><text:span text:style-name="T284"> String </text:span><text:span text:style-name="T285">garanteResultadoAutor(</text:span><text:span text:style-name="T284">String autor</text:span><text:span text:style-name="T285">,</text:span><text:span text:style-name="T284"> String partido</text:span><text:span text:style-name="T285">)</text:span><text:span text:style-name="T284"> </text:span></text:p>
      <text:p text:style-name="P145"><text:span text:style-name="T285"><text:tab/></text:span><text:span text:style-name="T284">Same variables of the previous methods</text:span></text:p>
      <text:p text:style-name="P144"/>
      <text:p text:style-name="P145"><text:span text:style-name="T285">//</text:span> <text:span text:style-name="T285">Creates the error message according to the form</text:span><text:bookmark text:name="_GoBack"/></text:p>
      <text:p text:style-name="P145"><text:span text:style-name="T285">public</text:span><text:span text:style-name="T284"> </text:span><text:span text:style-name="T285">static</text:span><text:span text:style-name="T284"> String </text:span><text:span text:style-name="T285">identificarErros(</text:span><text:span text:style-name="T284">String ano</text:span><text:span text:style-name="T285">,</text:span><text:span text:style-name="T284"> String sigla</text:span><text:span text:style-name="T285">,</text:span><text:span text:style-name="T284"> String numero</text:span><text:span text:style-name="T285">,</text:span><text:span text:style-name="T284"> String dataIni</text:span><text:span text:style-name="T285">,</text:span><text:span text:style-name="T284"> String autor</text:span><text:span text:style-name="T285">, </text:span><text:span text:style-name="T284">String partido</text:span><text:span text:style-name="T285">,</text:span><text:span text:style-name="T284"> String uf</text:span><text:span text:style-name="T285">)</text:span><text:span text:style-name="T284"> </text:span></text:p>
      <text:p text:style-name="P145"><text:tab/><text:tab/><text:span text:style-name="T284">Same variables of the previous methods</text:span></text:p>
      <text:p text:style-name="P1"><text:span text:style-name="T129"/></text:p>
      <text:p text:style-name="P163"><text:span text:style-name="T129"/></text:p>
      <text:p text:style-name="P156"><text:span text:style-name="T129"/></text:p>
      <text:p text:style-name="P156"><text:span text:style-name="T129"/></text:p>
      <text:p text:style-name="P156"><text:span text:style-name="T129"/></text:p>
      <text:p text:style-name="P156"><text:span text:style-name="T129"/></text:p>
      <text:p text:style-name="P156"><text:span text:style-name="T129"/></text:p>
      <text:p text:style-name="P156"><text:span text:style-name="T129"/></text:p>
      <text:p text:style-name="P156"><text:span text:style-name="T129">2.3. com.mds.app.model</text:span></text:p>
      <text:p text:style-name="P138">Folder: <text:span text:style-name="T202">Model</text:span></text:p>
      <text:p text:style-name="P118">Package: com.mds.app.<text:span text:style-name="T202">model</text:span></text:p>
      <text:p text:style-name="P120">Class: <text:span text:style-name="T202">ParlamentarModel</text:span>.java</text:p>
      <text:p text:style-name="P69"/>
      <text:p text:style-name="P33">Package: </text:p>
      <text:p text:style-name="P33"><text:tab/>com.mds.app.<text:span text:style-name="T202">model</text:span>: <text:span text:style-name="T2">Package containing all the </text:span><text:span text:style-name="T47">model</text:span><text:span text:style-name="T2"> elements from the application</text:span></text:p>
      <text:p text:style-name="P33"/>
      <text:p text:style-name="P33">Imports:</text:p>
      <text:p text:style-name="P33"><text:tab/><text:span text:style-name="T47">There is no imports in this class.</text:span></text:p>
      <text:p text:style-name="P86"/>
      <text:p text:style-name="P69"><text:span text:style-name="T86">Class:</text:span> </text:p>
      <text:p text:style-name="P69"><text:tab/><text:span text:style-name="T93">ParlamentarModel</text:span><text:span text:style-name="T86">: </text:span><text:span text:style-name="T48">It's a public m</text:span><text:span text:style-name="T49">odel class for Parlamentar.</text:span></text:p>
      <text:p text:style-name="P71"><text:tab/></text:p>
      <text:p text:style-name="P35">Variables:</text:p>
      <text:p text:style-name="P113"><text:tab/><text:span text:style-name="T93">nome</text:span><text:span text:style-name="T86">:</text:span> <text:span text:style-name="T203">It's a private String type variable to store the name of the parliamentarian. It's accessed by the getter and setter methods.</text:span></text:p>
      <text:p text:style-name="P113"><text:span text:style-name="T204"><text:tab/></text:span><text:span text:style-name="T94">partido: </text:span><text:span text:style-name="T50">It's a private PatidoModel type variable to </text:span><text:span text:style-name="T51">store</text:span><text:span text:style-name="T50"> the </text:span><text:span text:style-name="T51">political </text:span><text:span text:style-name="T50">party of the parliamentarian. It's accessed by the getter and setter methods.</text:span></text:p>
      <text:p text:style-name="P113"><text:tab/></text:p>
      <text:p text:style-name="P38">Methods:</text:p>
      <text:p text:style-name="P113"><text:tab/><text:span text:style-name="T94">ParlamentarModel(): </text:span><text:span text:style-name="T50">Default constructor method of the class.</text:span></text:p>
      <text:p text:style-name="P113"><text:span text:style-name="T50"><text:tab/></text:span><text:span text:style-name="T94">ParlamentarModel(String nome, PartidoModel partido):</text:span><text:span text:style-name="T50"> This is the constructor method of the class that receives as parameters the a String variable and a PartidoModel variable.</text:span></text:p>
      <text:p text:style-name="P113"><text:span text:style-name="T50"><text:tab/></text:span><text:span text:style-name="T92">getNome():</text:span><text:span text:style-name="T46"> the public access method to verify the variable “nome” of the String type. It returns the “nome” variable value of the parliamentar</text:span><text:span text:style-name="T52">ian</text:span><text:span text:style-name="T46">.</text:span></text:p>
      <text:p text:style-name="P113"><text:span text:style-name="T46"><text:tab/></text:span><text:span text:style-name="T92">setNome(String nome):</text:span><text:span text:style-name="T46"> the public access method to modify the variable “nome” of the String type. It receives a String value as a parameter and stores it in the String variable “nome”. It's a void method, so it has no return.</text:span></text:p>
      <text:p text:style-name="P113"><text:span text:style-name="T46"><text:tab/></text:span><text:span text:style-name="T92">getPartido():</text:span><text:span text:style-name="T46"> the public access method to verify the variable “partido” of the PartidoModel type. It returns the “partido” variable value of the parliamentar</text:span><text:span text:style-name="T53">ian</text:span><text:span text:style-name="T46">.</text:span></text:p>
      <text:p text:style-name="P26"><text:span text:style-name="T197"><text:tab/></text:span><text:span text:style-name="T199">setPartido(PartidoModel partido):</text:span><text:span text:style-name="T197"> the public access method to modify the variable “partido” of the PartidoModel type. It receives a PartidoModel value as a parameter and stores it in the PartidoModel variable “partido”. It's a void method, so it has no return.</text:span></text:p>
      <text:p text:style-name="P138">Folder: <text:span text:style-name="T202">Model</text:span></text:p>
      <text:p text:style-name="P118">Package: com.mds.app.<text:span text:style-name="T202">model</text:span></text:p>
      <text:p text:style-name="P120">Class: <text:span text:style-name="T202">PartidoModel</text:span>.java</text:p>
      <text:p text:style-name="P69"/>
      <text:p text:style-name="P33">Package: </text:p>
      <text:p text:style-name="P33"><text:tab/>com.mds.app.<text:span text:style-name="T202">model</text:span>: <text:span text:style-name="T2">Package containing all the </text:span><text:span text:style-name="T47">model</text:span><text:span text:style-name="T2"> elements from the application</text:span></text:p>
      <text:p text:style-name="P33"/>
      <text:p text:style-name="P33">Imports:</text:p>
      <text:p text:style-name="P33"><text:tab/><text:span text:style-name="T47">There is no imports in this class.</text:span></text:p>
      <text:p text:style-name="P86"/>
      <text:p text:style-name="P69"><text:span text:style-name="T86">Class:</text:span> </text:p>
      <text:p text:style-name="P69"><text:tab/><text:span text:style-name="T93">Par</text:span><text:span text:style-name="T96">tido</text:span><text:span text:style-name="T93">Model</text:span><text:span text:style-name="T86">: </text:span><text:span text:style-name="T55">It's a public m</text:span><text:span text:style-name="T49">odel class for Par</text:span><text:span text:style-name="T56">tido</text:span><text:span text:style-name="T49">.</text:span></text:p>
      <text:p text:style-name="P71"><text:tab/></text:p>
      <text:p text:style-name="P35">Variables:</text:p>
      <text:p text:style-name="P113"><text:tab/><text:span text:style-name="T97">siglaPartido</text:span><text:span text:style-name="T86">:</text:span> <text:span text:style-name="T203">It's a private String type variable to store the acronym of the political party. It's accessed by the getter and setter methods.</text:span></text:p>
      <text:p text:style-name="P113"><text:span text:style-name="T204"><text:tab/></text:span><text:span text:style-name="T97">uf</text:span><text:span text:style-name="T94">: </text:span><text:span text:style-name="T50">It's a private PatidoModel type variable to </text:span><text:span text:style-name="T57">store</text:span><text:span text:style-name="T50"> the “</text:span><text:span text:style-name="T58">uf</text:span><text:span text:style-name="T50">” </text:span><text:span text:style-name="T58">(acronym for Federation Unity) of the political </text:span><text:span text:style-name="T50">party. It's accessed by the getter and setter methods.</text:span></text:p>
      <text:p text:style-name="P113"><text:tab/></text:p>
      <text:p text:style-name="P38">Methods:</text:p>
      <text:p text:style-name="P113"><text:tab/><text:span text:style-name="T94">Par</text:span><text:span text:style-name="T98">tido</text:span><text:span text:style-name="T94">Model(): </text:span><text:span text:style-name="T50">Default constructor method of the class.</text:span></text:p>
      <text:p text:style-name="P113"><text:span text:style-name="T50"><text:tab/></text:span><text:span text:style-name="T94">Par</text:span><text:span text:style-name="T98">tido</text:span><text:span text:style-name="T94">Model(String </text:span><text:span text:style-name="T98">siglaPartido</text:span><text:span text:style-name="T94">, </text:span><text:span text:style-name="T98">String</text:span><text:span text:style-name="T94"> </text:span><text:span text:style-name="T98">uf</text:span><text:span text:style-name="T94">):</text:span><text:span text:style-name="T50"> This is the constructor method of the class that receives as parameters the a String variable </text:span><text:span text:style-name="T59">for “siglaPartido” </text:span><text:span text:style-name="T50">and a </text:span><text:span text:style-name="T59">String</text:span><text:span text:style-name="T50"> variable </text:span><text:span text:style-name="T59">for “uf”</text:span><text:span text:style-name="T50">.</text:span></text:p>
      <text:p text:style-name="P113"><text:span text:style-name="T50"><text:tab/></text:span><text:span text:style-name="T92">get</text:span><text:span text:style-name="T99">SiglaPartido</text:span><text:span text:style-name="T92">():</text:span><text:span text:style-name="T46"> the public access method to verify the variable “</text:span><text:span text:style-name="T60">siglaPartido</text:span><text:span text:style-name="T46">” of the String type. It returns the “</text:span><text:span text:style-name="T60">siglaPartido</text:span><text:span text:style-name="T46">” variable value of the </text:span><text:span text:style-name="T60">political party</text:span><text:span text:style-name="T46">.</text:span></text:p>
      <text:p text:style-name="P113"><text:span text:style-name="T46"><text:tab/></text:span><text:span text:style-name="T92">set</text:span><text:span text:style-name="T99">SiglaPartido</text:span><text:span text:style-name="T92">(String </text:span><text:span text:style-name="T99">siglaPartido</text:span><text:span text:style-name="T92">):</text:span><text:span text:style-name="T46"> the public access method to modify the variable “</text:span><text:span text:style-name="T60">siglaPartido</text:span><text:span text:style-name="T46">” of the String type. It receives a String value as a parameter and stores it in the String variable “</text:span><text:span text:style-name="T60">siglaPartido</text:span><text:span text:style-name="T46">”. It's a void method, so it has no return.</text:span></text:p>
      <text:p text:style-name="P113"><text:span text:style-name="T46"><text:tab/></text:span><text:span text:style-name="T92">get</text:span><text:span text:style-name="T99">Uf</text:span><text:span text:style-name="T92">():</text:span><text:span text:style-name="T46"> the public access method to verify the variable “</text:span><text:span text:style-name="T60">uf</text:span><text:span text:style-name="T46">” of the </text:span><text:span text:style-name="T60">String</text:span><text:span text:style-name="T46"> type. It returns the “</text:span><text:span text:style-name="T60">uf</text:span><text:span text:style-name="T46">” variable value of the </text:span><text:span text:style-name="T60">political party</text:span><text:span text:style-name="T46">.</text:span></text:p>
      <text:p text:style-name="P26"><text:span text:style-name="T197"><text:tab/></text:span><text:span text:style-name="T199">set</text:span><text:span text:style-name="T200">Uf</text:span><text:span text:style-name="T199">(</text:span><text:span text:style-name="T200">String</text:span><text:span text:style-name="T199"> </text:span><text:span text:style-name="T200">uf</text:span><text:span text:style-name="T199">):</text:span><text:span text:style-name="T197"> the public access method to modify the variable “</text:span><text:span text:style-name="T198">uf</text:span><text:span text:style-name="T197">” of the </text:span><text:span text:style-name="T198">String</text:span><text:span text:style-name="T197"> type. It receives a </text:span><text:span text:style-name="T198">String</text:span><text:span text:style-name="T197"> value as a parameter and stores it in the </text:span><text:span text:style-name="T198">String</text:span><text:span text:style-name="T197"> variable “</text:span><text:span text:style-name="T198">uf</text:span><text:span text:style-name="T197">”. It's a void method, so it has no return.</text:span></text:p>
      <text:p text:style-name="P156"><text:span text:style-name="T129"/></text:p>
      <text:p text:style-name="P138">Folder: <text:span text:style-name="T202">Model</text:span></text:p>
      <text:p text:style-name="P118">Package: com.mds.app.<text:span text:style-name="T202">model</text:span></text:p>
      <text:p text:style-name="P120">Class: <text:span text:style-name="T202">ProcuraParlamentarModel</text:span>.java</text:p>
      <text:p text:style-name="P69"/>
      <text:p text:style-name="P33">Package: </text:p>
      <text:p text:style-name="P33"><text:tab/>com.mds.app.<text:span text:style-name="T202">model</text:span>: <text:span text:style-name="T2">Package containing all the </text:span><text:span text:style-name="T47">model</text:span><text:span text:style-name="T2"> elements from the application</text:span></text:p>
      <text:p text:style-name="P33"/>
      <text:p text:style-name="P33">Imports:</text:p>
      <text:p text:style-name="P33"><text:tab/><text:span text:style-name="T47">There is no imports in this class.</text:span></text:p>
      <text:p text:style-name="P86"/>
      <text:p text:style-name="P69"><text:span text:style-name="T86">Class:</text:span> </text:p>
      <text:p text:style-name="P69"><text:tab/><text:span text:style-name="T101">P</text:span><text:span text:style-name="T102">rocuraParlamentar</text:span><text:span text:style-name="T101">Model</text:span><text:span text:style-name="T86">: </text:span><text:span text:style-name="T62">It's a public abstract m</text:span><text:span text:style-name="T49">odel class for </text:span><text:span text:style-name="T47">P</text:span><text:span text:style-name="T62">rocuraParlamentar</text:span><text:span text:style-name="T49">, </text:span><text:span text:style-name="T62">which means you can not instantiate an object.</text:span></text:p>
      <text:p text:style-name="P71"><text:tab/></text:p>
      <text:p text:style-name="P35">Variables:</text:p>
      <text:p text:style-name="P113"><text:tab/><text:span text:style-name="T102">nome</text:span><text:span text:style-name="T86">:</text:span> <text:span text:style-name="T203">It's a private and static String type variable to store the name of the parliamentarian you want to search. Since this variable is static, you do not need to instantiate an object to access it.</text:span></text:p>
      <text:p text:style-name="P113"><text:tab/></text:p>
      <text:p text:style-name="P38">Methods:</text:p>
      <text:p text:style-name="P113"><text:tab/><text:span text:style-name="T92">get</text:span><text:span text:style-name="T100">Nome</text:span><text:span text:style-name="T92">():</text:span><text:span text:style-name="T46"> the public </text:span><text:span text:style-name="T61">and static</text:span><text:span text:style-name="T46"> access method to verify the variable “</text:span><text:span text:style-name="T61">nome</text:span><text:span text:style-name="T46">” of the String type. It returns the “</text:span><text:span text:style-name="T61">nome</text:span><text:span text:style-name="T46">” variable value of the </text:span><text:span text:style-name="T61">parliamentarian you want to search</text:span><text:span text:style-name="T46">.</text:span></text:p>
      <text:p text:style-name="P26"><text:span text:style-name="T143"><text:tab/></text:span><text:span text:style-name="T130">set</text:span><text:span text:style-name="T131">Nome</text:span><text:span text:style-name="T130">(String </text:span><text:span text:style-name="T132">n</text:span><text:span text:style-name="T131">ome</text:span><text:span text:style-name="T130">):</text:span><text:span text:style-name="T143"> the public </text:span><text:span text:style-name="T144">and static </text:span><text:span text:style-name="T143">access method to modify the variable “</text:span><text:span text:style-name="T144">nome</text:span><text:span text:style-name="T143">” of the String type. It receives a String value as a parameter and stores it in the String variable “</text:span><text:span text:style-name="T144">nome</text:span><text:span text:style-name="T143">”. It's a void method, so it has no return.</text:span></text:p>
      <text:p text:style-name="P138">Folder: <text:span text:style-name="T202">Model</text:span></text:p>
      <text:p text:style-name="P118">Package: com.mds.app.<text:span text:style-name="T202">model</text:span></text:p>
      <text:p text:style-name="P120">Class: <text:span text:style-name="T202">ProcuraPartidoModel</text:span>.java</text:p>
      <text:p text:style-name="P69"/>
      <text:p text:style-name="P33">Package: </text:p>
      <text:p text:style-name="P33"><text:tab/>com.mds.app.<text:span text:style-name="T202">model</text:span>: <text:span text:style-name="T2">Package containing all the </text:span><text:span text:style-name="T47">model</text:span><text:span text:style-name="T2"> elements from the application</text:span></text:p>
      <text:p text:style-name="P33"/>
      <text:p text:style-name="P33">Imports:</text:p>
      <text:p text:style-name="P33"><text:tab/><text:span text:style-name="T47">There is no imports in this class.</text:span></text:p>
      <text:p text:style-name="P86"/>
      <text:p text:style-name="P69"><text:span text:style-name="T86">Class:</text:span> </text:p>
      <text:p text:style-name="P69"><text:tab/><text:span text:style-name="T101">P</text:span><text:span text:style-name="T102">rocuraPar</text:span><text:span text:style-name="T104">tido</text:span><text:span text:style-name="T101">Model</text:span><text:span text:style-name="T86">: </text:span><text:span text:style-name="T62">It's a public abstract m</text:span><text:span text:style-name="T49">odel class for </text:span><text:span text:style-name="T47">P</text:span><text:span text:style-name="T62">rocuraParlamentar</text:span><text:span text:style-name="T49">, </text:span><text:span text:style-name="T62">which means you can not instantiate an object.</text:span></text:p>
      <text:p text:style-name="P71"><text:tab/></text:p>
      <text:p text:style-name="P35">Variables:</text:p>
      <text:p text:style-name="P113"><text:tab/><text:span text:style-name="T105">uf</text:span><text:span text:style-name="T86">:</text:span> <text:span text:style-name="T203">It's a private and static String type variable to store the “uf” (acronym for Federal Unity) of the political party you want to search. Since this variable is static, you do not need to instantiate an object to access it.</text:span></text:p>
      <text:p text:style-name="P113"><text:span text:style-name="T204"><text:tab/></text:span><text:span text:style-name="T105">sigla</text:span><text:span text:style-name="T86">:</text:span> <text:span text:style-name="T203">It's a private and static String type variable to store the acronym of the political party you want to search. Since this variable is static, you do not need to instantiate an object to access it.</text:span></text:p>
      <text:p text:style-name="P122"><text:tab/></text:p>
      <text:p text:style-name="P38">Methods:</text:p>
      <text:p text:style-name="P113"><text:tab/><text:span text:style-name="T92">get</text:span><text:span text:style-name="T103">Uf</text:span><text:span text:style-name="T92">():</text:span><text:span text:style-name="T46"> the public </text:span><text:span text:style-name="T61">and static</text:span><text:span text:style-name="T46"> access method to verify the variable “</text:span><text:span text:style-name="T63">uf</text:span><text:span text:style-name="T46">” of the String type. It returns the “</text:span><text:span text:style-name="T63">uf</text:span><text:span text:style-name="T46">” variable value of the </text:span><text:span text:style-name="T63">political party</text:span><text:span text:style-name="T61"> you want to search</text:span><text:span text:style-name="T46">.</text:span></text:p>
      <text:p text:style-name="P113"><text:span text:style-name="T46"><text:tab/></text:span><text:span text:style-name="T92">set</text:span><text:span text:style-name="T103">Uf</text:span><text:span text:style-name="T92">(String </text:span><text:span text:style-name="T103">uf</text:span><text:span text:style-name="T92">):</text:span><text:span text:style-name="T46"> the public </text:span><text:span text:style-name="T61">and static </text:span><text:span text:style-name="T46">access method to modify the variable “</text:span><text:span text:style-name="T63">uf</text:span><text:span text:style-name="T46">” of the String type. It receives a String value as a parameter and stores it in the String variable “</text:span><text:span text:style-name="T63">uf</text:span><text:span text:style-name="T46">”. It's a void method, so it has no return.</text:span></text:p>
      <text:p text:style-name="P113"><text:tab/><text:span text:style-name="T92">get</text:span><text:span text:style-name="T103">Sigla</text:span><text:span text:style-name="T92">():</text:span><text:span text:style-name="T46"> the public </text:span><text:span text:style-name="T61">and static</text:span><text:span text:style-name="T46"> access method to verify the variable “</text:span><text:span text:style-name="T63">sigla</text:span><text:span text:style-name="T46">” of the String type. It returns the “</text:span><text:span text:style-name="T63">sigla</text:span><text:span text:style-name="T46">” variable value of the </text:span><text:span text:style-name="T63">political party</text:span><text:span text:style-name="T61"> you want to search</text:span><text:span text:style-name="T46">.</text:span></text:p>
      <text:p text:style-name="P26"><text:span text:style-name="T143"><text:tab/></text:span><text:span text:style-name="T130">set</text:span><text:span text:style-name="T133">Sigla</text:span><text:span text:style-name="T130">(String </text:span><text:span text:style-name="T133">sigla</text:span><text:span text:style-name="T130">):</text:span><text:span text:style-name="T143"> the public </text:span><text:span text:style-name="T144">and static </text:span><text:span text:style-name="T143">access method to modify the variable “</text:span><text:span text:style-name="T145">sigla</text:span><text:span text:style-name="T143">” of the String type. It receives a String value as a parameter and stores it in the String variable “</text:span><text:span text:style-name="T145">sigla</text:span><text:span text:style-name="T143">”. It's a void method, so it has no return.</text:span></text:p>
      <text:p text:style-name="P138">Folder: <text:span text:style-name="T202">Model</text:span></text:p>
      <text:p text:style-name="P118">Package: com.mds.app.<text:span text:style-name="T202">model</text:span></text:p>
      <text:p text:style-name="P120">Class: <text:span text:style-name="T202">ProcuraProjetoModel</text:span>.java</text:p>
      <text:p text:style-name="P69"/>
      <text:p text:style-name="P33">Package: </text:p>
      <text:p text:style-name="P33"><text:tab/>com.mds.app.<text:span text:style-name="T202">model</text:span>: <text:span text:style-name="T2">Package containing all the </text:span><text:span text:style-name="T47">model</text:span><text:span text:style-name="T2"> elements from the application</text:span></text:p>
      <text:p text:style-name="P33"/>
      <text:p text:style-name="P33">Imports:</text:p>
      <text:p text:style-name="P33"><text:tab/><text:span text:style-name="T47">There is no imports in this class.</text:span></text:p>
      <text:p text:style-name="P86"/>
      <text:p text:style-name="P69"><text:span text:style-name="T86">Class:</text:span> </text:p>
      <text:p text:style-name="P69"><text:tab/><text:span text:style-name="T101">P</text:span><text:span text:style-name="T102">rocuraP</text:span><text:span text:style-name="T107">rojeto</text:span><text:span text:style-name="T101">Model</text:span><text:span text:style-name="T86">: </text:span><text:span text:style-name="T62">It's a public abstract m</text:span><text:span text:style-name="T49">odel class for </text:span><text:span text:style-name="T47">P</text:span><text:span text:style-name="T62">rocuraP</text:span><text:span text:style-name="T65">rojeto</text:span><text:span text:style-name="T49">, </text:span><text:span text:style-name="T62">which means you can not instantiate an object.</text:span></text:p>
      <text:p text:style-name="P71"><text:tab/></text:p>
      <text:p text:style-name="P35">Variables:</text:p>
      <text:p text:style-name="P113"><text:tab/><text:span text:style-name="T108">ano</text:span><text:span text:style-name="T86">:</text:span> <text:span text:style-name="T203">It's a private and static String type variable to store the year of the project you want to search. Since this variable is static, you do not need to instantiate an object to access it.</text:span></text:p>
      <text:p text:style-name="P113"><text:span text:style-name="T204"><text:tab/></text:span><text:span text:style-name="T108">id</text:span><text:span text:style-name="T86">:</text:span> <text:span text:style-name="T203">It's a private and static String type variable to store the ID of the project you want to search. Since this variable is static, you do not need to instantiate an object to access it.</text:span></text:p>
      <text:p text:style-name="P122"><text:tab/><text:span text:style-name="T108">sigla</text:span><text:span text:style-name="T109">:</text:span><text:span text:style-name="T179"> It's a private and static String type variable to store the acronym of the of the political party who emited the project you want to search. Since this variable is static, you do not need to instantiate an object to access it</text:span>.</text:p>
      <text:p text:style-name="P113"><text:span text:style-name="T204"><text:tab/></text:span><text:span text:style-name="T108">dataInicio</text:span><text:span text:style-name="T86">:</text:span> <text:span text:style-name="T203">It's a private and static String type variable to store the emission date of the project you want to search. Since this variable is static, you do not need to instantiate an object to access it.</text:span></text:p>
      <text:p text:style-name="P122"><text:tab/></text:p>
      <text:p text:style-name="P38">Methods:</text:p>
      <text:p text:style-name="P113"><text:tab/><text:span text:style-name="T92">get</text:span><text:span text:style-name="T106">Ano</text:span><text:span text:style-name="T92">():</text:span><text:span text:style-name="T46"> the public </text:span><text:span text:style-name="T61">and static</text:span><text:span text:style-name="T46"> access method to verify the variable “</text:span><text:span text:style-name="T66">ano</text:span><text:span text:style-name="T46">” of the String type. It returns the “</text:span><text:span text:style-name="T66">ano</text:span><text:span text:style-name="T46">” variable value of the </text:span><text:span text:style-name="T66">project</text:span><text:span text:style-name="T61"> you want to search</text:span><text:span text:style-name="T46">.</text:span></text:p>
      <text:p text:style-name="P113"><text:span text:style-name="T46"><text:tab/></text:span><text:span text:style-name="T92">set</text:span><text:span text:style-name="T106">Ano</text:span><text:span text:style-name="T92">(String </text:span><text:span text:style-name="T106">ano</text:span><text:span text:style-name="T92">):</text:span><text:span text:style-name="T46"> the public </text:span><text:span text:style-name="T61">and static </text:span><text:span text:style-name="T46">access method to modify the variable “</text:span><text:span text:style-name="T66">ano</text:span><text:span text:style-name="T46">” of the String type. It receives a String value as a parameter and stores it in the String variable “</text:span><text:span text:style-name="T66">ano</text:span><text:span text:style-name="T46">”. It's a void method, so it has no return.</text:span></text:p>
      <text:p text:style-name="P113"><text:tab/><text:span text:style-name="T92">get</text:span><text:span text:style-name="T106">Id</text:span><text:span text:style-name="T92">():</text:span><text:span text:style-name="T46"> the public </text:span><text:span text:style-name="T61">and static</text:span><text:span text:style-name="T46"> access method to verify the variable “</text:span><text:span text:style-name="T66">id</text:span><text:span text:style-name="T46">” of the String type. It returns the “</text:span><text:span text:style-name="T66">id</text:span><text:span text:style-name="T46">” variable value of the </text:span><text:span text:style-name="T66">project</text:span><text:span text:style-name="T61"> you want to search</text:span><text:span text:style-name="T46">.</text:span></text:p>
      <text:p text:style-name="P113"><text:span text:style-name="T46"><text:tab/></text:span><text:span text:style-name="T92">set</text:span><text:span text:style-name="T106">Id</text:span><text:span text:style-name="T92">(String </text:span><text:span text:style-name="T106">id</text:span><text:span text:style-name="T92">):</text:span><text:span text:style-name="T46"> the public </text:span><text:span text:style-name="T61">and static </text:span><text:span text:style-name="T46">access method to modify the variable “</text:span><text:span text:style-name="T66">id</text:span><text:span text:style-name="T46">” of the String type. It receives a String value as a parameter and stores it in the String variable “</text:span><text:span text:style-name="T66">id</text:span><text:span text:style-name="T46">”. It's a void method, so it has no return.</text:span></text:p>
      <text:p text:style-name="P113"><text:tab/><text:span text:style-name="T92">get</text:span><text:span text:style-name="T103">Sigla</text:span><text:span text:style-name="T92">():</text:span><text:span text:style-name="T46"> the public </text:span><text:span text:style-name="T61">and static</text:span><text:span text:style-name="T46"> access method to verify the variable “</text:span><text:span text:style-name="T63">sigla</text:span><text:span text:style-name="T46">” of the String type. It returns the “</text:span><text:span text:style-name="T63">sigla</text:span><text:span text:style-name="T46">” variable value of </text:span><text:span text:style-name="T67">political party who emited </text:span><text:span text:style-name="T46">the </text:span><text:span text:style-name="T66">project</text:span><text:span text:style-name="T61"> you want to search</text:span><text:span text:style-name="T46">.</text:span></text:p>
      <text:p text:style-name="P113"><text:span text:style-name="T46"><text:tab/></text:span><text:span text:style-name="T92">set</text:span><text:span text:style-name="T103">Sigla</text:span><text:span text:style-name="T92">(String </text:span><text:span text:style-name="T103">sigla</text:span><text:span text:style-name="T92">):</text:span><text:span text:style-name="T46"> the public </text:span><text:span text:style-name="T61">and static </text:span><text:span text:style-name="T46">access method to modify the variable “</text:span><text:span text:style-name="T63">sigla</text:span><text:span text:style-name="T46">” of the String type. It receives a String value as a parameter and stores it in the String variable “</text:span><text:span text:style-name="T63">sigla</text:span><text:span text:style-name="T46">”. It's a void method, so it has no return.</text:span></text:p>
      <text:p text:style-name="P113"><text:tab/><text:span text:style-name="T106">g</text:span><text:span text:style-name="T92">et</text:span><text:span text:style-name="T106">DataInicio</text:span><text:span text:style-name="T92">():</text:span><text:span text:style-name="T46"> the public </text:span><text:span text:style-name="T61">and static</text:span><text:span text:style-name="T46"> access method to verify the variable “</text:span><text:span text:style-name="T64">dataInicio</text:span><text:span text:style-name="T46">” of the String type. It returns the “</text:span><text:span text:style-name="T64">dataInicio</text:span><text:span text:style-name="T46">” variable value of the </text:span><text:span text:style-name="T67">emission</text:span><text:span text:style-name="T64"> date of the project</text:span><text:span text:style-name="T61"> you want to search</text:span><text:span text:style-name="T46">.</text:span></text:p>
      <text:p text:style-name="P26"><text:span text:style-name="T143"><text:tab/></text:span><text:span text:style-name="T130">set</text:span><text:span text:style-name="T134">DataInicio</text:span><text:span text:style-name="T130">(String </text:span><text:span text:style-name="T134">dataInicio</text:span><text:span text:style-name="T130">):</text:span><text:span text:style-name="T143"> the public </text:span><text:span text:style-name="T144">and static </text:span><text:span text:style-name="T143">access method to modify the variable “</text:span><text:span text:style-name="T146">dataInicio</text:span><text:span text:style-name="T143">” of the String type. It receives a String value as a parameter and stores it in the String variable “</text:span><text:span text:style-name="T146">dataInicio</text:span><text:span text:style-name="T143">”. It's a void method, so it has no return.</text:span></text:p>
      <text:p text:style-name="P138">Folder: <text:span text:style-name="T202">Model</text:span></text:p>
      <text:p text:style-name="P118">Package: com.mds.app.<text:span text:style-name="T202">model</text:span></text:p>
      <text:p text:style-name="P120">Class: <text:span text:style-name="T205">ProjetoModel</text:span>.java</text:p>
      <text:p text:style-name="P69"/>
      <text:p text:style-name="P33">Package: </text:p>
      <text:p text:style-name="P33"><text:tab/>com.mds.app.<text:span text:style-name="T202">model</text:span>: <text:span text:style-name="T2">Package containing all the </text:span><text:span text:style-name="T47">model</text:span><text:span text:style-name="T2"> elements from the application</text:span></text:p>
      <text:p text:style-name="P33"/>
      <text:p text:style-name="P33">Imports:</text:p>
      <text:p text:style-name="P33"><text:tab/><text:span text:style-name="T47">There is no imports in this class.</text:span></text:p>
      <text:p text:style-name="P86"/>
      <text:p text:style-name="P69"><text:span text:style-name="T86">Class:</text:span> </text:p>
      <text:p text:style-name="P69"><text:tab/><text:span text:style-name="T110">Projeto</text:span><text:span text:style-name="T93">Model</text:span><text:span text:style-name="T86">: </text:span><text:span text:style-name="T55">It's a public m</text:span><text:span text:style-name="T49">odel class for “</text:span><text:span text:style-name="T68">Projeto”</text:span><text:span text:style-name="T49">.</text:span></text:p>
      <text:p text:style-name="P71"><text:tab/></text:p>
      <text:p text:style-name="P35">Variables:</text:p>
      <text:p text:style-name="P113"><text:tab/><text:span text:style-name="T110">id</text:span><text:span text:style-name="T86">:</text:span> <text:span text:style-name="T203">It's a private String type variable to store the ID of the project. It's accessed by the getter and setter methods.</text:span></text:p>
      <text:p text:style-name="P113"><text:span text:style-name="T204"><text:tab/></text:span><text:span text:style-name="T110">ano</text:span><text:span text:style-name="T94">: </text:span><text:span text:style-name="T50">It's a private </text:span><text:span text:style-name="T68">String</text:span><text:span text:style-name="T50"> type variable to </text:span><text:span text:style-name="T57">store</text:span><text:span text:style-name="T50"> the </text:span><text:span text:style-name="T68">year of the project</text:span><text:span text:style-name="T50"> . It's accessed by the getter and setter methods.</text:span></text:p>
      <text:p text:style-name="P113"><text:span text:style-name="T204"><text:tab/></text:span><text:span text:style-name="T110">numero</text:span><text:span text:style-name="T86">:</text:span> <text:span text:style-name="T203">It's a private String type variable to store the number of the project. It's accessed by the getter and setter methods.</text:span></text:p>
      <text:p text:style-name="P113"><text:span text:style-name="T204">//<text:tab/></text:span><text:span text:style-name="T110">nome</text:span><text:span text:style-name="T94">: </text:span><text:span text:style-name="T50">It's a private </text:span><text:span text:style-name="T68">String</text:span><text:span text:style-name="T50"> type variable to </text:span><text:span text:style-name="T57">store</text:span><text:span text:style-name="T50"> the </text:span><text:span text:style-name="T68">name of the </text:span><text:span text:style-name="T69">parliamentarian who emited the project</text:span><text:span text:style-name="T50">. It's accessed by the getter and setter methods.</text:span></text:p>
      <text:p text:style-name="P113"><text:span text:style-name="T204"><text:tab/></text:span><text:span text:style-name="T110">sigla</text:span><text:span text:style-name="T86">:</text:span> <text:span text:style-name="T203">It's a private String type variable to store the acronym of the political party. It's accessed by the getter and setter methods.</text:span></text:p>
      <text:p text:style-name="P113"><text:span text:style-name="T204"><text:tab/></text:span><text:span text:style-name="T110">data</text:span><text:span text:style-name="T94">: </text:span><text:span text:style-name="T50">It's a private </text:span><text:span text:style-name="T68">String</text:span><text:span text:style-name="T50"> type variable to </text:span><text:span text:style-name="T57">store</text:span><text:span text:style-name="T50"> the </text:span><text:span text:style-name="T70">emission </text:span><text:span text:style-name="T68">date</text:span><text:span text:style-name="T50"> </text:span><text:span text:style-name="T68">of the project</text:span><text:span text:style-name="T50">. It's accessed by the getter and setter methods.</text:span></text:p>
      <text:p text:style-name="P113"><text:span text:style-name="T204"><text:tab/></text:span><text:span text:style-name="T110">explicacao</text:span><text:span text:style-name="T86">:</text:span> <text:span text:style-name="T203">It's a private String type variable to store the the explanation of the project. It's accessed by the getter and setter methods.</text:span></text:p>
      <text:p text:style-name="P113"><text:span text:style-name="T204"><text:tab/></text:span><text:span text:style-name="T110">status</text:span><text:span text:style-name="T94">: </text:span><text:span text:style-name="T50">It's a private </text:span><text:span text:style-name="T68">String</text:span><text:span text:style-name="T50"> type variable to </text:span><text:span text:style-name="T57">store</text:span><text:span text:style-name="T50"> the </text:span><text:span text:style-name="T68">actual status of the project</text:span><text:span text:style-name="T50">. It's accessed by the getter and setter methods.</text:span></text:p>
      <text:p text:style-name="P113"><text:span text:style-name="T204"><text:tab/></text:span><text:span text:style-name="T110">parlamentar</text:span><text:span text:style-name="T86">:</text:span> <text:span text:style-name="T203">It's a private ParlamentarModel type variable to store the parliamentarian responsable for the project. It's accessed by the getter and setter methods.</text:span></text:p>
      <text:p text:style-name="P113"><text:span text:style-name="T204"><text:tab/></text:span><text:span text:style-name="T110">cont</text:span><text:span text:style-name="T94">: </text:span><text:span text:style-name="T50">It's a private </text:span><text:span text:style-name="T68">interger</text:span><text:span text:style-name="T50"> type variable </text:span><text:span text:style-name="T71">used to set a position in the XML file</text:span><text:span text:style-name="T50">. </text:span><text:span text:style-name="T68">It's accessed by the getter and setter methods. </text:span><text:span text:style-name="T69">It's initial value is 0 (zero).</text:span></text:p>
      <text:p text:style-name="P113"><text:span text:style-name="T204"><text:tab/></text:span><text:span text:style-name="T110">contId</text:span><text:span text:style-name="T86">:</text:span> <text:span text:style-name="T203">It's a private interger type variable used to set a position in the desired ID in the XML file. It's accessed by the getter and setter methods. </text:span><text:span text:style-name="T69">It's initial value is 0 (zero).</text:span></text:p>
      <text:p text:style-name="P122"><text:tab/></text:p>
      <text:p text:style-name="P38">Methods:</text:p>
      <text:p text:style-name="P113"><text:tab/><text:span text:style-name="T94">P</text:span><text:span text:style-name="T111">rojeto</text:span><text:span text:style-name="T94">Model(): </text:span><text:span text:style-name="T50">Default constructor method of the class.</text:span></text:p>
      <text:p text:style-name="P113"><text:span text:style-name="T50"><text:tab/></text:span><text:span text:style-name="T94">Par</text:span><text:span text:style-name="T98">tido</text:span><text:span text:style-name="T94">Model(String </text:span><text:span text:style-name="T112">ano</text:span><text:span text:style-name="T94">, </text:span><text:span text:style-name="T98">String</text:span><text:span text:style-name="T94"> </text:span><text:span text:style-name="T112">nome, </text:span><text:span text:style-name="T94">String</text:span><text:span text:style-name="T112"> sigla, </text:span><text:span text:style-name="T94">String </text:span><text:span text:style-name="T112">data, </text:span><text:span text:style-name="T94">String </text:span><text:span text:style-name="T112">numero, </text:span><text:span text:style-name="T94">String </text:span><text:span text:style-name="T112">explicacao, ParlamentarModel parlamentar</text:span><text:span text:style-name="T94">):</text:span><text:span text:style-name="T50"> This is the constructor method of the class that receives as parameters a String variable </text:span><text:span text:style-name="T59">for “</text:span><text:span text:style-name="T69">ano</text:span><text:span text:style-name="T59">”, </text:span><text:span text:style-name="T50">a String variable </text:span><text:span text:style-name="T59">for “</text:span><text:span text:style-name="T69">nome</text:span><text:span text:style-name="T59">”, </text:span><text:span text:style-name="T50">a String variable </text:span><text:span text:style-name="T59">for “</text:span><text:span text:style-name="T69">sigla</text:span><text:span text:style-name="T59">”, </text:span><text:span text:style-name="T50">a String variable </text:span><text:span text:style-name="T59">for “</text:span><text:span text:style-name="T69">data</text:span><text:span text:style-name="T59">”, </text:span><text:span text:style-name="T50">a String variable </text:span><text:span text:style-name="T59">for “</text:span><text:span text:style-name="T69">numero</text:span><text:span text:style-name="T59">”, </text:span><text:span text:style-name="T50">a String variable </text:span><text:span text:style-name="T59">for “</text:span><text:span text:style-name="T69">explicacao</text:span><text:span text:style-name="T59">” </text:span><text:span text:style-name="T69">and</text:span><text:span text:style-name="T59"> </text:span><text:span text:style-name="T50">a </text:span><text:span text:style-name="T69">ParlamentarModel</text:span><text:span text:style-name="T50"> variable </text:span><text:span text:style-name="T59">for “</text:span><text:span text:style-name="T69">parlamentar</text:span><text:span text:style-name="T59">”</text:span><text:span text:style-name="T50">. </text:span><text:span text:style-name="T69">It also sets the </text:span><text:span text:style-name="T72">value</text:span><text:span text:style-name="T69"> 1 </text:span><text:span text:style-name="T72">(one) </text:span><text:span text:style-name="T69">the “cont” variable.</text:span></text:p>
      <text:p text:style-name="P113"><text:span text:style-name="T50"><text:tab/></text:span><text:span text:style-name="T92">get</text:span><text:span text:style-name="T113">Ano</text:span><text:span text:style-name="T92">():</text:span><text:span text:style-name="T46"> the public access method to verify the variable “</text:span><text:span text:style-name="T72">ano</text:span><text:span text:style-name="T46">” of the String type. It returns the “</text:span><text:span text:style-name="T72">ano</text:span><text:span text:style-name="T46">” variable value of the </text:span><text:span text:style-name="T72">emission date of the project</text:span><text:span text:style-name="T46">.</text:span></text:p>
      <text:p text:style-name="P113"><text:span text:style-name="T46"><text:tab/></text:span><text:span text:style-name="T92">set</text:span><text:span text:style-name="T113">Ano</text:span><text:span text:style-name="T92">(String </text:span><text:span text:style-name="T113">Ano</text:span><text:span text:style-name="T92">):</text:span><text:span text:style-name="T46"> the public access method to modify the variable “</text:span><text:span text:style-name="T72">ano</text:span><text:span text:style-name="T46">” of the String type. It receives a String value as a parameter and stores it in the String variable “</text:span><text:span text:style-name="T72">ano</text:span><text:span text:style-name="T46">”. It's a void method, so it has no return.</text:span></text:p>
      <text:p text:style-name="P113"><text:span text:style-name="T46"><text:tab/></text:span><text:span text:style-name="T92">get</text:span><text:span text:style-name="T113">Numero</text:span><text:span text:style-name="T92">():</text:span><text:span text:style-name="T46"> the public access method to verify the variable “</text:span><text:span text:style-name="T72">numero</text:span><text:span text:style-name="T46">” of the String type. It returns the “</text:span><text:span text:style-name="T72">numero</text:span><text:span text:style-name="T46">” variable value of </text:span><text:span text:style-name="T72">number of the project</text:span><text:span text:style-name="T46">.</text:span></text:p>
      <text:p text:style-name="P113"><text:soft-page-break/><text:span text:style-name="T46"><text:tab/></text:span><text:span text:style-name="T92">set</text:span><text:span text:style-name="T113">Numero</text:span><text:span text:style-name="T92">(String </text:span><text:span text:style-name="T113">numero</text:span><text:span text:style-name="T92">):</text:span><text:span text:style-name="T46"> the public access method to modify the variable “</text:span><text:span text:style-name="T72">numero</text:span><text:span text:style-name="T46">” of the String type. It receives a String value as a parameter and stores it in the String variable “</text:span><text:span text:style-name="T72">numero</text:span><text:span text:style-name="T46">”. It's a void method, so it has no return.</text:span></text:p>
      <text:p text:style-name="P113"><text:span text:style-name="T46"><text:tab/></text:span><text:span text:style-name="T92">get</text:span><text:span text:style-name="T113">Nome</text:span><text:span text:style-name="T92">():</text:span><text:span text:style-name="T46"> the public access method to verify the variable “</text:span><text:span text:style-name="T72">nome</text:span><text:span text:style-name="T46">” of the String type. It returns the “</text:span><text:span text:style-name="T72">nome</text:span><text:span text:style-name="T46">” variable value of the </text:span><text:span text:style-name="T72">parliamentarian who emited the project</text:span><text:span text:style-name="T46">.</text:span></text:p>
      <text:p text:style-name="P113"><text:span text:style-name="T46"><text:tab/></text:span><text:span text:style-name="T92">set</text:span><text:span text:style-name="T113">Nome</text:span><text:span text:style-name="T92">(String </text:span><text:span text:style-name="T113">nome</text:span><text:span text:style-name="T92">):</text:span><text:span text:style-name="T46"> the public access method to modify the variable “</text:span><text:span text:style-name="T72">nome</text:span><text:span text:style-name="T46">” of the String type. </text:span><text:span text:style-name="T72">If the counting variable “cont” iquals 1 (one) i</text:span><text:span text:style-name="T46">t receives a String value as a parameter and stores it in the String variable “</text:span><text:span text:style-name="T72">nome</text:span><text:span text:style-name="T46">”</text:span><text:span text:style-name="T72">, else if “cont”</text:span><text:span text:style-name="T46"> </text:span><text:span text:style-name="T72">is different than 1 (one), it does nothing. In the end of the method, the counting variable “cont” is auto-increased. </text:span><text:span text:style-name="T46">It's a void method, so it has no return.</text:span></text:p>
      <text:p text:style-name="P113"><text:span text:style-name="T46"><text:tab/></text:span><text:span text:style-name="T92">set</text:span><text:span text:style-name="T113">Id</text:span><text:span text:style-name="T92">(String </text:span><text:span text:style-name="T113">id</text:span><text:span text:style-name="T92">):</text:span><text:span text:style-name="T46"> the public access method to modify the variable “</text:span><text:span text:style-name="T72">id</text:span><text:span text:style-name="T46">” of the String type. </text:span><text:span text:style-name="T72">If the counting variable “contId” iquals 0 (zero) i</text:span><text:span text:style-name="T46">t receives a String value as a parameter and stores it in the String variable “</text:span><text:span text:style-name="T72">id</text:span><text:span text:style-name="T46">” </text:span><text:span text:style-name="T72">and the counting variable “contId” is auto-increased</text:span><text:span text:style-name="T46">, </text:span><text:span text:style-name="T72">else if “contId”</text:span><text:span text:style-name="T46"> </text:span><text:span text:style-name="T72">is different than 0 (zero), it does nothing. </text:span><text:span text:style-name="T46">It's a void method, so it has no return.</text:span></text:p>
      <text:p text:style-name="P113"><text:span text:style-name="T46"><text:tab/></text:span><text:span text:style-name="T92">get</text:span><text:span text:style-name="T99">Sigla</text:span><text:span text:style-name="T92">():</text:span><text:span text:style-name="T46"> the public access method to verify the variable “</text:span><text:span text:style-name="T60">sigla</text:span><text:span text:style-name="T46">” of the String type. It returns the “</text:span><text:span text:style-name="T60">sigla</text:span><text:span text:style-name="T46">” variable value of the </text:span><text:span text:style-name="T60">political party</text:span><text:span text:style-name="T46">.</text:span></text:p>
      <text:p text:style-name="P113"><text:span text:style-name="T46"><text:tab/></text:span><text:span text:style-name="T92">get</text:span><text:span text:style-name="T114">Id</text:span><text:span text:style-name="T92">():</text:span><text:span text:style-name="T46"> the public access method to verify the variable “</text:span><text:span text:style-name="T73">id</text:span><text:span text:style-name="T46">” of the String type. It returns the “</text:span><text:span text:style-name="T73">id</text:span><text:span text:style-name="T46">” variable value of the </text:span><text:span text:style-name="T73">project</text:span><text:span text:style-name="T46">.</text:span></text:p>
      <text:p text:style-name="P113"><text:span text:style-name="T46"><text:tab/></text:span><text:span text:style-name="T92">set</text:span><text:span text:style-name="T115">Sigla</text:span><text:span text:style-name="T92">(String </text:span><text:span text:style-name="T115">sigla</text:span><text:span text:style-name="T92">):</text:span><text:span text:style-name="T46"> the public access method to modify the variable “</text:span><text:span text:style-name="T60">sigla</text:span><text:span text:style-name="T46">” of the String type. It receives a String value as a parameter and stores it in the String variable “</text:span><text:span text:style-name="T60">sigla</text:span><text:span text:style-name="T46">”. It's a void method, so it has no return.</text:span></text:p>
      <text:p text:style-name="P113"><text:span text:style-name="T46"><text:tab/></text:span><text:span text:style-name="T92">get</text:span><text:span text:style-name="T116">Data</text:span><text:span text:style-name="T92">():</text:span><text:span text:style-name="T46"> the public access method to verify the variable “</text:span><text:span text:style-name="T74">data</text:span><text:span text:style-name="T46">” of the </text:span><text:span text:style-name="T60">String</text:span><text:span text:style-name="T46"> type. It returns the “</text:span><text:span text:style-name="T74">data</text:span><text:span text:style-name="T46">” variable value of the </text:span><text:span text:style-name="T74">emission date of the project</text:span><text:span text:style-name="T46">.</text:span></text:p>
      <text:p text:style-name="P113"><text:span text:style-name="T46"><text:tab/></text:span><text:span text:style-name="T92">set</text:span><text:span text:style-name="T116">Data</text:span><text:span text:style-name="T92">(</text:span><text:span text:style-name="T95">String</text:span><text:span text:style-name="T92"> </text:span><text:span text:style-name="T116">data</text:span><text:span text:style-name="T92">):</text:span><text:span text:style-name="T46"> the public access method to modify the variable “</text:span><text:span text:style-name="T74">data</text:span><text:span text:style-name="T46">” of the </text:span><text:span text:style-name="T54">String</text:span><text:span text:style-name="T46"> type. It receives a </text:span><text:span text:style-name="T54">String</text:span><text:span text:style-name="T46"> value as a parameter and stores it in the </text:span><text:span text:style-name="T54">String</text:span><text:span text:style-name="T46"> variable “</text:span><text:span text:style-name="T74">data</text:span><text:span text:style-name="T46">”. It's a void method, so it has no return.</text:span></text:p>
      <text:p text:style-name="P113"><text:span text:style-name="T92"><text:tab/>get</text:span><text:span text:style-name="T117">Explicacao</text:span><text:span text:style-name="T92">():</text:span><text:span text:style-name="T46"> the public access method to verify the variable “</text:span><text:span text:style-name="T75">explicacao</text:span><text:span text:style-name="T46">” of the </text:span><text:span text:style-name="T60">String</text:span><text:span text:style-name="T46"> type. It returns the “</text:span><text:span text:style-name="T75">explicacao</text:span><text:span text:style-name="T46">” variable value of </text:span><text:span text:style-name="T75">explanation of the project</text:span><text:span text:style-name="T46">.</text:span></text:p>
      <text:p text:style-name="P113"><text:span text:style-name="T46"><text:tab/></text:span><text:span text:style-name="T92">set</text:span><text:span text:style-name="T117">Explicacao</text:span><text:span text:style-name="T92">(</text:span><text:span text:style-name="T95">String</text:span><text:span text:style-name="T92"> </text:span><text:span text:style-name="T117">explicacao</text:span><text:span text:style-name="T92">):</text:span><text:span text:style-name="T46"> the public access method to modify the variable “</text:span><text:span text:style-name="T75">explicacao</text:span><text:span text:style-name="T46">” of the </text:span><text:span text:style-name="T54">String</text:span><text:span text:style-name="T46"> type. It receives a </text:span><text:span text:style-name="T54">String</text:span><text:span text:style-name="T46"> value as a parameter and stores it in the </text:span><text:span text:style-name="T54">String</text:span><text:span text:style-name="T46"> variable “</text:span><text:span text:style-name="T75">explicacao</text:span><text:span text:style-name="T46">”. It's a void method, so it has no return.</text:span></text:p>
      <text:p text:style-name="P113"><text:span text:style-name="T92"><text:tab/>get</text:span><text:span text:style-name="T117">Parlamentar</text:span><text:span text:style-name="T92">():</text:span><text:span text:style-name="T46"> the public access method to verify the variable “</text:span><text:span text:style-name="T75">parlamentar</text:span><text:span text:style-name="T46">” of the </text:span><text:span text:style-name="T75">ParlamentarModel</text:span><text:span text:style-name="T46"> type. It returns the “</text:span><text:span text:style-name="T75">parlamentar</text:span><text:span text:style-name="T46">” variable value of the</text:span><text:span text:style-name="T75"> parliamentarian who emited the</text:span><text:span text:style-name="T74"> project</text:span><text:span text:style-name="T46">.</text:span></text:p>
      <text:p text:style-name="P113"><text:span text:style-name="T46"><text:tab/></text:span><text:span text:style-name="T92">set</text:span><text:span text:style-name="T117">Parlamentar</text:span><text:span text:style-name="T92">(</text:span><text:span text:style-name="T117">ParlamentarModel</text:span><text:span text:style-name="T92"> </text:span><text:span text:style-name="T117">parlamentar</text:span><text:span text:style-name="T92">):</text:span><text:span text:style-name="T46"> the public access method to modify the variable “</text:span><text:span text:style-name="T75">parlamentar</text:span><text:span text:style-name="T46">” of the </text:span><text:span text:style-name="T75">ParlamentarModel</text:span><text:span text:style-name="T46"> type. It receives a </text:span><text:span text:style-name="T54">String</text:span><text:span text:style-name="T46"> value as a parameter and stores it in the </text:span><text:span text:style-name="T75">ParlamentarModel</text:span><text:span text:style-name="T46"> variable “</text:span><text:span text:style-name="T75">parlamentar</text:span><text:span text:style-name="T46">”. It's a void method, so it has no return.</text:span></text:p>
      <text:p text:style-name="P113"><text:span text:style-name="T92"><text:tab/>get</text:span><text:span text:style-name="T117">Cont</text:span><text:span text:style-name="T92">():</text:span><text:span text:style-name="T46"> the public access method to verify the variable “</text:span><text:span text:style-name="T75">cont</text:span><text:span text:style-name="T46">” of the </text:span><text:span text:style-name="T75">interger</text:span><text:span text:style-name="T46"> type. It returns the “</text:span><text:span text:style-name="T75">cont</text:span><text:span text:style-name="T46">” </text:span><text:span text:style-name="T75">counting</text:span><text:span text:style-name="T46"> variable value.</text:span></text:p>
      <text:p text:style-name="P113"><text:span text:style-name="T46"><text:tab/></text:span><text:span text:style-name="T92">set</text:span><text:span text:style-name="T117">Cont</text:span><text:span text:style-name="T92">(</text:span><text:span text:style-name="T117">int</text:span><text:span text:style-name="T92"> </text:span><text:span text:style-name="T117">cont</text:span><text:span text:style-name="T92">):</text:span><text:span text:style-name="T46"> the public access method to modify the variable “</text:span><text:span text:style-name="T75">cont</text:span><text:span text:style-name="T46">” of the </text:span><text:span text:style-name="T75">interger</text:span><text:span text:style-name="T46"> type. It receives a </text:span><text:span text:style-name="T75">interger</text:span><text:span text:style-name="T46"> value as a parameter and stores it in the </text:span><text:span text:style-name="T75">interger</text:span><text:span text:style-name="T46"> variable “</text:span><text:span text:style-name="T75">cont</text:span><text:span text:style-name="T46">”. It's a void method, so it has no return.</text:span></text:p>
      <text:p text:style-name="P113"><text:span text:style-name="T92"><text:tab/>get</text:span><text:span text:style-name="T117">ContId</text:span><text:span text:style-name="T92">():</text:span><text:span text:style-name="T46"> the public access method to verify the variable “</text:span><text:span text:style-name="T75">contId</text:span><text:span text:style-name="T46">” of the </text:span><text:span text:style-name="T75">interger</text:span><text:span text:style-name="T46"> type. It returns the “</text:span><text:span text:style-name="T75">contId</text:span><text:span text:style-name="T46">” </text:span><text:span text:style-name="T75">counting ID </text:span><text:span text:style-name="T46">variable value.</text:span></text:p>
      <text:p text:style-name="P113"><text:span text:style-name="T46"><text:tab/></text:span><text:span text:style-name="T92">set</text:span><text:span text:style-name="T117">ContId</text:span><text:span text:style-name="T92">(</text:span><text:span text:style-name="T95">String</text:span><text:span text:style-name="T92"> </text:span><text:span text:style-name="T117">contId</text:span><text:span text:style-name="T92">):</text:span><text:span text:style-name="T46"> the public access method to modify the variable “</text:span><text:span text:style-name="T75">contId</text:span><text:span text:style-name="T46">” of the </text:span><text:span text:style-name="T75">interger</text:span><text:span text:style-name="T46"> type. It receives a </text:span><text:span text:style-name="T75">interger</text:span><text:span text:style-name="T46"> value as a parameter and stores it in the </text:span><text:span text:style-name="T75">interger</text:span><text:span text:style-name="T46"> variable “</text:span><text:span text:style-name="T75">contId</text:span><text:span text:style-name="T46">”. It's a void method, so it has no return.</text:span></text:p>
      <text:p text:style-name="P113"><text:span text:style-name="T92"><text:tab/>ge</text:span><text:span text:style-name="T118">tStatus</text:span><text:span text:style-name="T92">():</text:span><text:span text:style-name="T46"> the public access method to verify the variable “</text:span><text:span text:style-name="T76">status</text:span><text:span text:style-name="T46">” of the </text:span><text:span text:style-name="T60">String</text:span><text:span text:style-name="T46"> type. It returns the “</text:span><text:span text:style-name="T76">status</text:span><text:span text:style-name="T46">” variable value of the </text:span><text:span text:style-name="T76">status</text:span><text:span text:style-name="T74"> of the project</text:span><text:span text:style-name="T46">.</text:span></text:p>
      <text:p text:style-name="P113"><text:span text:style-name="T46"><text:tab/></text:span><text:span text:style-name="T92">set</text:span><text:span text:style-name="T118">Status</text:span><text:span text:style-name="T92">(</text:span><text:span text:style-name="T95">String</text:span><text:span text:style-name="T92"> </text:span><text:span text:style-name="T118">status</text:span><text:span text:style-name="T92">):</text:span><text:span text:style-name="T46"> the public access method to modify the variable “</text:span><text:span text:style-name="T76">status</text:span><text:span text:style-name="T46">” of the </text:span><text:span text:style-name="T54">String</text:span><text:span text:style-name="T46"> type. It receives a </text:span><text:span text:style-name="T54">String</text:span><text:span text:style-name="T46"> value as a parameter and stores it in the </text:span><text:span text:style-name="T54">String</text:span><text:span text:style-name="T46"> variable “</text:span><text:span text:style-name="T76">status</text:span><text:span text:style-name="T46">”. It's a void method, so it has no return.</text:span></text:p>
      <text:p text:style-name="P113"><text:soft-page-break/><text:span text:style-name="T46"><text:tab/></text:span><text:span text:style-name="T119">toString</text:span><text:span text:style-name="T92">():</text:span><text:span text:style-name="T46"> </text:span><text:span text:style-name="T77">a</text:span><text:span text:style-name="T46"> public</text:span><text:span text:style-name="T78"> </text:span><text:span text:style-name="T46">method </text:span><text:span text:style-name="T78">with the @Override anotation </text:span><text:span text:style-name="T77">that represent one ProjetoModel object as a String</text:span><text:span text:style-name="T46">. It returns </text:span><text:span text:style-name="T77">a String with all the information of the constructed object. </text:span></text:p>
      <text:p text:style-name="P27"><text:span text:style-name="T135"><text:tab/></text:span></text:p>
      <text:p text:style-name="P162"><text:span text:style-name="T127"><text:tab/></text:span></text:p>
      <text:p text:style-name="P155"><text:span text:style-name="T127"/></text:p>
      <text:p text:style-name="P155"><text:span text:style-name="T127"/></text:p>
      <text:p text:style-name="P155"><text:span text:style-name="T127"/></text:p>
      <text:p text:style-name="P155"><text:span text:style-name="T127"/></text:p>
      <text:p text:style-name="P155"><text:span text:style-name="T127"/></text:p>
      <text:p text:style-name="P155"><text:span text:style-name="T127"/></text:p>
      <text:p text:style-name="P155"><text:span text:style-name="T127">2.4. com.mds.app.persistencia</text:span></text:p>
      <text:p text:style-name="P163"><text:span text:style-name="T127"><text:tab/></text:span></text:p>
      <text:p text:style-name="P156"><text:span text:style-name="T127"/></text:p>
      <text:p text:style-name="P156"><text:span text:style-name="T127"/></text:p>
      <text:p text:style-name="P156"><text:span text:style-name="T127"/></text:p>
      <text:p text:style-name="P156"><text:span text:style-name="T127"/></text:p>
      <text:p text:style-name="P156"><text:span text:style-name="T127"/></text:p>
      <text:p text:style-name="P156"><text:span text:style-name="T127">2.5. com.mds.app.services</text:span></text:p>
      <text:p text:style-name="P128">Folder: <text:span text:style-name="T286">Services</text:span></text:p>
      <text:p text:style-name="P9">Package: com.mds.app.<text:span text:style-name="T286">services</text:span></text:p>
      <text:p text:style-name="P8">Class: <text:span text:style-name="T286">Endereco</text:span>.java</text:p>
      <text:p text:style-name="P7"/>
      <text:p text:style-name="P10">Package: </text:p>
      <text:p text:style-name="P10"><text:tab/>com.mds.app.<text:span text:style-name="T286">services</text:span>: <text:span text:style-name="T2">Package containing all the </text:span><text:span text:style-name="T82">conection services</text:span><text:span text:style-name="T2"> elements </text:span><text:span text:style-name="T82">of the aplication</text:span></text:p>
      <text:p text:style-name="P10"/>
      <text:p text:style-name="P10">Imports:</text:p>
      <text:p text:style-name="P10"><text:tab/><text:span text:style-name="T47">There is no imports in this class.</text:span></text:p>
      <text:p text:style-name="P14"/>
      <text:p text:style-name="P7"><text:span text:style-name="T86">Class:</text:span> </text:p>
      <text:p text:style-name="P7"><text:tab/><text:span text:style-name="T125">Endereco</text:span><text:span text:style-name="T86">: </text:span><text:span text:style-name="T48">It's a public </text:span><text:span text:style-name="T82">abstract service</text:span><text:span text:style-name="T49"> class for </text:span><text:span text:style-name="T82">the governamental website address</text:span><text:span text:style-name="T49">. </text:span><text:span text:style-name="T82">It's basically a class that contains many final (constant) variables and can not be instantiated beacause it's declared as abstract. It constructs a URL that can be accessed by other classes, beacause all the variables and methods are declared as static.</text:span></text:p>
      <text:p text:style-name="P13"><text:tab/></text:p>
      <text:p text:style-name="P11">Variables:</text:p>
      <text:p text:style-name="P15"><text:tab/><text:span text:style-name="T125">BASE_URL:</text:span><text:span text:style-name="T286"> It's a private final static String type variable. This variable receives the base URL of the governamental site “</text:span><text:a xlink:type="simple" xlink:href="http://www.camara.gov.br/"><text:span text:style-name="T286">www.camara.gov.br</text:span></text:a><text:span text:style-name="T286">” .</text:span></text:p>
      <text:p text:style-name="P15"><text:span text:style-name="T286"><text:tab/></text:span><text:span text:style-name="T125">IGUAL:</text:span><text:span text:style-name="T286"> It's a private final static String type variable. This variable receives the character “=”, used to construct the URL.</text:span></text:p>
      <text:p text:style-name="P15"><text:span text:style-name="T286"><text:tab/></text:span><text:span text:style-name="T125">E:</text:span><text:span text:style-name="T286"> It's a private final static String type variable. This variable receives the character “&amp;”, used to construct the URL. </text:span></text:p>
      <text:p text:style-name="P15"><text:span text:style-name="T286"><text:tab/></text:span><text:span text:style-name="T125">SIGLA: </text:span><text:span text:style-name="T82">It's a private final static String type variable. This variable receives the </text:span><text:span text:style-name="T83">string from the variable “sigla”</text:span><text:span text:style-name="T84">, </text:span><text:span text:style-name="T83">which is the acronym of the political party </text:span><text:span text:style-name="T84">used to construct the URL.</text:span></text:p>
      <text:p text:style-name="P15"><text:span text:style-name="T286"><text:tab/></text:span><text:span text:style-name="T125">NUMERO: </text:span><text:span text:style-name="T82">It's a private final static String type variable. This variable receives the </text:span><text:span text:style-name="T83">string from the variable “numero”</text:span><text:span text:style-name="T84">, </text:span><text:span text:style-name="T83">which is the number of the project</text:span><text:span text:style-name="T84"> used to construct the URL.</text:span></text:p>
      <text:p text:style-name="P15"><text:span text:style-name="T286"><text:tab/></text:span><text:span text:style-name="T125">ANO: </text:span><text:span text:style-name="T82">It's a private final static String type variable. This variable receives the </text:span><text:span text:style-name="T83">string from the variable “ano”</text:span><text:span text:style-name="T84">, </text:span><text:span text:style-name="T83">which is the the actual year</text:span><text:span text:style-name="T84"> used to construct the URL.</text:span></text:p>
      <text:p text:style-name="P15"><text:span text:style-name="T286"><text:tab/></text:span><text:span text:style-name="T125">DATA_INICIO: </text:span><text:span text:style-name="T82">It's a private final static String type variable. This variable receives the </text:span><text:span text:style-name="T83">string from the variable “dataInicio”</text:span><text:span text:style-name="T84">, </text:span><text:span text:style-name="T83">which is the date the project was emited</text:span><text:span text:style-name="T84"> used to construct the URL.</text:span><text:span text:style-name="T82"> </text:span></text:p>
      <text:p text:style-name="P15"><text:span text:style-name="T286"><text:tab/></text:span><text:span text:style-name="T125">DATA_FINAL: </text:span><text:span text:style-name="T82">It's a private final static String type variable. This variable receives the </text:span><text:span text:style-name="T83">string from the variable “dataFinal”</text:span><text:span text:style-name="T84">, </text:span><text:span text:style-name="T83">which is the final date of the project</text:span><text:span text:style-name="T84">, used to construct the URL.</text:span><text:span text:style-name="T286"> </text:span></text:p>
      <text:p text:style-name="P15"><text:span text:style-name="T286"><text:tab/></text:span><text:span text:style-name="T125">AUTOR: </text:span><text:span text:style-name="T82">It's a private final static String type variable. This variable receives the </text:span><text:span text:style-name="T83">string from the variable “autor”</text:span><text:span text:style-name="T84">, </text:span><text:span text:style-name="T83">which is the author of the project</text:span><text:span text:style-name="T84">, used to construct the URL.</text:span></text:p>
      <text:p text:style-name="P15"><text:span text:style-name="T125"><text:tab/>NOME_AUTOR: </text:span><text:span text:style-name="T82">It's a private final static String type variable. This variable receives </text:span><text:span text:style-name="T83">the string from the variable “nomeAutor”</text:span><text:span text:style-name="T84">, </text:span><text:span text:style-name="T83">which is the name of the author of the project</text:span><text:span text:style-name="T84"> used to construct the URL.</text:span></text:p>
      <text:p text:style-name="P15"><text:span text:style-name="T286"><text:tab/></text:span><text:span text:style-name="T125">SIGLA_PARTIDO: </text:span><text:span text:style-name="T82">It's a private final static String type variable. This variable receives the </text:span><text:span text:style-name="T83">string from the variable “siglaPartido”</text:span><text:span text:style-name="T84">, </text:span><text:span text:style-name="T83">which is the political party acronym</text:span><text:span text:style-name="T84"> used to construct the URL.</text:span><text:span text:style-name="T286"> </text:span></text:p>
      <text:p text:style-name="P15"><text:span text:style-name="T286"><text:tab/></text:span><text:span text:style-name="T125">SIGLA_UF: </text:span><text:span text:style-name="T82">It's a private final static String type variable. This variable receives the </text:span><text:span text:style-name="T83">string from the variable “siglaUF”</text:span><text:span text:style-name="T84">, </text:span><text:span text:style-name="T83">which is the acronym of the Federal Unity (“Unidade Federativa”)</text:span><text:span text:style-name="T84"> used to construct the URL.</text:span></text:p>
      <text:p text:style-name="P15"><text:span text:style-name="T286"><text:tab/></text:span><text:span text:style-name="T125">GENERO_AUTOR: </text:span><text:span text:style-name="T82">It's a private final static String type variable. This variable receives the </text:span><text:span text:style-name="T83">string from the variable “generoAutor”</text:span><text:span text:style-name="T84">, </text:span><text:span text:style-name="T83">which is the gender of the author of the project</text:span><text:span text:style-name="T84"> used to construct the URL.</text:span><text:span text:style-name="T286"> </text:span></text:p>
      <text:p text:style-name="P15"><text:span text:style-name="T286"><text:tab/></text:span><text:span text:style-name="T125">CODIGO_ESTADO: </text:span><text:span text:style-name="T82">It's a private final static String type variable. This variable receives the </text:span><text:span text:style-name="T83">string from the variable “codigoEstado”</text:span><text:span text:style-name="T84">, </text:span><text:span text:style-name="T83">which is the state code </text:span><text:span text:style-name="T84">used to construct the URL.</text:span></text:p>
      <text:p text:style-name="P15"><text:soft-page-break/><text:span text:style-name="T286"><text:tab/></text:span><text:span text:style-name="T125">CODIGO_ORGAO_ESTADO: </text:span><text:span text:style-name="T82">It's a private final static String type variable. This variable receives the </text:span><text:span text:style-name="T83">string from the variable “codigoOrgaoEstado”</text:span><text:span text:style-name="T84">, </text:span><text:span text:style-name="T83">which is the state organ code</text:span><text:span text:style-name="T84"> used to construct the URL.</text:span><text:span text:style-name="T82"> </text:span></text:p>
      <text:p text:style-name="P15"><text:span text:style-name="T286"><text:tab/></text:span><text:span text:style-name="T125">TRAMITACAO: </text:span><text:span text:style-name="T82">It's a private final static String type variable. This variable receives the </text:span><text:span text:style-name="T83">string from the variable “tramitacao”</text:span><text:span text:style-name="T84">, </text:span><text:span text:style-name="T83">which is the processing state of the project</text:span><text:span text:style-name="T84"> used to construct the URL.</text:span></text:p>
      <text:p text:style-name="P15"><text:span text:style-name="T286"><text:tab/></text:span><text:span text:style-name="T125">sigla: </text:span><text:span text:style-name="T82">It's a </text:span><text:span text:style-name="T83">public</text:span><text:span text:style-name="T82"> static String type variable. This variable receives </text:span><text:span text:style-name="T85">an acronym </text:span><text:span text:style-name="T81">data </text:span><text:span text:style-name="T85">string and it's used to construct de URL.</text:span><text:span text:style-name="T286"> </text:span></text:p>
      <text:p text:style-name="P15"><text:span text:style-name="T286"><text:tab/></text:span><text:span text:style-name="T125">numero: </text:span><text:span text:style-name="T82">It's a </text:span><text:span text:style-name="T83">public</text:span><text:span text:style-name="T82"> static String type variable. This variable receives </text:span><text:span text:style-name="T85">a </text:span><text:span text:style-name="T81">number</text:span><text:span text:style-name="T85"> </text:span><text:span text:style-name="T81">data </text:span><text:span text:style-name="T85">string and it's used to construct de URL.</text:span><text:span text:style-name="T125"> </text:span></text:p>
      <text:p text:style-name="P15"><text:span text:style-name="T286"><text:tab/></text:span><text:span text:style-name="T125">ano:</text:span><text:span text:style-name="T286"> </text:span><text:span text:style-name="T82">It's a </text:span><text:span text:style-name="T83">public</text:span><text:span text:style-name="T82"> static String type variable. This variable receives </text:span><text:span text:style-name="T85">a </text:span><text:span text:style-name="T81">year</text:span><text:span text:style-name="T85"> string </text:span><text:span text:style-name="T81">data </text:span><text:span text:style-name="T85">and it's used to construct de URL.</text:span><text:span text:style-name="T286"> </text:span></text:p>
      <text:p text:style-name="P15"><text:span text:style-name="T286"><text:tab/></text:span><text:span text:style-name="T125">dataInicio: </text:span><text:span text:style-name="T82">It's a </text:span><text:span text:style-name="T83">public</text:span><text:span text:style-name="T82"> static String type variable. This variable receives </text:span><text:span text:style-name="T85">an </text:span><text:span text:style-name="T81">initial date data</text:span><text:span text:style-name="T85"> string and it's used to construct de URL.</text:span><text:span text:style-name="T125"> </text:span></text:p>
      <text:p text:style-name="P15"><text:span text:style-name="T286"><text:tab/></text:span><text:span text:style-name="T125">dataFinal: </text:span><text:span text:style-name="T82">It's a </text:span><text:span text:style-name="T83">public</text:span><text:span text:style-name="T82"> static String type variable. This variable receives </text:span><text:span text:style-name="T85">a </text:span><text:span text:style-name="T81">final date data</text:span><text:span text:style-name="T85"> string and it's used to construct de URL.</text:span><text:span text:style-name="T125"> </text:span></text:p>
      <text:p text:style-name="P15"><text:span text:style-name="T286"><text:tab/></text:span><text:span text:style-name="T125">autor: </text:span><text:span text:style-name="T82">It's a </text:span><text:span text:style-name="T83">public</text:span><text:span text:style-name="T82"> static String type variable. This variable receives </text:span><text:span text:style-name="T85">an </text:span><text:span text:style-name="T81">author data</text:span><text:span text:style-name="T85"> string and it's used to construct de URL.</text:span><text:span text:style-name="T125"> </text:span></text:p>
      <text:p text:style-name="P15"><text:span text:style-name="T286"><text:tab/></text:span><text:span text:style-name="T125">nomeAutor: </text:span><text:span text:style-name="T82">It's a </text:span><text:span text:style-name="T83">public</text:span><text:span text:style-name="T82"> static String type variable. This variable receives </text:span><text:span text:style-name="T85">an </text:span><text:span text:style-name="T81">author name data</text:span><text:span text:style-name="T85"> string and it's used to construct de URL.</text:span><text:span text:style-name="T125"> </text:span></text:p>
      <text:p text:style-name="P15"><text:span text:style-name="T286"><text:tab/></text:span><text:span text:style-name="T125">siglaPartido: </text:span><text:span text:style-name="T82">It's a </text:span><text:span text:style-name="T83">public</text:span><text:span text:style-name="T82"> static String type variable. This variable receives </text:span><text:span text:style-name="T85">a </text:span><text:span text:style-name="T81">political party</text:span><text:span text:style-name="T85"> acronym </text:span><text:span text:style-name="T81">data </text:span><text:span text:style-name="T85">string and it's used to construct de URL.</text:span><text:span text:style-name="T125"> </text:span></text:p>
      <text:p text:style-name="P15"><text:span text:style-name="T286"><text:tab/></text:span><text:span text:style-name="T125">siglaU</text:span><text:span text:style-name="T126">F: </text:span><text:span text:style-name="T82">It's a </text:span><text:span text:style-name="T83">public</text:span><text:span text:style-name="T82"> static String type variable. This variable receives </text:span><text:span text:style-name="T85">a </text:span><text:span text:style-name="T81">Federal Unity (</text:span><text:span text:style-name="T85">“</text:span><text:span text:style-name="T81">Unidade Federativa</text:span><text:span text:style-name="T85">”</text:span><text:span text:style-name="T81">)</text:span><text:span text:style-name="T85"> acronym </text:span><text:span text:style-name="T81">data </text:span><text:span text:style-name="T85">string and it's used to construct de URL.</text:span><text:span text:style-name="T125"> </text:span></text:p>
      <text:p text:style-name="P15"><text:span text:style-name="T286"><text:tab/></text:span><text:span text:style-name="T125">generoAutor: </text:span><text:span text:style-name="T82">It's a </text:span><text:span text:style-name="T83">public</text:span><text:span text:style-name="T82"> static String type variable. This variable receives </text:span><text:span text:style-name="T85">a</text:span><text:span text:style-name="T81">n author gender</text:span><text:span text:style-name="T85"> </text:span><text:span text:style-name="T81">data </text:span><text:span text:style-name="T85">string and it's used to construct de URL.</text:span><text:span text:style-name="T82"> </text:span></text:p>
      <text:p text:style-name="P15"><text:span text:style-name="T286"><text:tab/></text:span><text:span text:style-name="T125">codigoEstado: </text:span><text:span text:style-name="T82">It's a </text:span><text:span text:style-name="T83">public</text:span><text:span text:style-name="T82"> static String type variable. This variable receives </text:span><text:span text:style-name="T85">a </text:span><text:span text:style-name="T81">state code data</text:span><text:span text:style-name="T85"> string and it's used to construct de URL.</text:span><text:span text:style-name="T125"> </text:span></text:p>
      <text:p text:style-name="P15"><text:span text:style-name="T286"><text:tab/></text:span><text:span text:style-name="T125">codigoOrgaoEstado: </text:span><text:span text:style-name="T82">It's a </text:span><text:span text:style-name="T83">public</text:span><text:span text:style-name="T82"> static String type variable. This variable receives </text:span><text:span text:style-name="T85">a </text:span><text:span text:style-name="T81">state organ code</text:span><text:span text:style-name="T85"> </text:span><text:span text:style-name="T81">data </text:span><text:span text:style-name="T85">string and it's used to construct de URL.</text:span><text:span text:style-name="T125"> </text:span></text:p>
      <text:p text:style-name="P15"><text:span text:style-name="T286"><text:tab/></text:span><text:span text:style-name="T125">ID_TIPO_AUTOR: </text:span><text:span text:style-name="T82">It's a private final static String type variable. This variable receives the </text:span><text:span text:style-name="T83">string from the variable “</text:span><text:span text:style-name="T81">idTipoAutor</text:span><text:span text:style-name="T83">”</text:span><text:span text:style-name="T84">, </text:span><text:span text:style-name="T83">which is the </text:span><text:span text:style-name="T81">id type of the author</text:span><text:span text:style-name="T84"> used to construct the URL.</text:span><text:span text:style-name="T286"> </text:span></text:p>
      <text:p text:style-name="P12"/>
      <text:p text:style-name="P12">Methods:</text:p>
      <text:p text:style-name="P114"><text:tab/><text:span text:style-name="T124">contruirEndereco</text:span><text:span text:style-name="T94">(): </text:span><text:span text:style-name="T81">this method receives all the information of the public static String variables described above, which is needed to construct the URL. The return is the URL to a toString() method, that will create the final URL.</text:span></text:p>
      <text:p text:style-name="P138">Folder: <text:span text:style-name="T206">Src</text:span></text:p>
      <text:p text:style-name="P118">Package: com.mds.app.<text:span text:style-name="T206">services</text:span></text:p>
      <text:p text:style-name="P120">Class: <text:span text:style-name="T206">RecebeHTTP</text:span>.java</text:p>
      <text:p text:style-name="P123"/>
      <text:p text:style-name="P56">Package:</text:p>
      <text:p text:style-name="P123"><text:tab/><text:span text:style-name="T86">com.mds.app.services: </text:span><text:span text:style-name="T2">Package containing all the elements from Services.</text:span></text:p>
      <text:p text:style-name="P123"/>
      <text:p text:style-name="P56">Imports:</text:p>
      <text:p text:style-name="P123"><text:tab/><text:span text:style-name="T86">java.io.BufferedReader: </text:span>To read texts form input stream. Usually used to read files.</text:p>
      <text:p text:style-name="P123"><text:tab/><text:span text:style-name="T86">java.io.IOException: </text:span>To throw input/output exceptions </text:p>
      <text:p text:style-name="P123"><text:tab/><text:span text:style-name="T86">java.io.InputStreamReader:</text:span> A bridge from byte streams to character streams. Usually used to read files.</text:p>
      <text:p text:style-name="P123"><text:tab/><text:span text:style-name="T86">java.net.URI: </text:span>A uniform resource identifier that identifies an abstract or physical resource.</text:p>
      <text:p text:style-name="P123"><text:tab/><text:span text:style-name="T86">java.net.URISyntaxException:</text:span> A <text:s/>java.net.URISyntaxException will be thrown if some information could not be parsed while creating a URI.</text:p>
      <text:p text:style-name="P123"><text:span text:style-name="T86"><text:tab/>org.apache.http.HttpResponse: </text:span>After receiving a request message, a server responds with an <text:span text:style-name="T2">HTTP responde message.</text:span></text:p>
      <text:p text:style-name="P123"><text:span text:style-name="T86"><text:tab/>org.apache.http.client.ClientProtocolException:</text:span> An exception in case of error establishing the client protocol.</text:p>
      <text:p text:style-name="P124"><text:span text:style-name="T120"><text:tab/>org.apache.http.client.HttpClient:</text:span><text:span text:style-name="T206"> </text:span><text:span text:style-name="T208">Interface for an HTTP client. HTTP clients encapsulate a smorgasbord of objects required to execute HTTP requests while handling cookies, authentication, connection management, and other features. Thread safety of HTTP clients depends on the implementation and configuration of the specific client.</text:span></text:p>
      <text:p text:style-name="P29"><text:span text:style-name="T206"><text:tab/></text:span><text:span text:style-name="T120">org.apache.http.client.methods.HttpGet:</text:span><text:span text:style-name="T206"> </text:span><text:span text:style-name="T207">The GET method means retrieve whatever information (in the form of an entity) is identified by the Request-URI.</text:span></text:p>
      <text:p text:style-name="P29"><text:span text:style-name="T206"><text:tab/></text:span><text:span text:style-name="T120">org.apache.http.impl.client.DefaultHttpClient:</text:span><text:span text:style-name="T206"> </text:span><text:span text:style-name="T207">Default implementation of an HTTP client.</text:span></text:p>
      <text:p text:style-name="P123"/>
      <text:p text:style-name="P56">Class:</text:p>
      <text:p text:style-name="P123"><text:span text:style-name="T86"><text:tab/>RecebeHTTP:</text:span><text:span text:style-name="T2"> Class responsible to receive and HTTP address.</text:span></text:p>
      <text:p text:style-name="P87"/>
      <text:p text:style-name="P56">Variables:</text:p>
      <text:p text:style-name="P56"><text:tab/>BufferedReader inputStream: <text:span text:style-name="T79">It will receive the concent from an entitity.</text:span></text:p>
      <text:p text:style-name="P56"><text:tab/>String dado: <text:span text:style-name="T79">it will receive the http.</text:span></text:p>
      <text:p text:style-name="P56"><text:tab/>HttpClient cliente: <text:span text:style-name="T79">An instance from DefaultHttpClient object.</text:span></text:p>
      <text:p text:style-name="P56"><text:tab/>HttpGet requisicao: <text:span text:style-name="T79">It starts the requisition and sets the URI.</text:span></text:p>
      <text:p text:style-name="P56"><text:tab/>HttpResponse resposta: <text:span text:style-name="T79">It receives the executation from DefaultHttpClient.</text:span></text:p>
      <text:p text:style-name="P56"><text:tab/>URI website: <text:span text:style-name="T79">The URI</text:span></text:p>
      <text:p text:style-name="P56"><text:tab/>StringBuffer dadoStringBuffer: <text:span text:style-name="T79">Receives what was anexed.</text:span></text:p>
      <text:p text:style-name="P56"><text:tab/>String anexar: <text:span text:style-name="T79">Receives something that must be annexed to the dado.</text:span></text:p>
      <text:p text:style-name="P56"><text:tab/>String url: <text:span text:style-name="T79">an url.</text:span></text:p>
      <text:p text:style-name="P56"/>
      <text:p text:style-name="P56">Methods:</text:p>
      <text:p text:style-name="P56"><text:tab/>public recebeHTTP(): <text:span text:style-name="T2">Only an empty constructor.</text:span></text:p>
      <text:p text:style-name="P56"><text:tab/>public String recebe(String url): <text:span text:style-name="T79">Receives an url and returns the dado.</text:span></text:p>
      <text:p text:style-name="P123"><text:tab/><text:span text:style-name="T86">new URI(url): </text:span><text:span text:style-name="T79">returns a new URI by an URL.</text:span></text:p>
      <text:p text:style-name="P56"><text:tab/><text:span text:style-name="T210">p</text:span>rintStackTrace(): <text:span text:style-name="T80">Returns the error/exception.</text:span></text:p>
      <text:p text:style-name="P56"><text:tab/><text:span text:style-name="T210">h</text:span>ttpGet(): <text:span text:style-name="T209">The GET method means retrieve whatever information (in the form of an entity) is identified by the Request-URI.</text:span></text:p>
      <text:p text:style-name="P56"><text:tab/>requisicao.setURI(website): <text:span text:style-name="T79">it sets an URI based in an URL.</text:span></text:p>
      <text:p text:style-name="P56"><text:tab/>cliente.execute(requisicao): <text:span text:style-name="T79">defines an executation.</text:span></text:p>
      <text:p text:style-name="P56"><text:tab/>new BufferedReader(new InputStreamReader(resposta.getEntity().getContent())): <text:soft-page-break/><text:span text:style-name="T79">Reads the content from an entity and stores it in a variable.</text:span></text:p>
      <text:p text:style-name="P56"><text:tab/>dadoStringBuffer.append(anexar): <text:span text:style-name="T79">Append the param content to the dadoStringBuffer.</text:span></text:p>
      <text:p text:style-name="P56"><text:tab/>dadoStringBuffer.toString(): <text:span text:style-name="T79">Returns a string with the content.</text:span></text:p>
      <text:p text:style-name="P123"><text:tab/><text:tab/></text:p>
      <text:p text:style-name="P123"/>
      <text:p text:style-name="P125"><text:span text:style-name="T127"><text:tab/></text:span></text:p>
      <text:p text:style-name="P130"><text:span text:style-name="T128"/></text:p>
      <text:p text:style-name="P17"><text:span text:style-name="T128"/></text:p>
      <text:p text:style-name="P17"><text:span text:style-name="T128"/></text:p>
      <text:p text:style-name="P17"><text:span text:style-name="T128"/></text:p>
      <text:p text:style-name="P17"><text:span text:style-name="T128"/></text:p>
      <text:p text:style-name="P17"><text:span text:style-name="T128"/></text:p>
      <text:p text:style-name="P17"><text:span text:style-name="T128"/></text:p>
      <text:p text:style-name="P17"><text:span text:style-name="T128"/></text:p>
      <text:p text:style-name="P17"><text:span text:style-name="T128"/></text:p>
      <text:p text:style-name="P17"><text:span text:style-name="T128">3. </text:span><text:span text:style-name="T127">Jogo do Morro</text:span></text:p>
      <text:p text:style-name="P135">Audio.java</text:p>
      <text:p text:style-name="P57"/>
      <text:p text:style-name="P88"><text:span text:style-name="T211">Class Variables</text:span>: </text:p>
      <text:p text:style-name="P88"/>
      <text:p text:style-name="P88">Clip clip: <text:span text:style-name="T211">It</text:span> <text:span text:style-name="T211">loads and play the audio</text:span></text:p>
      <text:p text:style-name="P88">String fileName: <text:span text:style-name="T211">Variable that</text:span> <text:span text:style-name="T211">keeps the audio's file path that will be loaded</text:span></text:p>
      <text:p text:style-name="P89"/>
      <text:p text:style-name="P88">M<text:span text:style-name="T212">e</text:span>t<text:span text:style-name="T212">h</text:span>ods:</text:p>
      <text:p text:style-name="P88"/>
      <text:p text:style-name="P88">// <text:span text:style-name="T211">It</text:span> <text:span text:style-name="T211">loads and play the audio</text:span></text:p>
      <text:p text:style-name="P88">- void tocarMusica();</text:p>
      <text:p text:style-name="P88"/>
      <text:p text:style-name="P88">File file: <text:span text:style-name="T213">It loads the file</text:span></text:p>
      <text:p text:style-name="P88"/>
      <text:p text:style-name="P88">// Getters and Setters</text:p>
      <text:p text:style-name="P88"/>
      <text:p text:style-name="P88">- String getFileName();</text:p>
      <text:p text:style-name="P88">- void setFileName(String fileName);</text:p>
      <text:p text:style-name="P88"/>
      <text:p text:style-name="P58">BufferedImageLoader.java</text:p>
      <text:p text:style-name="P58"/>
      <text:p text:style-name="P88"><text:span text:style-name="T211">Class Variables</text:span>: </text:p>
      <text:p text:style-name="P88"/>
      <text:p text:style-name="P90">BufferedImage image: <text:span text:style-name="T214">It keeps the loaded image</text:span></text:p>
      <text:p text:style-name="P90"/>
      <text:p text:style-name="P88">M<text:span text:style-name="T212">e</text:span>t<text:span text:style-name="T212">h</text:span>ods:</text:p>
      <text:p text:style-name="P90"/>
      <text:p text:style-name="P90">// <text:span text:style-name="T214">Load a image</text:span></text:p>
      <text:p text:style-name="P90">- BufferedImage loadImage(String path) throws IOException;</text:p>
      <text:p text:style-name="P90"/>
      <text:p text:style-name="P90">String path: <text:span text:style-name="T215">where is the image to be loaded</text:span></text:p>
      <text:p text:style-name="P90"/>
      <text:p text:style-name="P59">Cenario.java</text:p>
      <text:p text:style-name="P59"/>
      <text:p text:style-name="P88"><text:span text:style-name="T211">Class Variables</text:span>: </text:p>
      <text:p text:style-name="P88"/>
      <text:p text:style-name="P89">int altura: <text:span text:style-name="T216">height in pixels of the scene, always positive</text:span></text:p>
      <text:p text:style-name="P89">int largura: <text:span text:style-name="T216">width in pixels of the scene, always positive</text:span></text:p>
      <text:p text:style-name="P89"/>
      <text:p text:style-name="P88">M<text:span text:style-name="T212">e</text:span>t<text:span text:style-name="T212">h</text:span>ods:</text:p>
      <text:p text:style-name="P91"/>
      <text:p text:style-name="P91">// Constru<text:span text:style-name="T217">c</text:span>tor</text:p>
      <text:p text:style-name="P91">- Cenario(int largura, int altura);</text:p>
      <text:p text:style-name="P91"/>
      <text:p text:style-name="P91">// Getters and Setters</text:p>
      <text:p text:style-name="P91">- int getAltura();</text:p>
      <text:p text:style-name="P91">- void setAltura(int altura);</text:p>
      <text:p text:style-name="P91">- int getLargura();</text:p>
      <text:p text:style-name="P91">- void setLargura(int largura) ;</text:p>
      <text:p text:style-name="P91"/>
      <text:p text:style-name="P91"/>
      <text:p text:style-name="P91"/>
      <text:p text:style-name="P60"><text:soft-page-break/>Colisao.java</text:p>
      <text:p text:style-name="P60"/>
      <text:p text:style-name="P88">M<text:span text:style-name="T212">e</text:span>t<text:span text:style-name="T212">h</text:span>ods:</text:p>
      <text:p text:style-name="P92"/>
      <text:p text:style-name="P92">// <text:span text:style-name="T218">Check</text:span> colis<text:span text:style-name="T218">ion</text:span> <text:span text:style-name="T218">between player and</text:span> <text:span text:style-name="T218">enemies</text:span></text:p>
      <text:p text:style-name="P92">- boolean colisao(Player a, Inimigo[] b);</text:p>
      <text:p text:style-name="P92"/>
      <text:p text:style-name="P92">// <text:span text:style-name="T218">Check</text:span> colis<text:span text:style-name="T218">ion</text:span> <text:span text:style-name="T218">between player and </text:span>itens</text:p>
      <text:p text:style-name="P92">- boolean colisaoItem(Player a, Item[] b);</text:p>
      <text:p text:style-name="P92"/>
      <text:p text:style-name="P92">// <text:span text:style-name="T218">Check</text:span> colis<text:span text:style-name="T218">ion</text:span> <text:span text:style-name="T218">between player's shoot and</text:span> <text:span text:style-name="T218">enemies</text:span></text:p>
      <text:p text:style-name="P92">- int colisaoTiro(Player a, Inimigo[] b);</text:p>
      <text:p text:style-name="P92"/>
      <text:p text:style-name="P92">//<text:span text:style-name="T219">It is never used!</text:span></text:p>
      <text:p text:style-name="P92">boolean colisaoSeta(Player a, Rectangle b);</text:p>
      <text:p text:style-name="P92"/>
      <text:p text:style-name="P92">// // <text:span text:style-name="T218">Check</text:span> colis<text:span text:style-name="T218">ion</text:span> <text:span text:style-name="T218">between player and</text:span> <text:span text:style-name="T218">enemies's shoot</text:span></text:p>
      <text:p text:style-name="P92">boolean colisaoTiroPlayer(Player a, Inimigo[] b);</text:p>
      <text:p text:style-name="P92"/>
      <text:p text:style-name="P61">Fase.java</text:p>
      <text:p text:style-name="P61"/>
      <text:p text:style-name="P93">Class variables:</text:p>
      <text:p text:style-name="P94"/>
      <text:p text:style-name="P89">int altura: <text:span text:style-name="T216">height in pixels of the level, always positive</text:span></text:p>
      <text:p text:style-name="P89">int largura: <text:span text:style-name="T220">width in pixels of the level, always positive<text:tab/></text:span></text:p>
      <text:p text:style-name="P95">boolean completo: <text:span text:style-name="T221">It says if the player have passed the level</text:span></text:p>
      <text:p text:style-name="P95">int qtd_plataforma: <text:span text:style-name="T221">Number of platforms in a level</text:span></text:p>
      <text:p text:style-name="P95">Inimigo inimigo[<text:span text:style-name="T222">]: A vector with all the enemies in the level</text:span></text:p>
      <text:p text:style-name="P95">Player player: <text:span text:style-name="T221">A reference of the player</text:span></text:p>
      <text:p text:style-name="P95">Cenario cenario: <text:span text:style-name="T221">It has the scene atributes</text:span></text:p>
      <text:p text:style-name="P95"/>
      <text:p text:style-name="P94">M<text:span text:style-name="T221">e</text:span>t<text:span text:style-name="T221">h</text:span>ods:</text:p>
      <text:p text:style-name="P94"/>
      <text:p text:style-name="P94">// <text:span text:style-name="T223">Empty constructor</text:span>, <text:span text:style-name="T223">it </text:span>set<text:span text:style-name="T223">s</text:span> <text:span text:style-name="T223">everything</text:span> 0</text:p>
      <text:p text:style-name="P94">- Fase();</text:p>
      <text:p text:style-name="P94"/>
      <text:p text:style-name="P94">// Constru<text:span text:style-name="T223">c</text:span>tor <text:span text:style-name="T223">with</text:span> <text:span text:style-name="T223">all</text:span> <text:span text:style-name="T223">the</text:span> paramet<text:span text:style-name="T223">e</text:span>rs <text:span text:style-name="T223">being set</text:span></text:p>
      <text:p text:style-name="P94">- Fase(int altura, int largura, boolean completo, int qtd_plataforma, Inimigo[] inimigo, Player player, Cenario cenario);</text:p>
      <text:p text:style-name="P94"/>
      <text:p text:style-name="P94">// Getters and Setters</text:p>
      <text:p text:style-name="P94">- int getAltura();</text:p>
      <text:p text:style-name="P94">- void setAltura(int altura);</text:p>
      <text:p text:style-name="P94">- int getLargura();</text:p>
      <text:p text:style-name="P94">- void setLargura(int largura);</text:p>
      <text:p text:style-name="P94">- boolean getCompleto();</text:p>
      <text:p text:style-name="P94">- void setCompleto(boolean completo);</text:p>
      <text:p text:style-name="P94">- int getQtd_plataforma();</text:p>
      <text:p text:style-name="P94">- void setQtd_plataforma(int qtd_plataforma);</text:p>
      <text:p text:style-name="P94">- Inimigo[] getInimigos();</text:p>
      <text:p text:style-name="P94">- void setInimigos(Inimigo[] inimigo);</text:p>
      <text:p text:style-name="P94">- Player getPlayer();</text:p>
      <text:p text:style-name="P94"><text:soft-page-break/>- void setPlayer(Player player);</text:p>
      <text:p text:style-name="P94">- Cenario getCenario();</text:p>
      <text:p text:style-name="P94">- void setCenario(Cenario cenario);</text:p>
      <text:p text:style-name="P94"/>
      <text:p text:style-name="P94"><text:span text:style-name="T121">Item.java</text:span> </text:p>
      <text:p text:style-name="P94"/>
      <text:p text:style-name="P96">Class variables</text:p>
      <text:p text:style-name="P97"/>
      <text:p text:style-name="P97">Game game: <text:span text:style-name="T224">A reference to the Game</text:span></text:p>
      <text:p text:style-name="P97">BufferedImage item: <text:span text:style-name="T224">Loaded i</text:span>mage <text:span text:style-name="T224">of the item</text:span></text:p>
      <text:p text:style-name="P97"/>
      <text:p text:style-name="P97">M<text:span text:style-name="T225">e</text:span>t<text:span text:style-name="T225">h</text:span>ods:</text:p>
      <text:p text:style-name="P97"/>
      <text:p text:style-name="P94">Constru<text:span text:style-name="T223">c</text:span>tor <text:span text:style-name="T223">with</text:span> <text:span text:style-name="T223">all</text:span> <text:span text:style-name="T223">the</text:span> paramet<text:span text:style-name="T223">e</text:span>rs <text:span text:style-name="T223">being set</text:span></text:p>
      <text:p text:style-name="P97">- Item(int x, int y, int altura, int largura, Game game);</text:p>
      <text:p text:style-name="P97"/>
      <text:p text:style-name="P97">// Ret<text:span text:style-name="T226">u</text:span>rn<text:span text:style-name="T227">s</text:span> <text:span text:style-name="T226">the</text:span> <text:span text:style-name="T226">dimensions of the </text:span>image</text:p>
      <text:p text:style-name="P97">- Rectangle getBounds();</text:p>
      <text:p text:style-name="P97"/>
      <text:p text:style-name="P97">// Render <text:span text:style-name="T228">the</text:span> item <text:span text:style-name="T228">in the screen</text:span></text:p>
      <text:p text:style-name="P97">- void render(Graphics g);</text:p>
      <text:p text:style-name="P97"/>
      <text:p text:style-name="P97">Graphics g: <text:span text:style-name="T229">render </text:span>context <text:span text:style-name="T229">of the screen</text:span></text:p>
      <text:p text:style-name="P97"/>
      <text:p text:style-name="P62">Keyboard.java</text:p>
      <text:p text:style-name="P62"/>
      <text:p text:style-name="P98">Class variables:</text:p>
      <text:p text:style-name="P97"/>
      <text:p text:style-name="P97">Game game: <text:span text:style-name="T224">A reference to the Game</text:span></text:p>
      <text:p text:style-name="P97"/>
      <text:p text:style-name="P97">M<text:span text:style-name="T230">e</text:span>t<text:span text:style-name="T230">h</text:span>ods:</text:p>
      <text:p text:style-name="P97"/>
      <text:p text:style-name="P97">// Constru<text:span text:style-name="T231">c</text:span>tor </text:p>
      <text:p text:style-name="P97">- Keyboard(Game game)</text:p>
      <text:p text:style-name="P97"/>
      <text:p text:style-name="P97">// Ret<text:span text:style-name="T232">u</text:span>rn<text:span text:style-name="T227">s</text:span> <text:span text:style-name="T232">the value</text:span> <text:span text:style-name="T232">of the </text:span>press<text:span text:style-name="T232">ed key</text:span></text:p>
      <text:p text:style-name="P97">- void keyPressed(KeyEvent e)</text:p>
      <text:p text:style-name="P97"/>
      <text:p text:style-name="P97">// Ret<text:span text:style-name="T232">u</text:span>rn<text:span text:style-name="T227">s</text:span> <text:span text:style-name="T232">the value</text:span> <text:span text:style-name="T232">of the released key</text:span></text:p>
      <text:p text:style-name="P97">void keyReleased(KeyEvent e)</text:p>
      <text:p text:style-name="P97"/>
      <text:p text:style-name="P62">Mouse.java</text:p>
      <text:p text:style-name="P62"/>
      <text:p text:style-name="P99">Class variables:</text:p>
      <text:p text:style-name="P97"/>
      <text:p text:style-name="P97">int mouseX: <text:span text:style-name="T233">mouse X position</text:span></text:p>
      <text:p text:style-name="P97">int mouseY: <text:span text:style-name="T233">mouse Y position</text:span></text:p>
      <text:p text:style-name="P97"/>
      <text:p text:style-name="P97">M<text:span text:style-name="T234">e</text:span>t<text:span text:style-name="T234">h</text:span>ods:</text:p>
      <text:p text:style-name="P97"/>
      <text:p text:style-name="P97">// Ret<text:span text:style-name="T235">u</text:span>rn<text:span text:style-name="T236">s</text:span> <text:span text:style-name="T235">the value of the mouse in the X axis</text:span></text:p>
      <text:p text:style-name="P97">- static int getX();</text:p>
      <text:p text:style-name="P97"><text:soft-page-break/>// Ret<text:span text:style-name="T235">u</text:span>rn<text:span text:style-name="T236">s</text:span> <text:span text:style-name="T235">the value of the mouse in the Y axis</text:span></text:p>
      <text:p text:style-name="P97">- static int getY();</text:p>
      <text:p text:style-name="P97"/>
      <text:p text:style-name="P97">// Altera os valores de X e Y do mouse quando um clique é efetuado</text:p>
      <text:p text:style-name="P97">void mousePressed(MouseEvent e);</text:p>
      <text:p text:style-name="P97"/>
      <text:p text:style-name="P97">// <text:span text:style-name="T227">Setters</text:span></text:p>
      <text:p text:style-name="P97">- void setMouseX(int mouseX)</text:p>
      <text:p text:style-name="P97">- void setMouseY(int mouseY)</text:p>
      <text:p text:style-name="P97"/>
      <text:p text:style-name="P63">Pessoa.java</text:p>
      <text:p text:style-name="P63"/>
      <text:p text:style-name="P100">Class variables:</text:p>
      <text:p text:style-name="P63"/>
      <text:p text:style-name="P101">float x: <text:span text:style-name="T237">position related to the X axis</text:span>, <text:span text:style-name="T237">sometimes it is not </text:span>positiv<text:span text:style-name="T238">e</text:span> </text:p>
      <text:p text:style-name="P101">float y: <text:s/><text:span text:style-name="T237">position related to the Y axis</text:span>, <text:span text:style-name="T237">sometimes it is not </text:span>positiv<text:span text:style-name="T237">e</text:span></text:p>
      <text:p text:style-name="P101">int altura: <text:span text:style-name="T238">height in pixels</text:span> <text:span text:style-name="T238">of the image that represents the </text:span>pe<text:span text:style-name="T238">r</text:span>s<text:span text:style-name="T238">on</text:span></text:p>
      <text:p text:style-name="P101">int largura: <text:span text:style-name="T238">width in pixels</text:span> <text:span text:style-name="T239">of the image that represents the </text:span>pe<text:span text:style-name="T239">r</text:span>s<text:span text:style-name="T239">on</text:span></text:p>
      <text:p text:style-name="P101">boolean atirar: <text:span text:style-name="T238">state where a person can shoot</text:span></text:p>
      <text:p text:style-name="P101">boolean esquerda: <text:span text:style-name="T238">state where the person is walking to the left</text:span></text:p>
      <text:p text:style-name="P101">boolean direita: <text:span text:style-name="T240">state where the person is walking to the right</text:span></text:p>
      <text:p text:style-name="P101"/>
      <text:p text:style-name="P102">M<text:span text:style-name="T238">e</text:span>t<text:span text:style-name="T238">h</text:span>ods:</text:p>
      <text:p text:style-name="P102"/>
      <text:p text:style-name="P94">// Constru<text:span text:style-name="T223">c</text:span>tor <text:span text:style-name="T223">with</text:span> <text:span text:style-name="T223">all</text:span> <text:span text:style-name="T223">the</text:span> paramet<text:span text:style-name="T223">e</text:span>rs <text:span text:style-name="T223">being set</text:span></text:p>
      <text:p text:style-name="P102">- Pessoa(int x, int y, int altura, int largura, boolean atirar, boolean esquerda, boolean direita);</text:p>
      <text:p text:style-name="P102"/>
      <text:p text:style-name="P102">// <text:span text:style-name="T238">The person shoots</text:span></text:p>
      <text:p text:style-name="P103">- void atirar();</text:p>
      <text:p text:style-name="P103"/>
      <text:p text:style-name="P103">// Getters and Setters</text:p>
      <text:p text:style-name="P103">- boolean isEsquerda();</text:p>
      <text:p text:style-name="P103">- void setEsquerda(boolean esquerda);</text:p>
      <text:p text:style-name="P103">- boolean isDireita();</text:p>
      <text:p text:style-name="P103">- void setDireita(boolean direita);</text:p>
      <text:p text:style-name="P103">- float getX();</text:p>
      <text:p text:style-name="P103">- void setX(float x);</text:p>
      <text:p text:style-name="P103">- float getY();</text:p>
      <text:p text:style-name="P103">- void setY(float y);</text:p>
      <text:p text:style-name="P103">- int getAltura();</text:p>
      <text:p text:style-name="P103">- void setAltura(int altura);</text:p>
      <text:p text:style-name="P103">- int getLargura();</text:p>
      <text:p text:style-name="P103">- void setLargura(int largura);</text:p>
      <text:p text:style-name="P103">- boolean isAtirar();</text:p>
      <text:p text:style-name="P103">- void setAtirar(boolean atirar);</text:p>
      <text:p text:style-name="P103"/>
      <text:p text:style-name="P64"/>
      <text:p text:style-name="P64"/>
      <text:p text:style-name="P64"/>
      <text:p text:style-name="P64"/>
      <text:p text:style-name="P64">plat<text:span text:style-name="T241">a</text:span>forma.java</text:p>
      <text:p text:style-name="P64"/>
      <text:p text:style-name="P103"><text:soft-page-break/>Variaveis da classe:</text:p>
      <text:p text:style-name="P103"/>
      <text:p text:style-name="P103">int x: <text:span text:style-name="T238">X position of the platform</text:span>, <text:span text:style-name="T238">always </text:span>positiv<text:span text:style-name="T238">e</text:span></text:p>
      <text:p text:style-name="P103">int y: <text:span text:style-name="T242">Y position of the platform</text:span>, <text:span text:style-name="T238">always </text:span>positiv<text:span text:style-name="T238">e</text:span></text:p>
      <text:p text:style-name="P103">int largura: <text:span text:style-name="T243">width of the platform</text:span>,<text:span text:style-name="T238">always </text:span>positiv<text:span text:style-name="T238">e</text:span></text:p>
      <text:p text:style-name="P103"/>
      <text:p text:style-name="P103">Métodos:</text:p>
      <text:p text:style-name="P103"/>
      <text:p text:style-name="P94">// Constru<text:span text:style-name="T223">c</text:span>tor <text:span text:style-name="T223">with</text:span> <text:span text:style-name="T223">all</text:span> <text:span text:style-name="T223">the</text:span> paramet<text:span text:style-name="T223">e</text:span>rs <text:span text:style-name="T223">being set</text:span></text:p>
      <text:p text:style-name="P103">- plat<text:span text:style-name="T244">a</text:span>forma(int x, int y, int largura);</text:p>
      <text:p text:style-name="P103"/>
      <text:p text:style-name="P103">// Getters and Setters</text:p>
      <text:p text:style-name="P103">- int getX();</text:p>
      <text:p text:style-name="P103">- void setX(int x);</text:p>
      <text:p text:style-name="P103">- int getY();</text:p>
      <text:p text:style-name="P103">- void setY(int y);</text:p>
      <text:p text:style-name="P103">- int getLargura();</text:p>
      <text:p text:style-name="P103">- void setLargura(int largura);</text:p>
      <text:p text:style-name="P103"/>
      <text:p text:style-name="P103"><text:span text:style-name="T86">SpriteSheet.java</text:span> </text:p>
      <text:p text:style-name="P103"/>
      <text:p text:style-name="P104">Class variables:</text:p>
      <text:p text:style-name="P103"/>
      <text:p text:style-name="P103">BufferedImage image: <text:span text:style-name="T245">image to be drawn</text:span></text:p>
      <text:p text:style-name="P103"/>
      <text:p text:style-name="P103">M<text:span text:style-name="T245">e</text:span>t<text:span text:style-name="T245">h</text:span>ods:</text:p>
      <text:p text:style-name="P103"/>
      <text:p text:style-name="P103">// Constru<text:span text:style-name="T245">c</text:span>tor <text:span text:style-name="T245">that</text:span> set<text:span text:style-name="T245">s</text:span> <text:span text:style-name="T245">the </text:span>image</text:p>
      <text:p text:style-name="P103">- SpriteSheet(BufferedImage image);</text:p>
      <text:p text:style-name="P103"/>
      <text:p text:style-name="P103">// Ret<text:span text:style-name="T245">u</text:span>rn<text:span text:style-name="T245">s</text:span> part <text:span text:style-name="T245">of the</text:span> sprite<text:span text:style-name="T245">'s</text:span> image <text:span text:style-name="T245">to be </text:span>render<text:span text:style-name="T245">ed </text:span></text:p>
      <text:p text:style-name="P103">BufferedImage grabImage(int col, int row, int width, int height);</text:p>
      <text:p text:style-name="P103"/>
      <text:p text:style-name="P103">int col: colu<text:span text:style-name="T246">mn</text:span> <text:span text:style-name="T246">in the</text:span> spritesheet</text:p>
      <text:p text:style-name="P103">int row: <text:span text:style-name="T246">row</text:span> <text:span text:style-name="T246">in the</text:span> spritesheet</text:p>
      <text:p text:style-name="P103">int width: <text:span text:style-name="T246">width of the </text:span>image <text:span text:style-name="T246">to be cut</text:span></text:p>
      <text:p text:style-name="P103">int height: <text:span text:style-name="T246">height of the </text:span>image <text:span text:style-name="T246">to be cut</text:span></text:p>
      <text:p text:style-name="P65"/>
      <text:p text:style-name="P103"><text:span text:style-name="T122">I</text:span><text:span text:style-name="T123">nimigo.java</text:span></text:p>
      <text:p text:style-name="P65"/>
      <text:p text:style-name="P105">Class variables:</text:p>
      <text:p text:style-name="P106"/>
      <text:p text:style-name="P106">Game game: <text:span text:style-name="T247">reference to the game</text:span></text:p>
      <text:p text:style-name="P106">BufferedImage inimigo: <text:span text:style-name="T247">Enemy's image, store the loaded image from the resourses</text:span></text:p>
      <text:p text:style-name="P106">int limite: limit <text:span text:style-name="T247">to the left that the enemy can walk</text:span></text:p>
      <text:p text:style-name="P106">int limite2: limit <text:span text:style-name="T247">to the right that the enemy can walk</text:span></text:p>
      <text:p text:style-name="P106">boolean morto; <text:span text:style-name="T248">if the enemy is dead this variable is true</text:span></text:p>
      <text:p text:style-name="P106">int tipo: <text:span text:style-name="T249">the type of enemy</text:span> (<text:span text:style-name="T249">type</text:span> 1 <text:span text:style-name="T249">walks from a side to another</text:span>, t<text:span text:style-name="T249">ype</text:span> 2 <text:span text:style-name="T249">just stay in the same place</text:span>)</text:p>
      <text:p text:style-name="P106">int direcao : <text:span text:style-name="T249">which direction the enemy is walking</text:span> (<text:span text:style-name="T250">only applies if the</text:span> t<text:span text:style-name="T250">y</text:span>p<text:span text:style-name="T250">e is</text:span> 1)</text:p>
      <text:p text:style-name="P106">float xtiro: <text:span text:style-name="T251">X position of the shoot</text:span></text:p>
      <text:p text:style-name="P106">float ytiro: <text:span text:style-name="T251">Y position of the shoot</text:span></text:p>
      <text:p text:style-name="P106">Audio audio: <text:span text:style-name="T251">enemy's death sound</text:span></text:p>
      <text:p text:style-name="P106"><text:soft-page-break/></text:p>
      <text:p text:style-name="P106">M<text:span text:style-name="T252">e</text:span>t<text:span text:style-name="T252">h</text:span>ods:</text:p>
      <text:p text:style-name="P106"/>
      <text:p text:style-name="P94">// Constru<text:span text:style-name="T223">c</text:span>tor <text:span text:style-name="T223">with</text:span> <text:span text:style-name="T223">all</text:span> <text:span text:style-name="T223">the</text:span> paramet<text:span text:style-name="T223">e</text:span>rs <text:span text:style-name="T223">being set</text:span></text:p>
      <text:p text:style-name="P106">- Inimigo(int x, int y, int altura, int largura, Game game, int tipo);</text:p>
      <text:p text:style-name="P106"/>
      <text:p text:style-name="P106">// Set<text:span text:style-name="T253">s</text:span> <text:span text:style-name="T253">the enemy's death sound</text:span></text:p>
      <text:p text:style-name="P106">- void somDeMorte();</text:p>
      <text:p text:style-name="P106"/>
      <text:p text:style-name="P106">// Render <text:span text:style-name="T254">the </text:span><text:s/><text:span text:style-name="T254">enemy and</text:span> CALCULA<text:span text:style-name="T254">TES</text:span> <text:span text:style-name="T254">THE SHOOT</text:span> POSI<text:span text:style-name="T254">TION</text:span></text:p>
      <text:p text:style-name="P106">- void render(Graphics g);</text:p>
      <text:p text:style-name="P106"/>
      <text:p text:style-name="P106">// Render <text:span text:style-name="T255">the shoot</text:span> </text:p>
      <text:p text:style-name="P106">- void atirar(float x, float y);</text:p>
      <text:p text:style-name="P106"/>
      <text:p text:style-name="P106">// Ret<text:span text:style-name="T255">u</text:span>rn <text:span text:style-name="T255">the </text:span>posi<text:span text:style-name="T255">tion</text:span> <text:span text:style-name="T255">and</text:span> <text:span text:style-name="T255">size of the</text:span> <text:span text:style-name="T255">shoot</text:span></text:p>
      <text:p text:style-name="P106">- Rectangle getTiroBounds();</text:p>
      <text:p text:style-name="P106"/>
      <text:p text:style-name="P106">// Calcula<text:span text:style-name="T256">tes</text:span> <text:span text:style-name="T256">the</text:span> <text:span text:style-name="T256">enemy's </text:span>posi<text:span text:style-name="T256">tions</text:span> (IA)</text:p>
      <text:p text:style-name="P106">- void tick();</text:p>
      <text:p text:style-name="P106"/>
      <text:p text:style-name="P106">int cont3: <text:span text:style-name="T257">counter</text:span> <text:span text:style-name="T257">to the enemy's walking </text:span>algorit<text:span text:style-name="T257">h</text:span>m</text:p>
      <text:p text:style-name="P106"/>
      <text:p text:style-name="P106">// Ret<text:span text:style-name="T258">u</text:span>rn<text:span text:style-name="T258">s</text:span> <text:span text:style-name="T258">enemy's position and size</text:span></text:p>
      <text:p text:style-name="P106">- Rectangle getBounds();</text:p>
      <text:p text:style-name="P106"/>
      <text:p text:style-name="P106">// Getters and Setters</text:p>
      <text:p text:style-name="P106">- void setImage();</text:p>
      <text:p text:style-name="P106">- float getX();</text:p>
      <text:p text:style-name="P106">- void setX(float x);</text:p>
      <text:p text:style-name="P106">- float getY();</text:p>
      <text:p text:style-name="P106">- void setY(float y);</text:p>
      <text:p text:style-name="P106">- int getLimite();</text:p>
      <text:p text:style-name="P106">- void setLimite(int limite);</text:p>
      <text:p text:style-name="P106">- int getLimite2();</text:p>
      <text:p text:style-name="P106">- void setLimite2(int limite2);</text:p>
      <text:p text:style-name="P106">- int getTipo();</text:p>
      <text:p text:style-name="P106">- void setTipo(int tipo);</text:p>
      <text:p text:style-name="P106">- boolean isMorto();</text:p>
      <text:p text:style-name="P106">- void setMorto(boolean morto);</text:p>
      <text:p text:style-name="P106">- float getXtiro();</text:p>
      <text:p text:style-name="P106">- void setXtiro(float xtiro);</text:p>
      <text:p text:style-name="P106">- float getYtiro();</text:p>
      <text:p text:style-name="P106">- void setYtiro(float ytiro);</text:p>
      <text:p text:style-name="P106">- int getDirecao();</text:p>
      <text:p text:style-name="P106">- void setDirecao(int direcao);</text:p>
      <text:p text:style-name="P106"/>
      <text:p text:style-name="P106"/>
      <text:p text:style-name="P106"/>
      <text:p text:style-name="P106"/>
      <text:p text:style-name="P106"/>
      <text:p text:style-name="P106"/>
      <text:p text:style-name="P66"><text:soft-page-break/>Player.java</text:p>
      <text:p text:style-name="P66"/>
      <text:p text:style-name="P107">Class variables:</text:p>
      <text:p text:style-name="P107"/>
      <text:p text:style-name="P108">plataforma[] plat: ve<text:span text:style-name="T259">c</text:span>tor <text:span text:style-name="T259">with all the platforms of the level</text:span></text:p>
      <text:p text:style-name="P108">boolean plataforma: <text:span text:style-name="T260">if the player is over the platform it gets true</text:span></text:p>
      <text:p text:style-name="P108">boolean chao: <text:s/><text:span text:style-name="T260">if the player is over the ground it gets true</text:span></text:p>
      <text:p text:style-name="P108">boolean saltar: <text:span text:style-name="T260">if the player is in a jump it gets true</text:span></text:p>
      <text:p text:style-name="P108">int posicao: posi<text:span text:style-name="T261">tion of the</text:span> image <text:span text:style-name="T261">in the</text:span> spritesheet</text:p>
      <text:p text:style-name="P108">Game game: referenc<text:span text:style-name="T262">e</text:span> <text:span text:style-name="T262">to the game</text:span></text:p>
      <text:p text:style-name="P108">float xtiro: <text:span text:style-name="T262">player's shoots position in the X axis</text:span></text:p>
      <text:p text:style-name="P108">float ytiro: <text:span text:style-name="T262">player's shoots position in the Y axis</text:span></text:p>
      <text:p text:style-name="P108">boolean permiteTiro: <text:span text:style-name="T263">it is true when the player can shoot</text:span> (<text:span text:style-name="T263">once by level</text:span>)</text:p>
      <text:p text:style-name="P108">int i: <text:span text:style-name="T263">it is never used</text:span></text:p>
      <text:p text:style-name="P108">BufferedImage player: <text:span text:style-name="T263">player's loaded image</text:span></text:p>
      <text:p text:style-name="P108">int direcao: dire<text:span text:style-name="T263">ction</text:span> <text:span text:style-name="T263">that the player is moving</text:span> (0 &gt; <text:span text:style-name="T263">stoped</text:span>, 1 &gt; <text:span text:style-name="T263">left</text:span>, 2 &gt;<text:span text:style-name="T263">right</text:span> )</text:p>
      <text:p text:style-name="P108">boolean morreu: <text:span text:style-name="T264">it gets true when the player dies</text:span></text:p>
      <text:p text:style-name="P108">Audio audio: <text:span text:style-name="T264">store the player's death sound</text:span></text:p>
      <text:p text:style-name="P106"/>
      <text:p text:style-name="P108">M<text:span text:style-name="T265">e</text:span>t<text:span text:style-name="T265">h</text:span>ods:</text:p>
      <text:p text:style-name="P108"/>
      <text:p text:style-name="P94">// Constru<text:span text:style-name="T223">c</text:span>tor <text:span text:style-name="T223">with</text:span> <text:span text:style-name="T223">all</text:span> <text:span text:style-name="T223">the</text:span> paramet<text:span text:style-name="T223">e</text:span>rs <text:span text:style-name="T223">being set</text:span></text:p>
      <text:p text:style-name="P108">- Player(int x, int y, int altura, int largura, Game game);</text:p>
      <text:p text:style-name="P108"/>
      <text:p text:style-name="P108">// <text:span text:style-name="T266">Update the player's position, and</text:span> verif<text:span text:style-name="T266">y if he is over a platform or over the ground</text:span>, <text:span text:style-name="T266">jump when it is possible</text:span></text:p>
      <text:p text:style-name="P108">- void tick();</text:p>
      <text:p text:style-name="P108"/>
      <text:p text:style-name="P108">// <text:span text:style-name="T267">Render the player, verifies if shoot is available e calculates the shoot's position</text:span></text:p>
      <text:p text:style-name="P108">- void render(Graphics g);</text:p>
      <text:p text:style-name="P108"/>
      <text:p text:style-name="P106">// Ret<text:span text:style-name="T268">u</text:span>rn<text:span text:style-name="T268">s</text:span> <text:span text:style-name="T268">the player's position and size</text:span></text:p>
      <text:p text:style-name="P109">- Rectangle getBounds();</text:p>
      <text:p text:style-name="P109"/>
      <text:p text:style-name="P106">// Ret<text:span text:style-name="T268">u</text:span>rn<text:span text:style-name="T268">s</text:span> <text:s/><text:span text:style-name="T268">the bullet's position and size</text:span></text:p>
      <text:p text:style-name="P109">- Rectangle getTiroBounds();</text:p>
      <text:p text:style-name="P109"/>
      <text:p text:style-name="P109">//<text:span text:style-name="T269">It</text:span> <text:span text:style-name="T269">plays the shoot's sound</text:span></text:p>
      <text:p text:style-name="P109">- void somDeTiro();</text:p>
      <text:p text:style-name="P109"/>
      <text:p text:style-name="P109">// Render <text:span text:style-name="T270">the</text:span> <text:span text:style-name="T270">bullet</text:span></text:p>
      <text:p text:style-name="P109">- void atirar(float x, float y);</text:p>
      <text:p text:style-name="P109"/>
      <text:p text:style-name="P109">// Getters and Setters</text:p>
      <text:p text:style-name="P109">- boolean getSaltar();</text:p>
      <text:p text:style-name="P109">- void setSaltar(boolean saltar);</text:p>
      <text:p text:style-name="P109">- plataforma[] getPlat();</text:p>
      <text:p text:style-name="P109">- boolean isplataforma();</text:p>
      <text:p text:style-name="P109">- void setplataforma(boolean plataforma);</text:p>
      <text:p text:style-name="P109">- void setPlat(plataforma plat[]);</text:p>
      <text:p text:style-name="P109">- int getAltura();</text:p>
      <text:p text:style-name="P109">- void setAltura(int altura);</text:p>
      <text:p text:style-name="P109"><text:soft-page-break/>- int getLargura();</text:p>
      <text:p text:style-name="P109">- void setLargura(int largura);</text:p>
      <text:p text:style-name="P109">- Game getGame();</text:p>
      <text:p text:style-name="P109">- <text:span text:style-name="T271">void setGame(Game game);</text:span></text:p>
      <text:p text:style-name="P109">- <text:span text:style-name="T271">float getXtiro();</text:span></text:p>
      <text:p text:style-name="P109">- <text:span text:style-name="T271">void setXtiro(float xtiro);</text:span></text:p>
      <text:p text:style-name="P109">- <text:span text:style-name="T271">float getYtiro();</text:span></text:p>
      <text:p text:style-name="P109">- <text:span text:style-name="T271">void setYtiro(float ytiro);</text:span></text:p>
      <text:p text:style-name="P110">- boolean isPermiteTiro();</text:p>
      <text:p text:style-name="P110">- void setPermiteTiro(boolean permiteTiro);</text:p>
      <text:p text:style-name="P110">- int getDirecao();</text:p>
      <text:p text:style-name="P110">- void setDirecao(int direcao);</text:p>
      <text:p text:style-name="P110">- boolean isMorreu();</text:p>
      <text:p text:style-name="P110">- void setMorreu(boolean morreu);</text:p>
      <text:p text:style-name="P110"/>
      <text:p text:style-name="P67">Game.java</text:p>
      <text:p text:style-name="P67"/>
      <text:p text:style-name="P126"><text:span text:style-name="T272">Class variables</text:span>:</text:p>
      <text:p text:style-name="P126"/>
      <text:p text:style-name="P126">static final int WIDTH: constant width of the screen</text:p>
      <text:p text:style-name="P126">static final int HEIGHT: constant height of the screen </text:p>
      <text:p text:style-name="P126">static final int SCALE: scale to screen resolution</text:p>
      <text:p text:style-name="P126">final String TITLE: constant fot the title of the game</text:p>
      <text:p text:style-name="P126">float gravidade: value for the gravity</text:p>
      <text:p text:style-name="P126">float velocidade: speed of the player in the formula of gravity (the axis y)</text:p>
      <text:p text:style-name="P126">boolean running: game state, true if they run</text:p>
      <text:p text:style-name="P126">Thread thread: thread for the game</text:p>
      <text:p text:style-name="P126">BufferedImage image: scene<text:span text:style-name="T273">'s </text:span>image</text:p>
      <text:p text:style-name="P126">BufferedImage imageitem: item<text:span text:style-name="T273">'s</text:span> image</text:p>
      <text:p text:style-name="P126">BufferedImage spriteSheet: player<text:span text:style-name="T273">'s</text:span> image</text:p>
      <text:p text:style-name="P126">BufferedImage inimigoImage: type 1 enem<text:span text:style-name="T273">y's</text:span> image</text:p>
      <text:p text:style-name="P126">BufferedImage inimigoImage2: type 2 enem<text:span text:style-name="T273">y's</text:span> image</text:p>
      <text:p text:style-name="P126">BufferedImage menu: menu image</text:p>
      <text:p text:style-name="P126">BufferedImage tiro: shot image</text:p>
      <text:p text:style-name="P126">BufferedImage intro1: introduction image 1</text:p>
      <text:p text:style-name="P126">BufferedImage intro2: introduction image 2</text:p>
      <text:p text:style-name="P126">BufferedImage intro3: introduction image 3</text:p>
      <text:p text:style-name="P126">BufferedImage intro[] = images of introduction array</text:p>
      <text:p text:style-name="P126">BufferedImage setaEsquerda: Left signalization image</text:p>
      <text:p text:style-name="P126">BufferedImage setaDireita: Right signalization image</text:p>
      <text:p text:style-name="P126">BufferedImage raquel: lady’s image</text:p>
      <text:p text:style-name="P126">BufferedImage fim: ending game image</text:p>
      <text:p text:style-name="P126">int introducao: couting for the introduction animation</text:p>
      <text:p text:style-name="P126">Player p: player</text:p>
      <text:p text:style-name="P126">plataforma chao: platform that occupies the position of the ground</text:p>
      <text:p text:style-name="P126">plataforma plat: platform of the game</text:p>
      <text:p text:style-name="P126">plataforma plat2: platform of the game</text:p>
      <text:p text:style-name="P126">plataforma plat3: platform of the game</text:p>
      <text:p text:style-name="P126">plataforma plat4: platform of the game</text:p>
      <text:p text:style-name="P126">plataforma plat5: platform of the game</text:p>
      <text:p text:style-name="P126">plataforma plat6: platform of the game</text:p>
      <text:p text:style-name="P126">plataforma plat7: platform of the game</text:p>
      <text:p text:style-name="P126"><text:soft-page-break/>plataforma plat8: platform of the game</text:p>
      <text:p text:style-name="P126">plataforma plat9: platform of the game</text:p>
      <text:p text:style-name="P126">plataforma plat10: platform of the game</text:p>
      <text:p text:style-name="P126">plataforma[] plats: array of platforms of the game</text:p>
      <text:p text:style-name="P126">Inimigo inimigo1: an enemy of the game</text:p>
      <text:p text:style-name="P126">Inimigo inimigo2: an enemy of the game </text:p>
      <text:p text:style-name="P126">Inimigo inimigo3: an enemy of the game </text:p>
      <text:p text:style-name="P126">Inimigo inimigo4: an enemy of the game</text:p>
      <text:p text:style-name="P126">Inimigo inimigo5: an enemy of the game </text:p>
      <text:p text:style-name="P126">Inimigo inimigo6: an enemy of the game</text:p>
      <text:p text:style-name="P126">Inimigo inimigo[]: enemies array</text:p>
      <text:p text:style-name="P126">Item item1: game item</text:p>
      <text:p text:style-name="P126">Item item2: game item</text:p>
      <text:p text:style-name="P126">Item item3: game item</text:p>
      <text:p text:style-name="P126">Item[] item: itens array</text:p>
      <text:p text:style-name="P126">boolean renderizaitem[] : array that lets you render items</text:p>
      <text:p text:style-name="P126">Audio audio: audio for the music</text:p>
      <text:p text:style-name="P126">int faseAtual: counting for the actual stage, positive maximum 4</text:p>
      <text:p text:style-name="P126">int faseAntiga: counting for the last stage , positive maximum 3</text:p>
      <text:p text:style-name="P126">BufferedImageLoader loader: to load the images</text:p>
      <text:p text:style-name="P126">int o: never used</text:p>
      <text:p text:style-name="P126"/>
      <text:p text:style-name="P126">M<text:span text:style-name="T274">e</text:span>t<text:span text:style-name="T274">h</text:span>ods:</text:p>
      <text:p text:style-name="P126"/>
      <text:p text:style-name="P126">// load the sound of the game</text:p>
      <text:p text:style-name="P126">- void somDeFundo();</text:p>
      <text:p text:style-name="P126"/>
      <text:p text:style-name="P126">//Initializes the game (Loads the images of the game, the enemies defines defines the platforms and instantiates the keyboard and mouse)</text:p>
      <text:p text:style-name="P126">- void init();</text:p>
      <text:p text:style-name="P126"/>
      <text:p text:style-name="P126">// starts the thread of the game</text:p>
      <text:p text:style-name="P126">- synchronized void start();</text:p>
      <text:p text:style-name="P126"/>
      <text:p text:style-name="P126">// stop the thread of the game</text:p>
      <text:p text:style-name="P126">- synchronized void stop();</text:p>
      <text:p text:style-name="P126"/>
      <text:p text:style-name="P126">// Do the infinite loop, where the game runs</text:p>
      <text:p text:style-name="P126">- void run();</text:p>
      <text:p text:style-name="P126"/>
      <text:p text:style-name="P126">long lastTime: last time since the update</text:p>
      <text:p text:style-name="P126">final double amountOfTickets: Maximum number of frames</text:p>
      <text:p text:style-name="P126">double ns: time between frames</text:p>
      <text:p text:style-name="P126">double delta: accumulated time between the last frame and the current time</text:p>
      <text:p text:style-name="P126">int updates: The counter of updates between one frame and another</text:p>
      <text:p text:style-name="P126">int frames: Counter of frames</text:p>
      <text:p text:style-name="P126">long timer: Current time</text:p>
      <text:p text:style-name="P126">long now: Current time in loop of the game</text:p>
      <text:p text:style-name="P126"/>
      <text:p text:style-name="P126"/>
      <text:p text:style-name="P126"/>
      <text:p text:style-name="P126">// Updates scenery, checks collisions in the game, updates position and amount of enemies, <text:soft-page-break/>upgrades position and number of platforms to suit each stage, and determines if the player went from stage.</text:p>
      <text:p text:style-name="P126"/>
      <text:p text:style-name="P126">void tick();</text:p>
      <text:p text:style-name="P126"/>
      <text:p text:style-name="P126">// Renders all graphics elements in the game</text:p>
      <text:p text:style-name="P126">- void render();</text:p>
      <text:p text:style-name="P126"/>
      <text:p text:style-name="P126">// Calculate and apply the player gravity</text:p>
      <text:p text:style-name="P126">- void aplicarGravidade(Player player);</text:p>
      <text:p text:style-name="P126"/>
      <text:p text:style-name="P126">// Checks collision between player and enemies</text:p>
      <text:p text:style-name="P126">- boolean colisao(Player a, Inimigo[] b);</text:p>
      <text:p text:style-name="P126"/>
      <text:p text:style-name="P126">// Checks collision between player and itens</text:p>
      <text:p text:style-name="P126">- boolean colisaoItem(Player a, Item[] b);</text:p>
      <text:p text:style-name="P126"/>
      <text:p text:style-name="P126">// Checks collision between the player shot and enemies</text:p>
      <text:p text:style-name="P126">- int colisaoTiro(Player a, Inimigo[] b);</text:p>
      <text:p text:style-name="P126"/>
      <text:p text:style-name="P126">// Checks collision between the player and the enemies shots</text:p>
      <text:p text:style-name="P126">boolean colisaoTiroPlayer(Player a, Inimigo[] b);</text:p>
      <text:p text:style-name="P126"/>
      <text:p text:style-name="P126">// Activates the corresponding actions when a certain key is pressed</text:p>
      <text:p text:style-name="P126">- void keyPressed(KeyEvent e);</text:p>
      <text:p text:style-name="P126"/>
      <text:p text:style-name="P126">// Disables the corresponding actions when a certain key is released</text:p>
      <text:p text:style-name="P126">- void keyReleased(KeyEvent e);</text:p>
      <text:p text:style-name="P126"/>
      <text:p text:style-name="P126">// Start of the game</text:p>
      <text:p text:style-name="P126">- void main(String[] args);</text:p>
      <text:p text:style-name="P126"/>
      <text:p text:style-name="P126">Game game: all the game</text:p>
      <text:p text:style-name="P126">JFrame frame: frame where the game appears</text:p>
      <text:p text:style-name="P126"/>
      <text:p text:style-name="P126">// Getters and Setters</text:p>
      <text:p text:style-name="P126">- BufferedImage getSpriteSheet();</text:p>
      <text:p text:style-name="P126">- BufferedImage getInimigoImage();</text:p>
      <text:p text:style-name="P126">- BufferedImage getInimigoImage2();</text:p>
      <text:p text:style-name="P126">- void setInimigoImage(BufferedImage inimigoImage);</text:p>
      <text:p text:style-name="P126">- float getVelocidade();</text:p>
      <text:p text:style-name="P126">- void setVelocidade(float velocidade);</text:p>
      <text:p text:style-name="P126">- BufferedImage getImageitem();</text:p>
      <text:p text:style-name="P126">- void setImageitem(BufferedImage imageitem);</text:p>
      <text:p text:style-name="P126">- BufferedImage getTiroImage();</text:p>
      <text:p text:style-name="P111"/>
      <text:p text:style-name="P111"/>
      <text:p text:style-name="P111"/>
      <text:p text:style-name="P111"/>
      <text:p text:style-name="P103"/>
      <text:p text:style-name="P102"/>
      <text:p text:style-name="P28"><text:span text:style-name="T1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imesNewRomanPSMT1" svg:font-family="TimesNewRomanPSMT"/>
    <style:font-face style:name="Times-Roman" svg:font-family="Times-Roman" style:font-family-generic="roman"/>
    <style:font-face style:name="TimesNewRomanPSMT" svg:font-family="TimesNewRomanPSMT" style:font-family-generic="roman"/>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_20_Spacing" style:display-name="No Spacing" style:family="paragraph" style:default-outline-level="">
      <style:paragraph-properties fo:margin-top="0in" fo:margin-bottom="0in" style: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kd" style:family="text" style:parent-style-name="Default_20_Paragraph_20_Font"/>
    <style:style style:name="kt" style:family="text" style:parent-style-name="Default_20_Paragraph_20_Font"/>
    <style:style style:name="nf" style:family="text" style:parent-style-name="Default_20_Paragraph_20_Font"/>
    <style:style style:name="o" style:family="text" style:parent-style-name="Default_20_Paragraph_20_Font"/>
    <style:style style:name="n"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4T22:39:56.568924000</meta:creation-date>
    <dc:date>2014-04-14T23:40:32.576015000</dc:date>
    <meta:editing-duration>PT48M39S</meta:editing-duration>
    <meta:editing-cycles>8</meta:editing-cycles>
    <meta:generator>LibreOffice/4.2.2.1$MacOSX_X86_64 LibreOffice_project/3be8cda0bddd8e430d8cda1ebfd581265cca5a0f</meta:generator>
    <meta:document-statistic meta:table-count="0" meta:image-count="0" meta:object-count="0" meta:page-count="54" meta:paragraph-count="1134" meta:word-count="10834" meta:character-count="77611" meta:non-whitespace-character-count="67205"/>
  </office:meta>
</office:document-meta>
</file>